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Times New Roman" svg:font-family="'Times New Roman'"/>
    <style:font-face style:name="apple-system" svg:font-family="apple-system, BlinkMacSystemFont, 'Segoe U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75964"/>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b19c8"/>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2182cb"/>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754734" style:font-size-asian="14pt" style:font-size-complex="14pt"/>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605241" officeooo:paragraph-rsid="00812eaf" style:font-size-asian="14pt" style:font-size-complex="14pt"/>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537beb" officeooo:paragraph-rsid="00812eaf" fo:background-color="transparent" style:font-size-asian="12.25pt" style:font-weight-asian="normal" style:font-size-complex="14pt" style:font-weight-complex="normal"/>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5ce6a6" officeooo:paragraph-rsid="00812eaf" fo:background-color="transparent" style:font-size-asian="12.25pt" style:font-weight-asian="normal" style:font-size-complex="14pt" style:font-weight-complex="normal"/>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5d6404" officeooo:paragraph-rsid="00812eaf" fo:background-color="transparent" style:font-size-asian="12.25pt" style:font-weight-asian="normal" style:font-size-complex="14pt" style:font-weight-complex="normal"/>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813649" officeooo:paragraph-rsid="00813649" fo:background-color="transparent" style:font-size-asian="14pt" style:font-style-asian="italic" style:font-weight-asian="normal" style:font-size-complex="14pt" style:font-style-complex="italic" style:font-weight-complex="normal"/>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7cc099" officeooo:paragraph-rsid="00812eaf" fo:background-color="transparent"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style="italic" fo:font-weight="normal" officeooo:rsid="005ce6a6" officeooo:paragraph-rsid="00812eaf" fo:background-color="transparent" style:font-size-asian="12.25pt" style:font-style-asian="italic" style:font-weight-asian="normal" style:font-size-complex="14pt" style:font-style-complex="italic" style:font-weight-complex="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weight="normal" officeooo:rsid="005aea21" officeooo:paragraph-rsid="00812eaf" fo:background-color="transparent" style:font-size-asian="12.25pt" style:font-weight-asian="normal" style:font-size-complex="14pt" style:font-weight-complex="normal"/>
    </style:style>
    <style:style style:name="P13" style:family="paragraph" style:parent-style-name="Text_20_body">
      <style:paragraph-properties fo:margin-left="0cm" fo:margin-right="0cm" fo:text-align="start" style:justify-single-word="false" fo:orphans="2" fo:widows="2" fo:text-indent="0cm" style:auto-text-indent="false"/>
      <style:text-properties fo:color="#000000" officeooo:rsid="005f2e06" officeooo:paragraph-rsid="00812eaf"/>
    </style:style>
    <style:style style:name="P1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175964" style:font-size-asian="14pt" style:font-style-asian="normal" style:font-weight-asian="bold" style:font-size-complex="14pt" style:font-style-complex="normal" style:font-weight-complex="bold"/>
    </style:style>
    <style:style style:name="P1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eb0e4" officeooo:paragraph-rsid="0069404b" style:font-size-asian="14pt" style:font-style-asian="normal" style:font-weight-asian="normal" style:font-size-complex="14pt" style:font-style-complex="normal" style:font-weight-complex="normal"/>
    </style:style>
    <style:style style:name="P1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db5b" officeooo:paragraph-rsid="0069404b"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bc0bf" officeooo:paragraph-rsid="00699069" style:font-size-asian="14pt" style:font-style-asian="normal" style:font-weight-asian="normal" style:font-size-complex="14pt" style:font-style-complex="normal" style:font-weight-complex="normal"/>
    </style:style>
    <style:style style:name="P1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bc0bf" officeooo:paragraph-rsid="0069fde1"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officeooo:paragraph-rsid="00699069"/>
    </style:style>
    <style:style style:name="P20" style:family="paragraph" style:parent-style-name="Standard">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2c02" officeooo:paragraph-rsid="0069404b" style:font-size-asian="14pt" style:font-style-asian="normal" style:font-weight-asian="normal" style:font-size-complex="14pt" style:font-style-complex="normal" style:font-weight-complex="normal"/>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000000" officeooo:paragraph-rsid="00812eaf"/>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5f2e06" officeooo:paragraph-rsid="00812eaf" style:font-size-asian="14pt" style:font-size-complex="14pt"/>
    </style:style>
    <style:style style:name="P2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2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47888" officeooo:paragraph-rsid="00247888"/>
    </style:style>
    <style:style style:name="P2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2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2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836c7" officeooo:paragraph-rsid="002836c7"/>
    </style:style>
    <style:style style:name="P2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2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3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b57de"/>
    </style:style>
    <style:style style:name="P3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3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c302b" officeooo:paragraph-rsid="002c302b"/>
    </style:style>
    <style:style style:name="P3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d3c4c" officeooo:paragraph-rsid="002dc936"/>
    </style:style>
    <style:style style:name="P3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3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3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fd2d"/>
    </style:style>
    <style:style style:name="P3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3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3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3ad00" officeooo:paragraph-rsid="0033ad00"/>
    </style:style>
    <style:style style:name="P4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4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4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4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4d0c"/>
    </style:style>
    <style:style style:name="P4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4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7554a" officeooo:paragraph-rsid="0037554a"/>
    </style:style>
    <style:style style:name="P47"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b9f11" officeooo:paragraph-rsid="003b9f11" style:font-weight-asian="normal" style:font-weight-complex="normal"/>
    </style:style>
    <style:style style:name="P48"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e4047" officeooo:paragraph-rsid="003e4047" style:font-style-asian="normal" style:font-weight-asian="normal" style:font-style-complex="normal" style:font-weight-complex="normal"/>
    </style:style>
    <style:style style:name="P49"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f2860" officeooo:paragraph-rsid="003f2860" style:font-style-asian="normal" style:font-weight-asian="normal" style:font-style-complex="normal" style:font-weight-complex="normal"/>
    </style:style>
    <style:style style:name="P50"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4397" officeooo:paragraph-rsid="00414397" style:font-style-asian="normal" style:font-weight-asian="normal" style:font-style-complex="normal" style:font-weight-complex="normal"/>
    </style:style>
    <style:style style:name="P51"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605a" officeooo:paragraph-rsid="0041605a" style:font-style-asian="normal" style:font-weight-asian="normal" style:font-style-complex="normal" style:font-weight-complex="normal"/>
    </style:style>
    <style:style style:name="P52"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605a" officeooo:paragraph-rsid="0048a1c9" style:font-style-asian="normal" style:font-weight-asian="normal" style:font-style-complex="normal" style:font-weight-complex="normal"/>
    </style:style>
    <style:style style:name="P53"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6179" officeooo:paragraph-rsid="00416179" style:font-style-asian="normal" style:font-weight-asian="normal" style:font-style-complex="normal" style:font-weight-complex="normal"/>
    </style:style>
    <style:style style:name="P54"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7d4d" officeooo:paragraph-rsid="004d7d4d" style:font-style-asian="normal" style:font-weight-asian="normal" style:font-style-complex="normal" style:font-weight-complex="normal"/>
    </style:style>
    <style:style style:name="P55"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2f969" style:font-style-asian="normal" style:font-weight-asian="normal" style:font-style-complex="normal" style:font-weight-complex="normal"/>
    </style:style>
    <style:style style:name="P56"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9404b" officeooo:paragraph-rsid="0069404b" style:font-style-asian="normal" style:font-style-complex="normal"/>
    </style:style>
    <style:style style:name="P57"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2f969" style:font-size-asian="14pt" style:font-style-asian="normal" style:font-weight-asian="normal" style:font-size-complex="14pt" style:font-style-complex="normal" style:font-weight-complex="normal"/>
    </style:style>
    <style:style style:name="P58"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3d6db" officeooo:paragraph-rsid="0063d6db" style:font-size-asian="14pt" style:font-style-asian="normal" style:font-weight-asian="normal" style:font-size-complex="14pt" style:font-style-complex="normal" style:font-weight-complex="normal"/>
    </style:style>
    <style:style style:name="P59"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54da5" officeooo:paragraph-rsid="00654da5" style:font-size-asian="14pt" style:font-style-asian="normal" style:font-weight-asian="normal" style:font-size-complex="14pt" style:font-style-complex="normal" style:font-weight-complex="normal"/>
    </style:style>
    <style:style style:name="P60"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8409f" officeooo:paragraph-rsid="0068409f" style:font-size-asian="14pt" style:font-style-asian="normal" style:font-weight-asian="normal" style:font-size-complex="14pt" style:font-style-complex="normal" style:font-weight-complex="normal"/>
    </style:style>
    <style:style style:name="P61"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e8cf1" officeooo:paragraph-rsid="006e8cf1" style:font-size-asian="14pt" style:font-style-asian="normal" style:font-weight-asian="normal" style:font-size-complex="14pt" style:font-style-complex="normal" style:font-weight-complex="normal"/>
    </style:style>
    <style:style style:name="P62"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italic" fo:font-weight="normal" officeooo:rsid="003cb4f2" officeooo:paragraph-rsid="003cb4f2" style:font-style-asian="italic" style:font-weight-asian="normal" style:font-style-complex="italic" style:font-weight-complex="normal"/>
    </style:style>
    <style:style style:name="P63" style:family="paragraph" style:parent-style-name="Text_20_body">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36b1f" officeooo:paragraph-rsid="00836b1f" fo:background-color="transparent" style:font-size-asian="14pt" style:font-style-asian="italic" style:font-weight-asian="normal" style:font-size-complex="14pt" style:font-style-complex="italic" style:font-weight-complex="normal"/>
    </style:style>
    <style:style style:name="P64" style:family="paragraph" style:parent-style-name="Text_20_body">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13649" officeooo:paragraph-rsid="00813649" fo:background-color="transparent" style:font-size-asian="14pt" style:font-style-asian="normal" style:font-weight-asian="normal" style:font-size-complex="14pt" style:font-style-complex="normal" style:font-weight-complex="normal"/>
    </style:style>
    <style:style style:name="P65" style:family="paragraph" style:parent-style-name="Text_20_body">
      <style:paragraph-properties fo:text-align="start" style:justify-single-word="false" fo:orphans="2" fo:widows="2"/>
      <style:text-properties fo:font-variant="normal" fo:text-transform="none" fo:color="#111111" style:font-name="Times New Roman" fo:font-size="14pt" fo:letter-spacing="normal" fo:font-style="normal" fo:font-weight="normal" officeooo:paragraph-rsid="0051bfdd"/>
    </style:style>
    <style:style style:name="P66" style:family="paragraph" style:parent-style-name="Text_20_body">
      <style:paragraph-properties fo:text-align="start" style:justify-single-word="false" fo:orphans="2" fo:widows="2"/>
      <style:text-properties fo:font-variant="normal" fo:text-transform="none" fo:color="#ce181e" style:font-name="Times New Roman" fo:font-size="14pt" fo:letter-spacing="normal" fo:font-style="normal" fo:font-weight="normal" officeooo:rsid="004efdd2" officeooo:paragraph-rsid="004efdd2" style:font-style-asian="normal" style:font-weight-asian="normal" style:font-style-complex="normal" style:font-weight-complex="normal"/>
    </style:style>
    <style:style style:name="P67" style:family="paragraph" style:parent-style-name="Text_20_body">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417f9" officeooo:paragraph-rsid="008417f9" fo:background-color="transparent" style:font-size-asian="12.25pt" style:font-style-asian="normal" style:font-weight-asian="normal" style:font-size-complex="14pt" style:font-style-complex="normal" style:font-weight-complex="normal"/>
    </style:style>
    <style:style style:name="P68" style:family="paragraph" style:parent-style-name="Text_20_body">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569a8" officeooo:paragraph-rsid="008569a8" fo:background-color="transparent" style:font-size-asian="12.25pt" style:font-style-asian="normal" style:font-weight-asian="normal" style:font-size-complex="14pt" style:font-style-complex="normal" style:font-weight-complex="normal"/>
    </style:style>
    <style:style style:name="P69" style:family="paragraph" style:parent-style-name="Text_20_body">
      <style:paragraph-properties fo:orphans="2" fo:widows="2"/>
      <style:text-properties officeooo:paragraph-rsid="001b19c8"/>
    </style:style>
    <style:style style:name="P70" style:family="paragraph" style:parent-style-name="Text_20_body">
      <style:paragraph-properties fo:orphans="2" fo:widows="2"/>
      <style:text-properties officeooo:paragraph-rsid="001b74a5"/>
    </style:style>
    <style:style style:name="P71" style:family="paragraph" style:parent-style-name="Text_20_body">
      <style:paragraph-properties fo:orphans="2" fo:widows="2"/>
      <style:text-properties fo:color="#000000" officeooo:rsid="001c2c39" officeooo:paragraph-rsid="001d657d"/>
    </style:style>
    <style:style style:name="P72" style:family="paragraph" style:parent-style-name="Text_20_body">
      <style:paragraph-properties fo:orphans="2" fo:widows="2"/>
      <style:text-properties fo:color="#000000" officeooo:rsid="001d657d" officeooo:paragraph-rsid="001d657d"/>
    </style:style>
    <style:style style:name="P73" style:family="paragraph" style:parent-style-name="Text_20_body">
      <style:paragraph-properties fo:orphans="2" fo:widows="2"/>
      <style:text-properties fo:color="#000000" officeooo:rsid="002182cb" officeooo:paragraph-rsid="002182cb"/>
    </style:style>
    <style:style style:name="P74" style:family="paragraph" style:parent-style-name="Text_20_body">
      <style:paragraph-properties fo:text-align="start" style:justify-single-word="false" fo:orphans="2" fo:widows="2"/>
      <style:text-properties fo:color="#000000" fo:font-weight="normal" officeooo:rsid="0063d6db" officeooo:paragraph-rsid="0063d6db" style:font-weight-asian="normal" style:font-weight-complex="normal"/>
    </style:style>
    <style:style style:name="P75" style:family="paragraph" style:parent-style-name="Text_20_body">
      <style:paragraph-properties fo:text-align="start" style:justify-single-word="false" fo:orphans="2" fo:widows="2"/>
      <style:text-properties fo:color="#000000" fo:font-size="14pt" fo:font-weight="normal" officeooo:paragraph-rsid="006e8cf1" style:font-size-asian="14pt" style:font-size-complex="14pt"/>
    </style:style>
    <style:style style:name="P76" style:family="paragraph" style:parent-style-name="Text_20_body">
      <style:paragraph-properties fo:text-align="start" style:justify-single-word="false" fo:orphans="2" fo:widows="2"/>
      <style:text-properties fo:color="#000000" fo:font-size="14pt" fo:font-weight="normal" officeooo:rsid="00705f83" officeooo:paragraph-rsid="00705f83" style:font-size-asian="14pt" style:font-size-complex="14pt"/>
    </style:style>
    <style:style style:name="P77" style:family="paragraph" style:parent-style-name="Text_20_body">
      <style:paragraph-properties fo:text-align="start" style:justify-single-word="false" fo:orphans="2" fo:widows="2"/>
      <style:text-properties fo:color="#000000" fo:font-size="14pt" fo:font-weight="normal" officeooo:rsid="00720cc4" officeooo:paragraph-rsid="0073cb72" style:font-size-asian="14pt" style:font-size-complex="14pt"/>
    </style:style>
    <style:style style:name="P78" style:family="paragraph" style:parent-style-name="Text_20_body">
      <style:paragraph-properties fo:orphans="2" fo:widows="2"/>
      <style:text-properties officeooo:rsid="001b74a5" officeooo:paragraph-rsid="001b74a5"/>
    </style:style>
    <style:style style:name="P79" style:family="paragraph" style:parent-style-name="Text_20_body">
      <style:paragraph-properties fo:orphans="2" fo:widows="2"/>
      <style:text-properties officeooo:rsid="001bc0b2" officeooo:paragraph-rsid="001bc0b2"/>
    </style:style>
    <style:style style:name="P80" style:family="paragraph" style:parent-style-name="Text_20_body">
      <style:paragraph-properties fo:text-align="start" style:justify-single-word="false" fo:orphans="2" fo:widows="2"/>
      <style:text-properties officeooo:paragraph-rsid="006ae0f2"/>
    </style:style>
    <style:style style:name="P81" style:family="paragraph" style:parent-style-name="Text_20_body">
      <style:paragraph-properties fo:text-align="start" style:justify-single-word="false" fo:orphans="2" fo:widows="2"/>
      <style:text-properties officeooo:rsid="003fbb3f" officeooo:paragraph-rsid="003fbb3f"/>
    </style:style>
    <style:style style:name="P82" style:family="paragraph" style:parent-style-name="Text_20_body">
      <style:paragraph-properties fo:text-align="start" style:justify-single-word="false" fo:orphans="2" fo:widows="2"/>
      <style:text-properties officeooo:rsid="00414397" officeooo:paragraph-rsid="00414397"/>
    </style:style>
    <style:style style:name="P83" style:family="paragraph" style:parent-style-name="Standard">
      <style:text-properties style:font-name="Liberation Serif" fo:font-size="14pt" fo:font-weight="bold" officeooo:paragraph-rsid="00175964" style:font-size-asian="14pt" style:font-weight-asian="bold" style:font-size-complex="14pt" style:font-weight-complex="bold"/>
    </style:style>
    <style:style style:name="P84" style:family="paragraph" style:parent-style-name="Standard">
      <style:text-properties style:font-name="Liberation Serif" fo:font-size="14pt" fo:font-style="italic" fo:font-weight="normal" officeooo:rsid="004a042d" officeooo:paragraph-rsid="00754734" style:font-size-asian="14pt" style:font-style-asian="italic" style:font-weight-asian="normal" style:font-size-complex="14pt" style:font-style-complex="italic" style:font-weight-complex="normal"/>
    </style:style>
    <style:style style:name="P85" style:family="paragraph" style:parent-style-name="Standard">
      <style:text-properties style:font-name="Liberation Serif" fo:font-size="14pt" fo:font-style="italic" officeooo:rsid="004cb0b6" officeooo:paragraph-rsid="00754734" style:font-size-asian="14pt" style:font-style-asian="italic" style:font-size-complex="14pt" style:font-style-complex="italic"/>
    </style:style>
    <style:style style:name="P86" style:family="paragraph" style:parent-style-name="Standard">
      <style:text-properties style:font-name="Liberation Serif" fo:font-size="14pt" officeooo:rsid="0055e6d2" officeooo:paragraph-rsid="00754734" style:font-size-asian="14pt" style:font-size-complex="14pt"/>
    </style:style>
    <style:style style:name="P87" style:family="paragraph" style:parent-style-name="Standard">
      <style:text-properties style:font-name="Liberation Serif" fo:font-size="14pt" officeooo:paragraph-rsid="00754734" style:font-size-asian="14pt" style:font-size-complex="14pt"/>
    </style:style>
    <style:style style:name="P88" style:family="paragraph" style:parent-style-name="Standard">
      <style:text-properties fo:font-variant="normal" fo:text-transform="none" fo:color="#000000" style:font-name="Liberation Serif" fo:font-size="14pt" fo:letter-spacing="normal" fo:font-style="normal" fo:font-weight="normal" officeooo:rsid="004a042d" officeooo:paragraph-rsid="00754734" style:font-size-asian="14pt" style:font-weight-asian="normal" style:font-size-complex="14pt" style:font-weight-complex="normal"/>
    </style:style>
    <style:style style:name="P89" style:family="paragraph" style:parent-style-name="Standard">
      <style:text-properties fo:font-variant="normal" fo:text-transform="none" fo:color="#000000" style:font-name="Liberation Serif" fo:font-size="14pt" fo:letter-spacing="normal" fo:font-style="normal" fo:font-weight="normal" officeooo:rsid="004cc501" officeooo:paragraph-rsid="00754734" style:font-size-asian="14pt" style:font-weight-asian="normal" style:font-size-complex="14pt" style:font-weight-complex="normal"/>
    </style:style>
    <style:style style:name="P90" style:family="paragraph" style:parent-style-name="Standard">
      <style:text-properties fo:font-variant="normal" fo:text-transform="none" fo:color="#000000" style:font-name="Liberation Serif" fo:font-size="14pt" fo:letter-spacing="normal" fo:font-style="italic" fo:font-weight="normal" officeooo:rsid="004cc501" officeooo:paragraph-rsid="00754734" style:font-size-asian="14pt" style:font-style-asian="italic" style:font-weight-asian="normal" style:font-size-complex="14pt" style:font-style-complex="italic" style:font-weight-complex="normal"/>
    </style:style>
    <style:style style:name="P91" style:family="paragraph" style:parent-style-name="Standard">
      <style:text-properties fo:font-variant="normal" fo:text-transform="none" fo:color="#ed1c24" style:font-name="Liberation Serif" fo:font-size="14pt" fo:letter-spacing="normal" fo:font-style="normal" fo:font-weight="normal" officeooo:rsid="004cc501" officeooo:paragraph-rsid="00754734" style:font-size-asian="14pt" style:font-weight-asian="normal" style:font-size-complex="14pt" style:font-weight-complex="normal"/>
    </style:style>
    <style:style style:name="P92" style:family="paragraph" style:parent-style-name="Standard">
      <style:paragraph-properties fo:text-align="start" style:justify-single-word="false" fo:orphans="2" fo:widows="2"/>
      <style:text-properties fo:font-variant="normal" fo:text-transform="none" fo:color="#ed1c24" style:font-name="Liberation Serif" fo:font-size="14pt" fo:letter-spacing="normal" fo:font-style="normal" fo:font-weight="normal" officeooo:rsid="0055e6d2" officeooo:paragraph-rsid="00754734" style:font-size-asian="14pt" style:font-weight-asian="normal" style:font-size-complex="14pt" style:font-weight-complex="normal"/>
    </style:style>
    <style:style style:name="P93"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10561" officeooo:paragraph-rsid="00810561" style:font-size-asian="14pt" style:font-weight-asian="normal" style:font-size-complex="14pt" style:font-weight-complex="normal"/>
    </style:style>
    <style:style style:name="P94"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742de" officeooo:paragraph-rsid="008742de" style:font-size-asian="14pt" style:font-weight-asian="normal" style:font-size-complex="14pt" style:font-weight-complex="normal"/>
    </style:style>
    <style:style style:name="P95"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766f6" officeooo:paragraph-rsid="008766f6" style:font-size-asian="14pt" style:font-weight-asian="normal" style:font-size-complex="14pt" style:font-weight-complex="normal"/>
    </style:style>
    <style:style style:name="P96"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d7fcb" officeooo:paragraph-rsid="008d7fcb" style:font-size-asian="14pt" style:font-weight-asian="normal" style:font-size-complex="14pt" style:font-weight-complex="normal"/>
    </style:style>
    <style:style style:name="P97"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77edde" officeooo:paragraph-rsid="0077edde" style:font-size-asian="14pt" style:font-weight-asian="normal" style:font-size-complex="14pt" style:font-weight-complex="normal"/>
    </style:style>
    <style:style style:name="P98"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7a743a" officeooo:paragraph-rsid="007a743a" style:font-size-asian="14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94e787" officeooo:paragraph-rsid="0094e787" style:font-size-asian="12.25pt" style:font-weight-asian="normal" style:font-size-complex="14pt" style:font-weight-complex="normal"/>
    </style:style>
    <style:style style:name="P100"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bold" officeooo:rsid="008742de" officeooo:paragraph-rsid="008742de" style:font-size-asian="14pt" style:font-weight-asian="bold" style:font-size-complex="14pt" style:font-weight-complex="bold"/>
    </style:style>
    <style:style style:name="P101"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bold" officeooo:rsid="0077edde" officeooo:paragraph-rsid="0077edde" style:font-size-asian="14pt" style:font-weight-asian="bold" style:font-size-complex="14pt" style:font-weight-complex="bold"/>
    </style:style>
    <style:style style:name="P102"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bold" officeooo:rsid="00805f35" officeooo:paragraph-rsid="00805f35" style:font-size-asian="14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normal" fo:font-weight="bold" officeooo:rsid="007cc099" officeooo:paragraph-rsid="00805f35" style:font-size-asian="14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fo:orphans="2" fo:widows="2"/>
      <style:text-properties fo:font-variant="normal" fo:text-transform="none" fo:color="#1c1c1c" style:font-name="Liberation Serif" fo:font-size="14pt" fo:letter-spacing="normal" fo:font-style="italic" fo:font-weight="normal" officeooo:rsid="0077edde" officeooo:paragraph-rsid="0077edde" style:font-size-asian="14pt" style:font-style-asian="italic" style:font-weight-asian="normal" style:font-size-complex="14pt" style:font-style-complex="italic" style:font-weight-complex="normal"/>
    </style:style>
    <style:style style:name="P105" style:family="paragraph" style:parent-style-name="Standard">
      <style:paragraph-properties fo:text-align="start" style:justify-single-word="false" fo:orphans="2" fo:widows="2"/>
      <style:text-properties fo:color="#ed1c24" style:font-name="Liberation Serif" fo:font-size="14pt" fo:font-weight="normal" officeooo:rsid="0055e6d2" officeooo:paragraph-rsid="00754734" style:font-size-asian="14pt" style:font-size-complex="14pt"/>
    </style:style>
    <style:style style:name="P106" style:family="paragraph" style:parent-style-name="Standard">
      <style:paragraph-properties fo:text-align="start" style:justify-single-word="false" fo:orphans="2" fo:widows="2"/>
      <style:text-properties fo:color="#1c1c1c" style:font-name="Liberation Serif" fo:font-size="14pt" fo:font-weight="normal" officeooo:rsid="008742de" officeooo:paragraph-rsid="008766f6" style:font-size-asian="14pt" style:font-weight-asian="normal" style:font-size-complex="14pt" style:font-weight-complex="normal"/>
    </style:style>
    <style:style style:name="P107" style:family="paragraph" style:parent-style-name="Standard">
      <style:paragraph-properties fo:text-align="start" style:justify-single-word="false" fo:orphans="2" fo:widows="2"/>
      <style:text-properties fo:color="#1c1c1c" style:font-name="Liberation Serif" fo:font-size="14pt" fo:font-weight="normal" officeooo:rsid="008742de" officeooo:paragraph-rsid="0089c3e5" style:font-size-asian="14pt" style:font-weight-asian="normal" style:font-size-complex="14pt" style:font-weight-complex="normal"/>
    </style:style>
    <style:style style:name="P108" style:family="paragraph" style:parent-style-name="Standard">
      <style:paragraph-properties fo:text-align="start" style:justify-single-word="false" fo:orphans="2" fo:widows="2"/>
      <style:text-properties fo:color="#1c1c1c" style:font-name="Liberation Serif" fo:font-size="14pt" fo:font-weight="normal" officeooo:rsid="008d7fcb" officeooo:paragraph-rsid="008d7fcb" style:font-size-asian="14pt" style:font-weight-asian="normal" style:font-size-complex="14pt" style:font-weight-complex="normal"/>
    </style:style>
    <style:style style:name="P109" style:family="paragraph" style:parent-style-name="Standard">
      <style:paragraph-properties fo:text-align="start" style:justify-single-word="false" fo:orphans="2" fo:widows="2"/>
      <style:text-properties fo:color="#1c1c1c" style:font-name="Liberation Serif" fo:font-size="14pt" fo:font-weight="normal" officeooo:rsid="008d7fcb" officeooo:paragraph-rsid="0092ec24" style:font-size-asian="14pt" style:font-weight-asian="normal" style:font-size-complex="14pt" style:font-weight-complex="normal"/>
    </style:style>
    <style:style style:name="P110" style:family="paragraph" style:parent-style-name="Standard">
      <style:paragraph-properties fo:text-align="start" style:justify-single-word="false" fo:orphans="2" fo:widows="2"/>
      <style:text-properties fo:color="#1c1c1c" style:font-name="Liberation Serif" fo:font-size="14pt" fo:font-weight="normal" officeooo:rsid="008d7fcb" officeooo:paragraph-rsid="0093fbd1" style:font-size-asian="14pt" style:font-weight-asian="normal" style:font-size-complex="14pt" style:font-weight-complex="normal"/>
    </style:style>
    <style:style style:name="P111" style:family="paragraph" style:parent-style-name="Standard">
      <style:paragraph-properties fo:text-align="start" style:justify-single-word="false" fo:orphans="2" fo:widows="2"/>
      <style:text-properties fo:color="#1c1c1c" style:font-name="Liberation Serif" fo:font-size="14pt" fo:font-weight="normal" officeooo:rsid="008d7fcb" officeooo:paragraph-rsid="0094c539" style:font-size-asian="14pt" style:font-weight-asian="normal" style:font-size-complex="14pt" style:font-weight-complex="normal"/>
    </style:style>
    <style:style style:name="P112" style:family="paragraph" style:parent-style-name="Standard">
      <style:paragraph-properties fo:text-align="start" style:justify-single-word="false" fo:orphans="2" fo:widows="2"/>
      <style:text-properties fo:color="#1c1c1c" style:font-name="Liberation Serif" fo:font-size="14pt" fo:font-weight="normal" officeooo:rsid="0095f75f" officeooo:paragraph-rsid="0095f75f" style:font-size-asian="14pt" style:font-weight-asian="normal" style:font-size-complex="14pt" style:font-weight-complex="normal"/>
    </style:style>
    <style:style style:name="P113" style:family="paragraph" style:parent-style-name="Standard">
      <style:paragraph-properties fo:text-align="start" style:justify-single-word="false" fo:orphans="2" fo:widows="2"/>
      <style:text-properties fo:color="#1c1c1c" style:font-name="Liberation Serif" fo:font-size="14pt" fo:font-style="italic" fo:font-weight="normal" officeooo:rsid="0077edde" officeooo:paragraph-rsid="0077edde" style:font-size-asian="14pt" style:font-style-asian="italic" style:font-weight-asian="normal" style:font-size-complex="14pt" style:font-style-complex="italic" style:font-weight-complex="normal"/>
    </style:style>
    <style:style style:name="P114" style:family="paragraph" style:parent-style-name="Standard">
      <style:paragraph-properties fo:text-align="start" style:justify-single-word="false" fo:orphans="2" fo:widows="2"/>
      <style:text-properties fo:color="#1c1c1c" style:font-name="Liberation Serif" fo:font-size="14pt" fo:font-style="italic" fo:font-weight="normal" officeooo:rsid="007a743a" officeooo:paragraph-rsid="007a743a" style:font-size-asian="14pt" style:font-style-asian="italic" style:font-weight-asian="normal" style:font-size-complex="14pt" style:font-style-complex="italic" style:font-weight-complex="normal"/>
    </style:style>
    <style:style style:name="P115" style:family="paragraph" style:parent-style-name="Standard">
      <style:paragraph-properties fo:text-align="start" style:justify-single-word="false" fo:orphans="2" fo:widows="2"/>
      <style:text-properties fo:color="#1c1c1c" style:font-name="Liberation Serif" fo:font-size="14pt" officeooo:paragraph-rsid="008d7fcb"/>
    </style:style>
    <style:style style:name="P116" style:family="paragraph" style:parent-style-name="Standard">
      <style:paragraph-properties fo:text-align="start" style:justify-single-word="false" fo:orphans="2" fo:widows="2" fo:break-before="page"/>
      <style:text-properties fo:color="#1c1c1c" style:font-name="Liberation Serif" fo:font-size="14pt" fo:font-style="italic" fo:font-weight="bold" officeooo:rsid="007e9cb3" officeooo:paragraph-rsid="00805f35" style:font-size-asian="14pt" style:font-style-asian="italic" style:font-weight-asian="bold" style:font-size-complex="14pt" style:font-style-complex="italic" style:font-weight-complex="bold"/>
    </style:style>
    <style:style style:name="P117" style:family="paragraph" style:parent-style-name="Standard">
      <style:paragraph-properties fo:text-align="start" style:justify-single-word="false" fo:orphans="2" fo:widows="2" fo:break-before="page"/>
      <style:text-properties fo:font-variant="normal" fo:text-transform="none" fo:color="#1c1c1c" style:font-name="Liberation Serif" fo:font-size="14pt" fo:letter-spacing="normal" fo:font-style="normal" fo:font-weight="bold" officeooo:rsid="008742de" officeooo:paragraph-rsid="008742de" style:font-size-asian="14pt" style:font-weight-asian="bold" style:font-size-complex="14pt" style:font-weight-complex="bold"/>
    </style:style>
    <style:style style:name="P118" style:family="paragraph" style:parent-style-name="Standard">
      <style:paragraph-properties fo:text-align="start" style:justify-single-word="false" fo:orphans="2" fo:widows="2" fo:break-before="page"/>
      <style:text-properties fo:font-variant="normal" fo:text-transform="none" fo:color="#1c1c1c" style:font-name="Liberation Serif" fo:font-size="14pt" fo:letter-spacing="normal" fo:font-style="normal" fo:font-weight="bold" officeooo:rsid="0077edde" officeooo:paragraph-rsid="0077edde" style:font-size-asian="14pt" style:font-weight-asian="bold" style:font-size-complex="14pt" style:font-weight-complex="bold"/>
    </style:style>
    <style:style style:name="P119" style:family="paragraph" style:parent-style-name="Text_20_body">
      <style:paragraph-properties fo:text-align="center" style:justify-single-word="false" fo:orphans="2" fo:widows="2" fo:break-before="page"/>
      <style:text-properties fo:font-variant="normal" fo:text-transform="none" fo:color="#000000" style:font-name="Times New Roman" fo:font-size="14pt" fo:letter-spacing="normal" fo:font-style="normal" fo:font-weight="bold" officeooo:rsid="003b9f11" officeooo:paragraph-rsid="003b9f11" style:font-weight-asian="bold" style:font-weight-complex="bold"/>
    </style:style>
    <style:style style:name="P120" style:family="paragraph" style:parent-style-name="Text_20_body">
      <style:paragraph-properties fo:text-align="start" style:justify-single-word="false" fo:orphans="2" fo:widows="2" fo:break-before="page"/>
      <style:text-properties fo:font-variant="normal" fo:text-transform="none" fo:color="#000000" style:font-name="Times New Roman" fo:font-size="14pt" fo:letter-spacing="normal" fo:font-style="normal" fo:font-weight="bold" officeooo:rsid="00617839" officeooo:paragraph-rsid="00617839" style:font-weight-asian="bold" style:font-weight-complex="bold"/>
    </style:style>
    <style:style style:name="P121" style:family="paragraph" style:parent-style-name="Text_20_body">
      <style:paragraph-properties fo:text-align="center" style:justify-single-word="false" fo:orphans="2" fo:widows="2" fo:break-before="page"/>
      <style:text-properties fo:font-variant="normal" fo:text-transform="none" fo:color="#000000" style:font-name="Times New Roman" fo:font-size="14pt" fo:letter-spacing="normal" fo:font-style="normal" fo:font-weight="bold" officeooo:rsid="004d8a48" officeooo:paragraph-rsid="004d8a48" style:font-style-asian="normal" style:font-weight-asian="bold" style:font-style-complex="normal" style:font-weight-complex="bold"/>
    </style:style>
    <style:style style:name="P122" style:family="paragraph" style:parent-style-name="Text_20_body">
      <style:paragraph-properties fo:text-align="center" style:justify-single-word="false" fo:orphans="2" fo:widows="2" fo:break-before="page"/>
      <style:text-properties fo:font-variant="normal" fo:text-transform="none" fo:color="#000000" style:font-name="Times New Roman" fo:font-size="14pt" fo:letter-spacing="normal" fo:font-style="normal" fo:font-weight="bold" officeooo:rsid="0068409f" officeooo:paragraph-rsid="0068409f" style:font-size-asian="14pt" style:font-style-asian="normal" style:font-weight-asian="bold" style:font-size-complex="14pt" style:font-style-complex="normal" style:font-weight-complex="bold"/>
    </style:style>
    <style:style style:name="P123" style:family="paragraph" style:parent-style-name="Heading_20_3">
      <style:text-properties fo:font-variant="normal" fo:text-transform="none" fo:color="#0c3c26" style:font-name="Liberation Serif" fo:font-size="14pt" fo:letter-spacing="normal" fo:font-style="italic" fo:font-weight="bold" officeooo:rsid="004cb0b6" officeooo:paragraph-rsid="00754734" style:font-size-asian="14pt" style:font-style-asian="italic" style:font-size-complex="14pt" style:font-style-complex="italic"/>
    </style:style>
    <style:style style:name="P124"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125"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126"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5964" officeooo:paragraph-rsid="0022d1ea"/>
    </style:style>
    <style:style style:name="P127"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128"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129"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d5ef" officeooo:paragraph-rsid="0022d1ea"/>
    </style:style>
    <style:style style:name="P130"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131"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132"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rsid="00199d3c" officeooo:paragraph-rsid="005c4d48"/>
    </style:style>
    <style:style style:name="P133"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134"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99d3c" officeooo:paragraph-rsid="0022d1ea"/>
    </style:style>
    <style:style style:name="P135"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136"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5c4d48"/>
    </style:style>
    <style:style style:name="P137"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officeooo:paragraph-rsid="005c4d48"/>
    </style:style>
    <style:style style:name="P138"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paragraph-rsid="001b19c8"/>
    </style:style>
    <style:style style:name="P139"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rsid="001b19c8" officeooo:paragraph-rsid="005c4d48"/>
    </style:style>
    <style:style style:name="P140"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141"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142"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c2c39" officeooo:paragraph-rsid="001d657d"/>
    </style:style>
    <style:style style:name="P143"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d657d" officeooo:paragraph-rsid="001d657d"/>
    </style:style>
    <style:style style:name="P144"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5dacc0"/>
    </style:style>
    <style:style style:name="P145"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146"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5f0626"/>
    </style:style>
    <style:style style:name="P147"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5f0626"/>
    </style:style>
    <style:style style:name="P148"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247888"/>
    </style:style>
    <style:style style:name="P149"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150"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151" style:family="paragraph" style:parent-style-name="Text_20_body" style:list-style-name="L13">
      <style:paragraph-properties fo:orphans="2" fo:widows="2"/>
      <style:text-properties fo:font-variant="normal" fo:text-transform="none" fo:color="#000000" style:font-name="Times New Roman" fo:font-size="14pt" fo:letter-spacing="normal" fo:font-style="normal" fo:font-weight="normal" officeooo:rsid="001fc3d6" officeooo:paragraph-rsid="00247888"/>
    </style:style>
    <style:style style:name="P152" style:family="paragraph" style:parent-style-name="Text_20_body" style:list-style-name="L14">
      <style:paragraph-properties fo:orphans="2" fo:widows="2"/>
      <style:text-properties fo:font-variant="normal" fo:text-transform="none" fo:color="#000000" style:font-name="Times New Roman" fo:font-size="14pt" fo:letter-spacing="normal" fo:font-style="normal" fo:font-weight="normal" officeooo:rsid="002668a1" officeooo:paragraph-rsid="005f0626"/>
    </style:style>
    <style:style style:name="P153" style:family="paragraph" style:parent-style-name="Text_20_body" style:list-style-name="L14">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154"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6cc12"/>
    </style:style>
    <style:style style:name="P155"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836c7"/>
    </style:style>
    <style:style style:name="P156"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157"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68a1"/>
    </style:style>
    <style:style style:name="P158"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836c7"/>
    </style:style>
    <style:style style:name="P159"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160"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294748" officeooo:paragraph-rsid="00609dcf"/>
    </style:style>
    <style:style style:name="P161" style:family="paragraph" style:parent-style-name="Text_20_body" style:list-style-name="L19">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162"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163"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94748" officeooo:paragraph-rsid="00609dcf"/>
    </style:style>
    <style:style style:name="P164" style:family="paragraph" style:parent-style-name="Text_20_body" style:list-style-name="L17">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165" style:family="paragraph" style:parent-style-name="Text_20_body" style:list-style-name="L18">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166"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2dc936" officeooo:paragraph-rsid="002dc936"/>
    </style:style>
    <style:style style:name="P167"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2dc936" officeooo:paragraph-rsid="00609dcf"/>
    </style:style>
    <style:style style:name="P168"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2dc936" officeooo:paragraph-rsid="0030c57d"/>
    </style:style>
    <style:style style:name="P169"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2dc936" officeooo:paragraph-rsid="00609dcf"/>
    </style:style>
    <style:style style:name="P170"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171"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172"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3ad00"/>
    </style:style>
    <style:style style:name="P173"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30c57d" officeooo:paragraph-rsid="00609dcf"/>
    </style:style>
    <style:style style:name="P174"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30c57d" officeooo:paragraph-rsid="00609dcf"/>
    </style:style>
    <style:style style:name="P175"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176"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177"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178"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179"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3ad00"/>
    </style:style>
    <style:style style:name="P180"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34f95d" officeooo:paragraph-rsid="00609dcf"/>
    </style:style>
    <style:style style:name="P181"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182"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183"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352de6" officeooo:paragraph-rsid="00609dcf"/>
    </style:style>
    <style:style style:name="P184"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52de6" officeooo:paragraph-rsid="00609dcf"/>
    </style:style>
    <style:style style:name="P185"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186"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52de6" officeooo:paragraph-rsid="0037554a"/>
    </style:style>
    <style:style style:name="P187"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6cee2" officeooo:paragraph-rsid="0036cee2"/>
    </style:style>
    <style:style style:name="P188"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6cee2" officeooo:paragraph-rsid="0037554a"/>
    </style:style>
    <style:style style:name="P189" style:family="paragraph" style:parent-style-name="Text_20_body" style:list-style-name="L30">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e4047" officeooo:paragraph-rsid="00438ae9" style:font-style-asian="normal" style:font-weight-asian="normal" style:font-style-complex="normal" style:font-weight-complex="normal"/>
    </style:style>
    <style:style style:name="P190" style:family="paragraph" style:parent-style-name="Text_20_body" style:list-style-name="L30">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e4047" officeooo:paragraph-rsid="003e4047" style:font-style-asian="normal" style:font-weight-asian="normal" style:font-style-complex="normal" style:font-weight-complex="normal"/>
    </style:style>
    <style:style style:name="P191" style:family="paragraph" style:parent-style-name="Text_20_body" style:list-style-name="L30">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57198" officeooo:paragraph-rsid="00457198" style:font-style-asian="normal" style:font-weight-asian="normal" style:font-style-complex="normal" style:font-weight-complex="normal"/>
    </style:style>
    <style:style style:name="P192" style:family="paragraph" style:parent-style-name="Text_20_body" style:list-style-name="L30">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fbb3f" officeooo:paragraph-rsid="003fbb3f" style:font-style-asian="normal" style:font-weight-asian="normal" style:font-style-complex="normal" style:font-weight-complex="normal"/>
    </style:style>
    <style:style style:name="P193" style:family="paragraph" style:parent-style-name="Text_20_body" style:list-style-name="L31">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fbb3f" officeooo:paragraph-rsid="003fbb3f" style:font-style-asian="normal" style:font-weight-asian="normal" style:font-style-complex="normal" style:font-weight-complex="normal"/>
    </style:style>
    <style:style style:name="P194" style:family="paragraph" style:parent-style-name="Text_20_body" style:list-style-name="L31">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f2860" officeooo:paragraph-rsid="003f2860" style:font-style-asian="normal" style:font-weight-asian="normal" style:font-style-complex="normal" style:font-weight-complex="normal"/>
    </style:style>
    <style:style style:name="P195" style:family="paragraph" style:parent-style-name="Text_20_body" style:list-style-name="L31">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716be" officeooo:paragraph-rsid="004716be" style:font-style-asian="normal" style:font-weight-asian="normal" style:font-style-complex="normal" style:font-weight-complex="normal"/>
    </style:style>
    <style:style style:name="P196" style:family="paragraph" style:parent-style-name="Text_20_body" style:list-style-name="L32">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4397" officeooo:paragraph-rsid="00414397" style:font-style-asian="normal" style:font-weight-asian="normal" style:font-style-complex="normal" style:font-weight-complex="normal"/>
    </style:style>
    <style:style style:name="P197" style:family="paragraph" style:parent-style-name="Text_20_body" style:list-style-name="L33">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4397" officeooo:paragraph-rsid="00414397" style:font-style-asian="normal" style:font-weight-asian="normal" style:font-style-complex="normal" style:font-weight-complex="normal"/>
    </style:style>
    <style:style style:name="P198" style:family="paragraph" style:parent-style-name="Text_20_body" style:list-style-name="L32">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72d34" officeooo:paragraph-rsid="00472d34" style:font-style-asian="normal" style:font-weight-asian="normal" style:font-style-complex="normal" style:font-weight-complex="normal"/>
    </style:style>
    <style:style style:name="P199" style:family="paragraph" style:parent-style-name="Text_20_body" style:list-style-name="L33">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74aab" officeooo:paragraph-rsid="00474aab" style:font-style-asian="normal" style:font-weight-asian="normal" style:font-style-complex="normal" style:font-weight-complex="normal"/>
    </style:style>
    <style:style style:name="P200" style:family="paragraph" style:parent-style-name="Text_20_body" style:list-style-name="L33">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605a" officeooo:paragraph-rsid="0041605a" style:font-style-asian="normal" style:font-weight-asian="normal" style:font-style-complex="normal" style:font-weight-complex="normal"/>
    </style:style>
    <style:style style:name="P201" style:family="paragraph" style:parent-style-name="Text_20_body" style:list-style-name="L34">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605a" officeooo:paragraph-rsid="0041605a" style:font-style-asian="normal" style:font-weight-asian="normal" style:font-style-complex="normal" style:font-weight-complex="normal"/>
    </style:style>
    <style:style style:name="P202" style:family="paragraph" style:parent-style-name="Text_20_body" style:list-style-name="L33">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8a1c9" officeooo:paragraph-rsid="0048a1c9" style:font-style-asian="normal" style:font-weight-asian="normal" style:font-style-complex="normal" style:font-weight-complex="normal"/>
    </style:style>
    <style:style style:name="P203" style:family="paragraph" style:parent-style-name="Text_20_body" style:list-style-name="L34">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9c536" officeooo:paragraph-rsid="0049c536" style:font-style-asian="normal" style:font-weight-asian="normal" style:font-style-complex="normal" style:font-weight-complex="normal"/>
    </style:style>
    <style:style style:name="P204" style:family="paragraph" style:parent-style-name="Text_20_body" style:list-style-name="L35">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6179" officeooo:paragraph-rsid="00416179" style:font-style-asian="normal" style:font-weight-asian="normal" style:font-style-complex="normal" style:font-weight-complex="normal"/>
    </style:style>
    <style:style style:name="P205" style:family="paragraph" style:parent-style-name="Text_20_body" style:list-style-name="L35">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16179" officeooo:paragraph-rsid="004b8689" style:font-style-asian="normal" style:font-weight-asian="normal" style:font-style-complex="normal" style:font-weight-complex="normal"/>
    </style:style>
    <style:style style:name="P206" style:family="paragraph" style:parent-style-name="Text_20_body" style:list-style-name="L35">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b8689" officeooo:paragraph-rsid="004b8689" style:font-style-asian="normal" style:font-weight-asian="normal" style:font-style-complex="normal" style:font-weight-complex="normal"/>
    </style:style>
    <style:style style:name="P207" style:family="paragraph" style:parent-style-name="Text_20_body" style:list-style-name="L35">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7d4d" officeooo:paragraph-rsid="004d7d4d" style:font-style-asian="normal" style:font-weight-asian="normal" style:font-style-complex="normal" style:font-weight-complex="normal"/>
    </style:style>
    <style:style style:name="P208" style:family="paragraph" style:parent-style-name="Text_20_body" style:list-style-name="L36">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8a48" officeooo:paragraph-rsid="004d8a48" style:font-style-asian="normal" style:font-weight-asian="normal" style:font-style-complex="normal" style:font-weight-complex="normal"/>
    </style:style>
    <style:style style:name="P209"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8a48" officeooo:paragraph-rsid="004d8a48" style:font-style-asian="normal" style:font-weight-asian="normal" style:font-style-complex="normal" style:font-weight-complex="normal"/>
    </style:style>
    <style:style style:name="P210"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26e0c" officeooo:paragraph-rsid="00526e0c" style:font-style-asian="normal" style:font-weight-asian="normal" style:font-style-complex="normal" style:font-weight-complex="normal"/>
    </style:style>
    <style:style style:name="P211"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efdd2" officeooo:paragraph-rsid="004efdd2" style:font-style-asian="normal" style:font-weight-asian="normal" style:font-style-complex="normal" style:font-weight-complex="normal"/>
    </style:style>
    <style:style style:name="P212"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a5cd2" officeooo:paragraph-rsid="005a5cd2" style:font-style-asian="normal" style:font-weight-asian="normal" style:font-style-complex="normal" style:font-weight-complex="normal"/>
    </style:style>
    <style:style style:name="P213"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acc29" officeooo:paragraph-rsid="005acc29" style:font-style-asian="normal" style:font-weight-asian="normal" style:font-style-complex="normal" style:font-weight-complex="normal"/>
    </style:style>
    <style:style style:name="P214"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bb384" officeooo:paragraph-rsid="005bb384" style:font-style-asian="normal" style:font-weight-asian="normal" style:font-style-complex="normal" style:font-weight-complex="normal"/>
    </style:style>
    <style:style style:name="P215"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2f969" style:font-style-asian="normal" style:font-weight-asian="normal" style:font-style-complex="normal" style:font-weight-complex="normal"/>
    </style:style>
    <style:style style:name="P216" style:family="paragraph" style:parent-style-name="Text_20_body" style:list-style-name="L39">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2f969" style:font-style-asian="normal" style:font-weight-asian="normal" style:font-style-complex="normal" style:font-weight-complex="normal"/>
    </style:style>
    <style:style style:name="P217"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26e0c" officeooo:paragraph-rsid="00526e0c" style:font-weight-asian="normal" style:font-weight-complex="normal"/>
    </style:style>
    <style:style style:name="P218"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8a48" officeooo:paragraph-rsid="004d8a48" style:font-weight-asian="normal" style:font-weight-complex="normal"/>
    </style:style>
    <style:style style:name="P219"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43e09" officeooo:paragraph-rsid="00543e09" style:font-weight-asian="normal" style:font-weight-complex="normal"/>
    </style:style>
    <style:style style:name="P220"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789f1" officeooo:paragraph-rsid="005789f1" style:font-weight-asian="normal" style:font-weight-complex="normal"/>
    </style:style>
    <style:style style:name="P221"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acc29" officeooo:paragraph-rsid="005acc29" style:font-weight-asian="normal" style:font-weight-complex="normal"/>
    </style:style>
    <style:style style:name="P222"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b841c" officeooo:paragraph-rsid="005b841c" style:font-weight-asian="normal" style:font-weight-complex="normal"/>
    </style:style>
    <style:style style:name="P223"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bb384" officeooo:paragraph-rsid="005bb384" style:font-weight-asian="normal" style:font-weight-complex="normal"/>
    </style:style>
    <style:style style:name="P224" style:family="paragraph" style:parent-style-name="Text_20_body" style:list-style-name="L40">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2f969" style:font-size-asian="14pt" style:font-style-asian="normal" style:font-weight-asian="normal" style:font-size-complex="14pt" style:font-style-complex="normal" style:font-weight-complex="normal"/>
    </style:style>
    <style:style style:name="P225" style:family="paragraph" style:parent-style-name="Text_20_body" style:list-style-name="L41">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3d6db" style:font-size-asian="14pt" style:font-style-asian="normal" style:font-weight-asian="normal" style:font-size-complex="14pt" style:font-style-complex="normal" style:font-weight-complex="normal"/>
    </style:style>
    <style:style style:name="P226" style:family="paragraph" style:parent-style-name="Text_20_body" style:list-style-name="L42">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3d6db" style:font-size-asian="14pt" style:font-style-asian="normal" style:font-weight-asian="normal" style:font-size-complex="14pt" style:font-style-complex="normal" style:font-weight-complex="normal"/>
    </style:style>
    <style:style style:name="P227" style:family="paragraph" style:parent-style-name="Text_20_body" style:list-style-name="L43">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54da5" style:font-size-asian="14pt" style:font-style-asian="normal" style:font-weight-asian="normal" style:font-size-complex="14pt" style:font-style-complex="normal" style:font-weight-complex="normal"/>
    </style:style>
    <style:style style:name="P228" style:family="paragraph" style:parent-style-name="Text_20_body" style:list-style-name="L44">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2f969" officeooo:paragraph-rsid="00654da5" style:font-size-asian="14pt" style:font-style-asian="normal" style:font-weight-asian="normal" style:font-size-complex="14pt" style:font-style-complex="normal" style:font-weight-complex="normal"/>
    </style:style>
    <style:style style:name="P229" style:family="paragraph" style:parent-style-name="Text_20_body" style:list-style-name="L41">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3d6db" officeooo:paragraph-rsid="0063d6db" style:font-size-asian="14pt" style:font-style-asian="normal" style:font-weight-asian="normal" style:font-size-complex="14pt" style:font-style-complex="normal" style:font-weight-complex="normal"/>
    </style:style>
    <style:style style:name="P230" style:family="paragraph" style:parent-style-name="Text_20_body" style:list-style-name="L42">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3d6db" officeooo:paragraph-rsid="0063d6db" style:font-size-asian="14pt" style:font-style-asian="normal" style:font-weight-asian="normal" style:font-size-complex="14pt" style:font-style-complex="normal" style:font-weight-complex="normal"/>
    </style:style>
    <style:style style:name="P231" style:family="paragraph" style:parent-style-name="Text_20_body" style:list-style-name="L43">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54da5" officeooo:paragraph-rsid="00654da5" style:font-size-asian="14pt" style:font-style-asian="normal" style:font-weight-asian="normal" style:font-size-complex="14pt" style:font-style-complex="normal" style:font-weight-complex="normal"/>
    </style:style>
    <style:style style:name="P232" style:family="paragraph" style:parent-style-name="Text_20_body" style:list-style-name="L44">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54da5" officeooo:paragraph-rsid="00654da5" style:font-size-asian="14pt" style:font-style-asian="normal" style:font-weight-asian="normal" style:font-size-complex="14pt" style:font-style-complex="normal" style:font-weight-complex="normal"/>
    </style:style>
    <style:style style:name="P233" style:family="paragraph" style:parent-style-name="Text_20_body" style:list-style-name="L45">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8409f" officeooo:paragraph-rsid="0068409f" style:font-size-asian="14pt" style:font-style-asian="normal" style:font-weight-asian="normal" style:font-size-complex="14pt" style:font-style-complex="normal" style:font-weight-complex="normal"/>
    </style:style>
    <style:style style:name="P234" style:family="paragraph" style:parent-style-name="Text_20_body" style:list-style-name="L55">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13649" officeooo:paragraph-rsid="00813649" fo:background-color="transparent" style:font-size-asian="14pt" style:font-style-asian="normal" style:font-weight-asian="normal" style:font-size-complex="14pt" style:font-style-complex="normal" style:font-weight-complex="normal"/>
    </style:style>
    <style:style style:name="P235" style:family="paragraph" style:parent-style-name="Text_20_body" style:list-style-name="L56">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13649" officeooo:paragraph-rsid="00813649" fo:background-color="transparent" style:font-size-asian="14pt" style:font-style-asian="italic" style:font-weight-asian="normal" style:font-size-complex="14pt" style:font-style-complex="italic" style:font-weight-complex="normal"/>
    </style:style>
    <style:style style:name="P236" style:family="paragraph" style:parent-style-name="Text_20_body" style:list-style-name="L56">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13649" officeooo:paragraph-rsid="0082d05b" fo:background-color="transparent" style:font-size-asian="14pt" style:font-style-asian="italic" style:font-weight-asian="normal" style:font-size-complex="14pt" style:font-style-complex="italic" style:font-weight-complex="normal"/>
    </style:style>
    <style:style style:name="P237" style:family="paragraph" style:parent-style-name="Text_20_body" style:list-style-name="L57">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530eb" officeooo:paragraph-rsid="008530eb" fo:background-color="transparent" style:font-size-asian="14pt" style:font-style-asian="italic" style:font-weight-asian="normal" style:font-size-complex="14pt" style:font-style-complex="italic" style:font-weight-complex="normal"/>
    </style:style>
    <style:style style:name="P238" style:family="paragraph" style:parent-style-name="Text_20_body" style:list-style-name="L56">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13649" officeooo:paragraph-rsid="00813649" fo:background-color="transparent" style:font-size-asian="14pt" style:font-style-asian="normal" style:font-weight-asian="normal" style:font-size-complex="14pt" style:font-style-complex="normal" style:font-weight-complex="normal"/>
    </style:style>
    <style:style style:name="P239" style:family="paragraph" style:parent-style-name="Text_20_body" style:list-style-name="L57">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417f9" officeooo:paragraph-rsid="008417f9" fo:background-color="transparent" style:font-size-asian="12.25pt" style:font-style-asian="normal" style:font-weight-asian="normal" style:font-size-complex="14pt" style:font-style-complex="normal" style:font-weight-complex="normal"/>
    </style:style>
    <style:style style:name="P240" style:family="paragraph" style:parent-style-name="Text_20_body" style:list-style-name="L5">
      <style:paragraph-properties fo:orphans="2" fo:widows="2"/>
      <style:text-properties officeooo:paragraph-rsid="005c4d48"/>
    </style:style>
    <style:style style:name="P241" style:family="paragraph" style:parent-style-name="Text_20_body" style:list-style-name="L5">
      <style:paragraph-properties fo:orphans="2" fo:widows="2"/>
      <style:text-properties officeooo:paragraph-rsid="001b19c8"/>
    </style:style>
    <style:style style:name="P242" style:family="paragraph" style:parent-style-name="Text_20_body" style:list-style-name="L7">
      <style:paragraph-properties fo:orphans="2" fo:widows="2"/>
      <style:text-properties officeooo:rsid="001c2c39" officeooo:paragraph-rsid="001c2c39"/>
    </style:style>
    <style:style style:name="P243" style:family="paragraph" style:parent-style-name="Text_20_body" style:list-style-name="L9">
      <style:paragraph-properties fo:orphans="2" fo:widows="2"/>
      <style:text-properties fo:color="#000000" style:font-name="Times New Roman" fo:font-size="14pt" officeooo:paragraph-rsid="005dacc0"/>
    </style:style>
    <style:style style:name="P244" style:family="paragraph" style:parent-style-name="Text_20_body" style:list-style-name="L10">
      <style:paragraph-properties fo:orphans="2" fo:widows="2"/>
      <style:text-properties fo:color="#000000" officeooo:rsid="001fc3d6" officeooo:paragraph-rsid="001fc3d6"/>
    </style:style>
    <style:style style:name="P245" style:family="paragraph" style:parent-style-name="Text_20_body" style:list-style-name="L13">
      <style:paragraph-properties fo:orphans="2" fo:widows="2"/>
      <style:text-properties fo:color="#000000" officeooo:rsid="001fc3d6" officeooo:paragraph-rsid="00247888"/>
    </style:style>
    <style:style style:name="P246" style:family="paragraph" style:parent-style-name="Text_20_body" style:list-style-name="L41">
      <style:paragraph-properties fo:text-align="start" style:justify-single-word="false" fo:orphans="2" fo:widows="2"/>
      <style:text-properties fo:color="#000000" fo:font-weight="normal" officeooo:rsid="0062f969" officeooo:paragraph-rsid="0063d6db" style:font-weight-asian="normal" style:font-weight-complex="normal"/>
    </style:style>
    <style:style style:name="P247" style:family="paragraph" style:parent-style-name="Text_20_body" style:list-style-name="L42">
      <style:paragraph-properties fo:text-align="start" style:justify-single-word="false" fo:orphans="2" fo:widows="2"/>
      <style:text-properties fo:color="#000000" fo:font-weight="normal" officeooo:rsid="0062f969" officeooo:paragraph-rsid="0063d6db" style:font-weight-asian="normal" style:font-weight-complex="normal"/>
    </style:style>
    <style:style style:name="P248" style:family="paragraph" style:parent-style-name="Text_20_body" style:list-style-name="L43">
      <style:paragraph-properties fo:text-align="start" style:justify-single-word="false" fo:orphans="2" fo:widows="2"/>
      <style:text-properties fo:color="#000000" fo:font-weight="normal" officeooo:rsid="0062f969" officeooo:paragraph-rsid="00654da5" style:font-weight-asian="normal" style:font-weight-complex="normal"/>
    </style:style>
    <style:style style:name="P249" style:family="paragraph" style:parent-style-name="Text_20_body" style:list-style-name="L44">
      <style:paragraph-properties fo:text-align="start" style:justify-single-word="false" fo:orphans="2" fo:widows="2"/>
      <style:text-properties fo:color="#000000" fo:font-weight="normal" officeooo:rsid="0062f969" officeooo:paragraph-rsid="00654da5" style:font-weight-asian="normal" style:font-weight-complex="normal"/>
    </style:style>
    <style:style style:name="P250" style:family="paragraph" style:parent-style-name="Text_20_body" style:list-style-name="L46">
      <style:paragraph-properties fo:text-align="start" style:justify-single-word="false" fo:orphans="2" fo:widows="2"/>
      <style:text-properties fo:color="#000000" fo:font-size="14pt" fo:font-weight="normal" officeooo:rsid="00705f83" officeooo:paragraph-rsid="00705f83" style:font-size-asian="14pt" style:font-size-complex="14pt"/>
    </style:style>
    <style:style style:name="P251" style:family="paragraph" style:parent-style-name="Text_20_body" style:list-style-name="L47">
      <style:paragraph-properties fo:text-align="start" style:justify-single-word="false" fo:orphans="2" fo:widows="2"/>
      <style:text-properties fo:color="#000000" fo:font-size="14pt" fo:font-weight="normal" officeooo:rsid="00720cc4" officeooo:paragraph-rsid="00720cc4" style:font-size-asian="14pt" style:font-size-complex="14pt"/>
    </style:style>
    <style:style style:name="P252" style:family="paragraph" style:parent-style-name="Text_20_body" style:list-style-name="L30">
      <style:paragraph-properties fo:text-align="start" style:justify-single-word="false" fo:orphans="2" fo:widows="2"/>
      <style:text-properties officeooo:rsid="003e4047" officeooo:paragraph-rsid="00438ae9"/>
    </style:style>
    <style:style style:name="P253" style:family="paragraph" style:parent-style-name="Text_20_body" style:list-style-name="L31">
      <style:paragraph-properties fo:text-align="start" style:justify-single-word="false" fo:orphans="2" fo:widows="2"/>
      <style:text-properties officeooo:rsid="003f2860" officeooo:paragraph-rsid="003f2860"/>
    </style:style>
    <style:style style:name="P254" style:family="paragraph" style:parent-style-name="Standard" style:list-style-name="L48">
      <style:paragraph-properties fo:text-align="start" style:justify-single-word="false" fo:orphans="2" fo:widows="2"/>
      <style:text-properties fo:color="#1c1c1c" style:font-name="Liberation Serif" fo:font-size="14pt" fo:font-weight="normal" officeooo:rsid="0089c3e5" officeooo:paragraph-rsid="0089c3e5" style:font-size-asian="14pt" style:font-weight-asian="normal" style:font-size-complex="14pt" style:font-weight-complex="normal"/>
    </style:style>
    <style:style style:name="P255" style:family="paragraph" style:parent-style-name="Standard" style:list-style-name="L48">
      <style:paragraph-properties fo:text-align="start" style:justify-single-word="false" fo:orphans="2" fo:widows="2"/>
      <style:text-properties fo:color="#1c1c1c" style:font-name="Liberation Serif" fo:font-size="14pt" fo:font-weight="normal" officeooo:rsid="0089c3e5" officeooo:paragraph-rsid="008d7fcb" style:font-size-asian="14pt" style:font-weight-asian="normal" style:font-size-complex="14pt" style:font-weight-complex="normal"/>
    </style:style>
    <style:style style:name="P256" style:family="paragraph" style:parent-style-name="Standard" style:list-style-name="L48">
      <style:paragraph-properties fo:text-align="start" style:justify-single-word="false" fo:orphans="2" fo:widows="2"/>
      <style:text-properties fo:color="#1c1c1c" style:font-name="Liberation Serif" fo:font-size="14pt" fo:font-weight="normal" officeooo:rsid="0089c3e5" officeooo:paragraph-rsid="008b86f7" style:font-size-asian="14pt" style:font-weight-asian="normal" style:font-size-complex="14pt" style:font-weight-complex="normal"/>
    </style:style>
    <style:style style:name="P257" style:family="paragraph" style:parent-style-name="Standard" style:list-style-name="L52">
      <style:paragraph-properties fo:text-align="start" style:justify-single-word="false" fo:orphans="2" fo:widows="2"/>
      <style:text-properties fo:color="#1c1c1c" style:font-name="Liberation Serif" fo:font-size="14pt" fo:font-style="italic" fo:font-weight="normal" officeooo:rsid="0079c3ca" officeooo:paragraph-rsid="0079c3ca" style:font-size-asian="14pt" style:font-style-asian="italic" style:font-weight-asian="normal" style:font-size-complex="14pt" style:font-style-complex="italic" style:font-weight-complex="normal"/>
    </style:style>
    <style:style style:name="P258" style:family="paragraph" style:parent-style-name="Standard" style:list-style-name="L53">
      <style:paragraph-properties fo:text-align="start" style:justify-single-word="false" fo:orphans="2" fo:widows="2"/>
      <style:text-properties fo:color="#1c1c1c" style:font-name="Liberation Serif" fo:font-size="14pt" fo:font-style="italic" fo:font-weight="normal" officeooo:rsid="007c4ebd" officeooo:paragraph-rsid="007c4ebd" style:font-size-asian="14pt" style:font-style-asian="italic" style:font-weight-asian="normal" style:font-size-complex="14pt" style:font-style-complex="italic" style:font-weight-complex="normal"/>
    </style:style>
    <style:style style:name="P259" style:family="paragraph" style:parent-style-name="Standard" style:list-style-name="L54">
      <style:paragraph-properties fo:text-align="start" style:justify-single-word="false" fo:orphans="2" fo:widows="2"/>
      <style:text-properties fo:color="#1c1c1c" style:font-name="Liberation Serif" fo:font-size="14pt" fo:font-style="italic" fo:font-weight="normal" officeooo:rsid="0077edde" officeooo:paragraph-rsid="0077edde" style:font-size-asian="14pt" style:font-style-asian="italic" style:font-weight-asian="normal" style:font-size-complex="14pt" style:font-style-complex="italic" style:font-weight-complex="normal"/>
    </style:style>
    <style:style style:name="P260" style:family="paragraph" style:parent-style-name="Standard" style:list-style-name="L54">
      <style:paragraph-properties fo:text-align="start" style:justify-single-word="false" fo:orphans="2" fo:widows="2"/>
      <style:text-properties fo:color="#1c1c1c" style:font-name="Liberation Serif" fo:font-size="14pt" fo:font-style="italic" fo:font-weight="normal" officeooo:rsid="007cc099" officeooo:paragraph-rsid="007cc099" style:font-size-asian="14pt" style:font-style-asian="italic" style:font-weight-asian="normal" style:font-size-complex="14pt" style:font-style-complex="italic" style:font-weight-complex="normal"/>
    </style:style>
    <style:style style:name="P261" style:family="paragraph" style:parent-style-name="Standard" style:list-style-name="L54">
      <style:paragraph-properties fo:text-align="start" style:justify-single-word="false" fo:orphans="2" fo:widows="2"/>
      <style:text-properties fo:color="#1c1c1c" style:font-name="Liberation Serif" fo:font-size="14pt" fo:font-style="italic" fo:font-weight="normal" officeooo:rsid="007e9cb3" officeooo:paragraph-rsid="007e9cb3" style:font-size-asian="14pt" style:font-style-asian="italic" style:font-weight-asian="normal" style:font-size-complex="14pt" style:font-style-complex="italic" style:font-weight-complex="normal"/>
    </style:style>
    <style:style style:name="P262" style:family="paragraph" style:parent-style-name="Standard" style:list-style-name="L54">
      <style:paragraph-properties fo:text-align="start" style:justify-single-word="false" fo:orphans="2" fo:widows="2"/>
      <style:text-properties fo:color="#1c1c1c" style:font-name="Liberation Serif" fo:font-size="14pt" fo:font-style="italic" fo:font-weight="normal" officeooo:rsid="007e9cb3" officeooo:paragraph-rsid="00805f35" style:font-size-asian="14pt" style:font-style-asian="italic" style:font-weight-asian="normal" style:font-size-complex="14pt" style:font-style-complex="italic" style:font-weight-complex="normal"/>
    </style:style>
    <style:style style:name="P263" style:family="paragraph" style:parent-style-name="Standard" style:list-style-name="L48">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89c3e5" officeooo:paragraph-rsid="0089c3e5" style:font-size-asian="14pt" style:font-weight-asian="normal" style:font-size-complex="14pt" style:font-weight-complex="normal"/>
    </style:style>
    <style:style style:name="P264" style:family="paragraph" style:parent-style-name="Standard" style:list-style-name="L50">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972d24" officeooo:paragraph-rsid="0095f75f" style:font-size-asian="14pt" style:font-weight-asian="normal" style:font-size-complex="14pt" style:font-weight-complex="normal"/>
    </style:style>
    <style:style style:name="P265" style:family="paragraph" style:parent-style-name="Standard" style:list-style-name="L51">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77edde" officeooo:paragraph-rsid="0077edde" style:font-size-asian="14pt" style:font-weight-asian="normal" style:font-size-complex="14pt" style:font-weight-complex="normal"/>
    </style:style>
    <style:style style:name="P266" style:family="paragraph" style:parent-style-name="Standard" style:list-style-name="L52">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79c3ca" officeooo:paragraph-rsid="0079c3ca" style:font-size-asian="14pt" style:font-style-asian="normal" style:font-weight-asian="normal" style:font-size-complex="14pt" style:font-style-complex="normal" style:font-weight-complex="normal"/>
    </style:style>
    <style:style style:name="P267" style:family="paragraph" style:parent-style-name="Standard" style:list-style-name="L52">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7a743a" officeooo:paragraph-rsid="007a743a" style:font-size-asian="14pt" style:font-style-asian="normal" style:font-weight-asian="normal" style:font-size-complex="14pt" style:font-style-complex="normal" style:font-weight-complex="normal"/>
    </style:style>
    <style:style style:name="P268" style:family="paragraph" style:parent-style-name="Standard" style:list-style-name="L53">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7c4ebd" officeooo:paragraph-rsid="007c4ebd" style:font-size-asian="14pt" style:font-style-asian="normal" style:font-weight-asian="normal" style:font-size-complex="14pt" style:font-style-complex="normal" style:font-weight-complex="normal"/>
    </style:style>
    <style:style style:name="P269" style:family="paragraph" style:parent-style-name="Standard" style:list-style-name="L54">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7cc099" officeooo:paragraph-rsid="007cc099" style:font-size-asian="14pt" style:font-style-asian="normal" style:font-weight-asian="normal" style:font-size-complex="14pt" style:font-style-complex="normal" style:font-weight-complex="normal"/>
    </style:style>
    <style:style style:name="P270" style:family="paragraph" style:parent-style-name="Standard" style:list-style-name="L49">
      <style:paragraph-properties fo:text-align="start" style:justify-single-word="false" fo:orphans="2" fo:widows="2"/>
      <style:text-properties fo:font-variant="normal" fo:text-transform="none" fo:color="#1c1c1c" style:font-name="Liberation Serif" fo:font-size="14pt" fo:letter-spacing="normal" fo:font-style="normal" fo:font-weight="normal" officeooo:rsid="009233ee" officeooo:paragraph-rsid="008d7fcb" style:font-size-asian="12.25pt" style:font-weight-asian="normal" style:font-size-complex="14pt" style:font-weight-complex="normal"/>
    </style:style>
    <style:style style:name="T1" style:family="text">
      <style:text-properties officeooo:rsid="00175964"/>
    </style:style>
    <style:style style:name="T2" style:family="text">
      <style:text-properties officeooo:rsid="0017d5ef"/>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b19c8"/>
    </style:style>
    <style:style style:name="T5" style:family="text">
      <style:text-properties fo:font-variant="normal" fo:text-transform="none" fo:color="#000000" style:font-name="Times New Roman" fo:font-size="14pt" fo:letter-spacing="normal" fo:font-style="normal" fo:font-weight="normal" officeooo:rsid="00327908"/>
    </style:style>
    <style:style style:name="T6" style:family="text">
      <style:text-properties fo:font-variant="normal" fo:text-transform="none" fo:color="#000000" style:font-name="Times New Roman" fo:font-size="14pt" fo:letter-spacing="normal" fo:font-style="normal" fo:font-weight="normal" officeooo:rsid="001b74a5"/>
    </style:style>
    <style:style style:name="T7" style:family="text">
      <style:text-properties fo:font-variant="normal" fo:text-transform="none" fo:color="#000000" style:font-name="Times New Roman" fo:font-size="14pt" fo:letter-spacing="normal" fo:font-style="normal" fo:font-weight="normal" officeooo:rsid="001bc0b2"/>
    </style:style>
    <style:style style:name="T8" style:family="text">
      <style:text-properties fo:font-variant="normal" fo:text-transform="none" fo:color="#000000" style:font-name="Times New Roman" fo:font-size="14pt" fo:letter-spacing="normal" fo:font-style="normal" fo:font-weight="normal" officeooo:rsid="001c2c39"/>
    </style:style>
    <style:style style:name="T9" style:family="text">
      <style:text-properties fo:font-variant="normal" fo:text-transform="none" fo:color="#000000" style:font-name="Times New Roman" fo:font-size="14pt" fo:letter-spacing="normal" fo:font-style="normal" fo:font-weight="normal" officeooo:rsid="002182cb"/>
    </style:style>
    <style:style style:name="T10" style:family="text">
      <style:text-properties fo:font-variant="normal" fo:text-transform="none" fo:color="#000000" style:font-name="Times New Roman" fo:font-size="14pt"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style:font-name="Times New Roman" fo:font-size="14pt" fo:letter-spacing="normal" fo:font-style="normal" fo:font-weight="normal" officeooo:rsid="004095bd" style:font-style-asian="normal" style:font-weight-asian="normal" style:font-style-complex="normal" style:font-weight-complex="normal"/>
    </style:style>
    <style:style style:name="T12" style:family="text">
      <style:text-properties fo:font-variant="normal" fo:text-transform="none" fo:color="#000000" style:font-name="Times New Roman" fo:font-size="14pt" fo:letter-spacing="normal" fo:font-style="normal" fo:font-weight="normal" officeooo:rsid="00414397" style:font-style-asian="normal" style:font-weight-asian="normal" style:font-style-complex="normal" style:font-weight-complex="normal"/>
    </style:style>
    <style:style style:name="T13" style:family="text">
      <style:text-properties fo:font-variant="normal" fo:text-transform="none" fo:color="#000000" style:font-name="Times New Roman" fo:font-size="14pt" fo:letter-spacing="normal" fo:font-style="normal" fo:font-weight="normal" officeooo:rsid="00438ae9" style:font-style-asian="normal" style:font-weight-asian="normal" style:font-style-complex="normal" style:font-weight-complex="normal"/>
    </style:style>
    <style:style style:name="T14" style:family="text">
      <style:text-properties fo:font-variant="normal" fo:text-transform="none" fo:color="#000000" style:font-name="Times New Roman" fo:font-size="14pt" fo:letter-spacing="normal" fo:font-style="normal" fo:font-weight="normal" officeooo:rsid="00457198" style:font-style-asian="normal" style:font-weight-asian="normal" style:font-style-complex="normal" style:font-weight-complex="normal"/>
    </style:style>
    <style:style style:name="T15" style:family="text">
      <style:text-properties fo:font-variant="normal" fo:text-transform="none" fo:color="#000000" style:font-name="Times New Roman" fo:font-size="14pt" fo:letter-spacing="normal" fo:font-style="normal" fo:font-weight="normal" officeooo:rsid="004716be" style:font-style-asian="normal" style:font-weight-asian="normal" style:font-style-complex="normal" style:font-weight-complex="normal"/>
    </style:style>
    <style:style style:name="T16" style:family="text">
      <style:text-properties fo:font-variant="normal" fo:text-transform="none" fo:color="#000000" style:font-name="Times New Roman" fo:font-size="14pt" fo:letter-spacing="normal" fo:font-style="normal" fo:font-weight="normal" officeooo:rsid="004efdd2" style:font-style-asian="normal" style:font-weight-asian="normal" style:font-style-complex="normal" style:font-weight-complex="normal"/>
    </style:style>
    <style:style style:name="T17" style:family="text">
      <style:text-properties fo:font-variant="normal" fo:text-transform="none" fo:color="#000000" style:font-name="Times New Roman" fo:font-size="14pt" fo:letter-spacing="normal" fo:font-style="normal" fo:font-weight="normal" style:font-style-asian="normal" style:font-style-complex="normal"/>
    </style:style>
    <style:style style:name="T18" style:family="text">
      <style:text-properties fo:font-variant="normal" fo:text-transform="none" fo:color="#000000" style:font-name="Times New Roman" fo:font-size="14pt" fo:letter-spacing="normal" fo:font-style="normal" fo:font-weight="normal" officeooo:rsid="005c4d48"/>
    </style:style>
    <style:style style:name="T19" style:family="text">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T20" style:family="text">
      <style:text-properties fo:font-variant="normal" fo:text-transform="none" fo:color="#000000" style:font-name="Liberation Serif" fo:font-size="14pt" fo:letter-spacing="normal" fo:font-style="normal" fo:font-weight="normal" officeooo:rsid="002adb5b"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font-name="Liberation Serif" fo:font-size="14pt" fo:letter-spacing="normal" fo:font-style="normal" fo:font-weight="normal" style:font-size-asian="14pt" style:font-style-asian="normal" style:font-size-complex="14pt" style:font-style-complex="normal"/>
    </style:style>
    <style:style style:name="T22" style:family="text">
      <style:text-properties fo:font-variant="normal" fo:text-transform="none" fo:color="#000000" style:font-name="Liberation Serif" fo:font-size="14pt" fo:letter-spacing="normal" fo:font-style="normal" fo:font-weight="normal" officeooo:rsid="006ae0f2" style:font-size-asian="14pt" style:font-style-asian="normal" style:font-size-complex="14pt" style:font-style-complex="normal"/>
    </style:style>
    <style:style style:name="T23" style:family="text">
      <style:text-properties fo:font-variant="normal" fo:text-transform="none" fo:color="#000000" fo:letter-spacing="normal" fo:font-style="normal" fo:font-weight="normal" officeooo:rsid="004cc501" style:font-weight-asian="normal" style:font-weight-complex="normal"/>
    </style:style>
    <style:style style:name="T24" style:family="text">
      <style:text-properties fo:font-variant="normal" fo:text-transform="none" fo:color="#000000" fo:letter-spacing="normal" fo:font-style="normal" fo:font-weight="normal" officeooo:rsid="004a042d" style:font-weight-asian="normal" style:font-weight-complex="normal"/>
    </style:style>
    <style:style style:name="T25" style:family="text">
      <style:text-properties fo:font-variant="normal" fo:text-transform="none" fo:color="#000000" fo:letter-spacing="normal" fo:font-style="normal" fo:font-weight="normal" officeooo:rsid="004a2045" style:font-weight-asian="normal" style:font-weight-complex="normal"/>
    </style:style>
    <style:style style:name="T26" style:family="text">
      <style:text-properties fo:font-variant="normal" fo:text-transform="none" fo:color="#000000" fo:letter-spacing="normal" fo:font-weight="normal" style:font-weight-asian="normal" style:font-weight-complex="normal"/>
    </style:style>
    <style:style style:name="T27" style:family="text">
      <style:text-properties fo:font-variant="normal" fo:text-transform="none" fo:color="#000000" fo:letter-spacing="normal" fo:font-weight="normal" officeooo:rsid="004a042d" style:font-weight-asian="normal" style:font-weight-complex="normal"/>
    </style:style>
    <style:style style:name="T28" style:family="text">
      <style:text-properties fo:font-variant="normal" fo:text-transform="none" fo:color="#000000" fo:letter-spacing="normal" fo:font-weight="normal" officeooo:rsid="004cc501" style:font-weight-asian="normal" style:font-weight-complex="normal"/>
    </style:style>
    <style:style style:name="T29" style:family="text">
      <style:text-properties fo:font-variant="normal" fo:text-transform="none" fo:color="#000000" fo:letter-spacing="normal" fo:font-weight="normal" officeooo:rsid="00754734" style:font-weight-asian="normal" style:font-weight-complex="normal"/>
    </style:style>
    <style:style style:name="T30" style:family="text">
      <style:text-properties fo:font-variant="normal" fo:text-transform="none" fo:color="#ce181e" style:font-name="Times New Roman" fo:font-size="14pt" fo:letter-spacing="normal" fo:font-style="normal" fo:font-weight="normal"/>
    </style:style>
    <style:style style:name="T31" style:family="text">
      <style:text-properties fo:font-variant="normal" fo:text-transform="none" style:font-name="Times New Roman" fo:font-size="14pt" fo:letter-spacing="normal" fo:font-style="normal" fo:font-weight="normal"/>
    </style:style>
    <style:style style:name="T32" style:family="text">
      <style:text-properties fo:font-variant="normal" fo:text-transform="none" style:font-name="Times New Roman" fo:font-size="14pt" fo:letter-spacing="normal" fo:font-style="normal" fo:font-weight="normal" officeooo:rsid="001d657d"/>
    </style:style>
    <style:style style:name="T33" style:family="text">
      <style:text-properties fo:font-variant="normal" fo:text-transform="none" style:font-name="Times New Roman" fo:font-size="14pt" fo:letter-spacing="normal" fo:font-style="normal" fo:font-weight="normal" officeooo:rsid="001f209c"/>
    </style:style>
    <style:style style:name="T34" style:family="text">
      <style:text-properties fo:font-variant="normal" fo:text-transform="none" style:font-name="Times New Roman" fo:font-size="14pt" fo:letter-spacing="normal" fo:font-style="normal" fo:font-weight="normal" officeooo:rsid="002182cb"/>
    </style:style>
    <style:style style:name="T35" style:family="text">
      <style:text-properties fo:font-variant="normal" fo:text-transform="none" style:font-name="Times New Roman" fo:font-size="14pt" fo:letter-spacing="normal" fo:font-style="normal" fo:font-weight="normal" officeooo:rsid="0022d1ea"/>
    </style:style>
    <style:style style:name="T36" style:family="text">
      <style:text-properties fo:font-variant="normal" fo:text-transform="none" style:font-name="Times New Roman" fo:font-size="14pt" fo:letter-spacing="normal" fo:font-style="normal" style:font-size-asian="14pt" style:font-style-asian="normal" style:font-size-complex="14pt" style:font-style-complex="normal"/>
    </style:style>
    <style:style style:name="T37" style:family="text">
      <style:text-properties fo:font-variant="normal" fo:text-transform="none" style:font-name="Times New Roman" fo:font-size="14pt" fo:letter-spacing="normal" fo:font-style="normal" officeooo:rsid="0063d6db" style:font-size-asian="14pt" style:font-style-asian="normal" style:font-size-complex="14pt" style:font-style-complex="normal"/>
    </style:style>
    <style:style style:name="T38" style:family="text">
      <style:text-properties fo:font-variant="normal" fo:text-transform="none" style:font-name="Times New Roman" fo:font-size="14pt" fo:letter-spacing="normal" fo:font-style="normal" officeooo:rsid="00654da5" style:font-size-asian="14pt" style:font-style-asian="normal" style:font-size-complex="14pt" style:font-style-complex="normal"/>
    </style:style>
    <style:style style:name="T39" style:family="text">
      <style:text-properties fo:font-variant="normal" fo:text-transform="none" fo:letter-spacing="normal"/>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fo:font-weight="normal" officeooo:rsid="001f209c"/>
    </style:style>
    <style:style style:name="T42" style:family="text">
      <style:text-properties fo:font-variant="normal" fo:text-transform="none" fo:letter-spacing="normal" fo:font-style="normal" fo:font-weight="normal" officeooo:rsid="005dacc0"/>
    </style:style>
    <style:style style:name="T43" style:family="text">
      <style:text-properties fo:font-variant="normal" fo:text-transform="none" fo:letter-spacing="normal" fo:font-style="normal" style:font-weight-asian="normal" style:font-weight-complex="normal"/>
    </style:style>
    <style:style style:name="T44" style:family="text">
      <style:text-properties fo:font-variant="normal" fo:text-transform="none" fo:letter-spacing="normal" fo:font-style="normal" officeooo:rsid="004cc501" style:font-weight-asian="normal" style:font-weight-complex="normal"/>
    </style:style>
    <style:style style:name="T45" style:family="text">
      <style:text-properties fo:font-variant="normal" fo:text-transform="none" fo:letter-spacing="normal" fo:font-style="normal" officeooo:rsid="00570d06" style:font-weight-asian="normal" style:font-weight-complex="normal"/>
    </style:style>
    <style:style style:name="T46" style:family="text">
      <style:text-properties fo:font-variant="normal" fo:text-transform="none" fo:letter-spacing="normal" fo:font-style="normal" officeooo:rsid="00586e8d" style:font-weight-asian="normal" style:font-weight-complex="normal"/>
    </style:style>
    <style:style style:name="T47" style:family="text">
      <style:text-properties fo:font-variant="normal" fo:text-transform="none" fo:letter-spacing="normal" fo:font-style="normal" style:font-style-asian="normal" style:font-style-complex="normal"/>
    </style:style>
    <style:style style:name="T48" style:family="text">
      <style:text-properties fo:font-variant="normal" fo:text-transform="none" fo:letter-spacing="normal" fo:font-style="normal" officeooo:rsid="007a743a" style:font-style-asian="normal" style:font-style-complex="normal"/>
    </style:style>
    <style:style style:name="T49" style:family="text">
      <style:text-properties fo:font-variant="normal" fo:text-transform="none" fo:letter-spacing="normal" fo:font-style="normal" officeooo:rsid="007c4ebd" style:font-style-asian="normal" style:font-style-complex="normal"/>
    </style:style>
    <style:style style:name="T50" style:family="text">
      <style:text-properties fo:font-variant="normal" fo:text-transform="none" fo:letter-spacing="normal" fo:font-style="normal" officeooo:rsid="007c9440" style:font-style-asian="normal" style:font-style-complex="normal"/>
    </style:style>
    <style:style style:name="T51" style:family="text">
      <style:text-properties fo:font-variant="normal" fo:text-transform="none" fo:letter-spacing="normal" fo:font-style="normal" officeooo:rsid="007cc099" style:font-style-asian="normal" style:font-style-complex="normal"/>
    </style:style>
    <style:style style:name="T52" style:family="text">
      <style:text-properties fo:font-variant="normal" fo:text-transform="none" fo:letter-spacing="normal" fo:font-style="normal" officeooo:rsid="007e9cb3" style:font-style-asian="normal" style:font-style-complex="normal"/>
    </style:style>
    <style:style style:name="T53" style:family="text">
      <style:text-properties fo:font-variant="normal" fo:text-transform="none" fo:letter-spacing="normal" fo:font-style="normal" officeooo:rsid="00805f35" style:font-style-asian="normal" style:font-style-complex="normal"/>
    </style:style>
    <style:style style:name="T54" style:family="text">
      <style:text-properties fo:font-variant="normal" fo:text-transform="none" fo:letter-spacing="normal" fo:font-style="normal" officeooo:rsid="00810561" style:font-style-asian="normal" style:font-style-complex="normal"/>
    </style:style>
    <style:style style:name="T55" style:family="text">
      <style:text-properties fo:font-variant="normal" fo:text-transform="none" fo:letter-spacing="normal" fo:font-style="normal" officeooo:rsid="005d6404" style:font-style-asian="normal" style:font-style-complex="normal"/>
    </style:style>
    <style:style style:name="T56" style:family="text">
      <style:text-properties fo:font-variant="normal" fo:text-transform="none" fo:letter-spacing="normal" fo:font-style="normal" officeooo:rsid="00812eaf" style:font-style-asian="normal" style:font-style-complex="normal"/>
    </style:style>
    <style:style style:name="T57" style:family="text">
      <style:text-properties fo:font-variant="normal" fo:text-transform="none" fo:letter-spacing="normal" fo:font-style="normal" officeooo:rsid="00813649" style:font-style-asian="normal" style:font-style-complex="normal"/>
    </style:style>
    <style:style style:name="T58" style:family="text">
      <style:text-properties fo:font-variant="normal" fo:text-transform="none" fo:letter-spacing="normal" fo:font-style="normal" officeooo:rsid="00537beb"/>
    </style:style>
    <style:style style:name="T59" style:family="text">
      <style:text-properties fo:font-variant="normal" fo:text-transform="none" fo:letter-spacing="normal" fo:font-style="normal" officeooo:rsid="005ce6a6"/>
    </style:style>
    <style:style style:name="T60" style:family="text">
      <style:text-properties fo:font-variant="normal" fo:text-transform="none" fo:letter-spacing="normal" fo:font-style="normal" officeooo:rsid="008766f6"/>
    </style:style>
    <style:style style:name="T61" style:family="text">
      <style:text-properties fo:font-variant="normal" fo:text-transform="none" fo:letter-spacing="normal" fo:font-style="normal" officeooo:rsid="0089489d"/>
    </style:style>
    <style:style style:name="T62" style:family="text">
      <style:text-properties fo:font-variant="normal" fo:text-transform="none" fo:letter-spacing="normal" fo:font-style="normal" officeooo:rsid="0089c3e5"/>
    </style:style>
    <style:style style:name="T63" style:family="text">
      <style:text-properties fo:font-variant="normal" fo:text-transform="none" fo:color="#222222" style:font-name="apple-system" fo:font-size="12pt" fo:letter-spacing="normal" fo:font-style="normal" fo:font-weight="normal"/>
    </style:style>
    <style:style style:name="T64" style:family="text">
      <style:text-properties fo:font-variant="normal" fo:text-transform="none" fo:color="#222222" style:font-name="apple-system" fo:font-size="12pt" fo:letter-spacing="normal" fo:font-style="normal" fo:font-weight="normal" officeooo:rsid="002adb5b"/>
    </style:style>
    <style:style style:name="T65" style:family="text">
      <style:text-properties fo:font-variant="normal" fo:text-transform="none" fo:color="#222222" style:font-name="apple-system" fo:font-size="12pt" fo:letter-spacing="normal" fo:font-style="normal" fo:font-weight="normal" officeooo:rsid="00699069"/>
    </style:style>
    <style:style style:name="T66" style:family="text">
      <style:text-properties fo:font-variant="normal" fo:text-transform="none" fo:color="#ed1c24" fo:letter-spacing="normal" fo:font-style="normal" fo:font-weight="normal" style:font-weight-asian="normal" style:font-weight-complex="normal"/>
    </style:style>
    <style:style style:name="T67" style:family="text">
      <style:text-properties fo:font-variant="normal" fo:text-transform="none" fo:color="#ed1c24" fo:letter-spacing="normal" fo:font-style="normal" fo:font-weight="normal" officeooo:rsid="004cc501" style:font-weight-asian="normal" style:font-weight-complex="normal"/>
    </style:style>
    <style:style style:name="T68" style:family="text">
      <style:text-properties fo:font-variant="normal" fo:text-transform="none" fo:color="#ed1c24" fo:letter-spacing="normal" fo:font-style="normal" fo:font-weight="normal" officeooo:rsid="00570d06" style:font-weight-asian="normal" style:font-weight-complex="normal"/>
    </style:style>
    <style:style style:name="T69" style:family="text">
      <style:text-properties fo:font-variant="normal" fo:text-transform="none" style:font-name="Liberation Serif" fo:font-size="14pt" fo:letter-spacing="normal" fo:font-style="normal" fo:font-weight="normal" officeooo:rsid="005d6404" fo:background-color="transparent" loext:char-shading-value="0" style:font-size-asian="12.25pt" style:font-weight-asian="normal" style:font-size-complex="14pt" style:font-weight-complex="normal"/>
    </style:style>
    <style:style style:name="T70" style:family="text">
      <style:text-properties fo:font-variant="normal" fo:text-transform="none" style:font-name="Liberation Serif" fo:font-size="14pt" fo:letter-spacing="normal" fo:font-style="normal" fo:font-weight="normal" officeooo:rsid="005d6404" fo:background-color="transparent" loext:char-shading-value="0" style:font-size-asian="14pt" style:font-weight-asian="normal" style:font-size-complex="14pt" style:font-weight-complex="normal"/>
    </style:style>
    <style:style style:name="T71" style:family="text">
      <style:text-properties fo:font-variant="normal" fo:text-transform="none" style:font-name="Liberation Serif" fo:font-size="14pt" fo:letter-spacing="normal" fo:font-style="normal" fo:font-weight="normal" style:font-size-asian="14pt" style:font-size-complex="14pt"/>
    </style:style>
    <style:style style:name="T72" style:family="text">
      <style:text-properties fo:font-variant="normal" fo:text-transform="none" style:font-name="Liberation Serif" fo:font-size="14pt" fo:letter-spacing="normal" fo:font-style="normal" fo:font-weight="normal" officeooo:rsid="005f620a" style:font-size-asian="14pt" style:font-size-complex="14pt"/>
    </style:style>
    <style:style style:name="T73" style:family="text">
      <style:text-properties fo:font-variant="normal" fo:text-transform="none" style:font-name="Liberation Serif" fo:font-size="14pt" fo:letter-spacing="normal" fo:font-style="normal" fo:font-weight="normal" officeooo:rsid="00605241" style:font-size-asian="14pt" style:font-size-complex="14pt"/>
    </style:style>
    <style:style style:name="T74" style:family="text">
      <style:text-properties fo:font-variant="normal" fo:text-transform="none" style:font-name="Liberation Serif" fo:letter-spacing="normal" fo:font-style="normal"/>
    </style:style>
    <style:style style:name="T75" style:family="text">
      <style:text-properties fo:font-variant="normal" fo:text-transform="none" style:font-name="Liberation Serif" fo:letter-spacing="normal" fo:font-style="normal" style:font-size-asian="12.25pt"/>
    </style:style>
    <style:style style:name="T76" style:family="text">
      <style:text-properties fo:font-variant="normal" fo:text-transform="none" style:font-name="Liberation Serif" fo:letter-spacing="normal" fo:font-style="normal" officeooo:rsid="008766f6" style:font-size-asian="12.25pt"/>
    </style:style>
    <style:style style:name="T77" style:family="text">
      <style:text-properties fo:font-variant="normal" fo:text-transform="none" style:font-name="Liberation Serif" fo:letter-spacing="normal" fo:font-style="normal" officeooo:rsid="008d7fcb" style:font-size-asian="12.25pt"/>
    </style:style>
    <style:style style:name="T78" style:family="text">
      <style:text-properties fo:font-variant="normal" fo:text-transform="none" style:font-name="Liberation Serif" fo:letter-spacing="normal" fo:font-style="normal" officeooo:rsid="008e209d" style:font-size-asian="12.25pt"/>
    </style:style>
    <style:style style:name="T79" style:family="text">
      <style:text-properties fo:font-variant="normal" fo:text-transform="none" style:font-name="Liberation Serif" fo:letter-spacing="normal" fo:font-style="normal" officeooo:rsid="009149c3" style:font-size-asian="12.25pt"/>
    </style:style>
    <style:style style:name="T80" style:family="text">
      <style:text-properties fo:font-variant="normal" fo:text-transform="none" style:font-name="Liberation Serif" fo:letter-spacing="normal" fo:font-style="normal" officeooo:rsid="009233ee" style:font-size-asian="12.25pt"/>
    </style:style>
    <style:style style:name="T81" style:family="text">
      <style:text-properties fo:font-variant="normal" fo:text-transform="none" style:font-name="Liberation Serif" fo:letter-spacing="normal" fo:font-style="normal" officeooo:rsid="0092ec24" style:font-size-asian="12.25pt"/>
    </style:style>
    <style:style style:name="T82" style:family="text">
      <style:text-properties fo:font-variant="normal" fo:text-transform="none" style:font-name="Liberation Serif" fo:letter-spacing="normal" fo:font-style="normal" officeooo:rsid="0093fbd1" style:font-size-asian="12.25pt"/>
    </style:style>
    <style:style style:name="T83" style:family="text">
      <style:text-properties fo:font-variant="normal" fo:text-transform="none" style:font-name="Liberation Serif" fo:letter-spacing="normal" fo:font-style="normal" officeooo:rsid="0094c539" style:font-size-asian="12.25pt"/>
    </style:style>
    <style:style style:name="T84" style:family="text">
      <style:text-properties fo:font-variant="normal" fo:text-transform="none" style:font-name="Liberation Serif" fo:letter-spacing="normal" fo:font-style="normal" officeooo:rsid="00972d24" style:font-size-asian="12.25pt"/>
    </style:style>
    <style:style style:name="T85" style:family="text">
      <style:text-properties fo:font-variant="normal" fo:text-transform="none" style:font-name="Liberation Serif" fo:letter-spacing="normal" fo:font-style="normal" officeooo:rsid="009a86e2" style:font-size-asian="12.25pt"/>
    </style:style>
    <style:style style:name="T86" style:family="text">
      <style:text-properties fo:font-variant="normal" fo:text-transform="none" style:font-name="Liberation Serif" fo:letter-spacing="normal" fo:font-style="normal" fo:font-weight="normal" officeooo:rsid="008d7fcb" style:font-size-asian="12.25pt" style:font-weight-asian="normal" style:font-size-complex="14pt" style:font-weight-complex="normal"/>
    </style:style>
    <style:style style:name="T87" style:family="text">
      <style:text-properties fo:font-variant="normal" fo:text-transform="none" style:font-name="Liberation Serif" fo:letter-spacing="normal" fo:font-style="normal" fo:font-weight="normal" officeooo:rsid="008e209d" style:font-size-asian="12.25pt" style:font-weight-asian="normal" style:font-size-complex="14pt" style:font-weight-complex="normal"/>
    </style:style>
    <style:style style:name="T88" style:family="text">
      <style:text-properties fo:font-variant="normal" fo:text-transform="none" style:font-name="Liberation Serif" fo:letter-spacing="normal" fo:font-style="normal" fo:font-weight="normal" officeooo:rsid="008fcdb8" style:font-size-asian="12.25pt" style:font-weight-asian="normal" style:font-size-complex="14pt" style:font-weight-complex="normal"/>
    </style:style>
    <style:style style:name="T89" style:family="text">
      <style:text-properties fo:font-variant="normal" fo:text-transform="none" style:font-name="Liberation Serif" fo:letter-spacing="normal" fo:font-style="normal" fo:font-weight="normal" officeooo:rsid="008d7fcb" style:font-size-asian="14pt" style:font-weight-asian="normal" style:font-size-complex="14pt" style:font-weight-complex="normal"/>
    </style:style>
    <style:style style:name="T90" style:family="text">
      <style:text-properties fo:font-variant="normal" fo:text-transform="none" style:font-name="Liberation Serif" fo:letter-spacing="normal" fo:font-style="normal" officeooo:rsid="008b86f7"/>
    </style:style>
    <style:style style:name="T91" style:family="text">
      <style:text-properties fo:font-variant="normal" fo:text-transform="none" style:font-name="Liberation Serif" fo:letter-spacing="normal" fo:font-style="normal" officeooo:rsid="008d7fcb"/>
    </style:style>
    <style:style style:name="T92" style:family="text">
      <style:text-properties fo:font-variant="normal" fo:text-transform="none" style:font-name="Liberation Serif" fo:letter-spacing="normal" fo:font-style="normal" officeooo:rsid="00972d24"/>
    </style:style>
    <style:style style:name="T93" style:family="text">
      <style:text-properties fo:font-variant="normal" fo:text-transform="none" style:font-name="Liberation Serif" fo:letter-spacing="normal" fo:font-style="normal" officeooo:rsid="0098da2b"/>
    </style:style>
    <style:style style:name="T94" style:family="text">
      <style:text-properties fo:font-variant="normal" fo:text-transform="none" fo:color="#a9b7c6" style:font-name="Liberation Serif" fo:font-size="9.80000019073486pt" fo:letter-spacing="normal" fo:font-style="normal" fo:font-weight="normal" officeooo:rsid="008d7fcb" style:font-size-asian="14pt" style:font-weight-asian="normal" style:font-size-complex="14pt" style:font-weight-complex="normal"/>
    </style:style>
    <style:style style:name="T95" style:family="text">
      <style:text-properties fo:font-variant="normal" fo:text-transform="none" fo:color="#a9b7c6" style:font-name="Liberation Serif" fo:font-size="9.80000019073486pt" fo:letter-spacing="normal" fo:font-style="normal" fo:font-weight="normal" officeooo:rsid="008e209d" style:font-size-asian="12.25pt" style:font-weight-asian="normal" style:font-size-complex="14pt" style:font-weight-complex="normal"/>
    </style:style>
    <style:style style:name="T96" style:family="text">
      <style:text-properties fo:font-variant="normal" fo:text-transform="none" fo:color="#a9b7c6" style:font-name="Liberation Serif" fo:letter-spacing="normal" fo:font-style="normal" officeooo:rsid="008766f6" style:font-size-asian="12.25pt"/>
    </style:style>
    <style:style style:name="T97" style:family="text">
      <style:text-properties fo:font-variant="normal" fo:text-transform="none" fo:color="#6897bb" style:font-name="JetBrains Mono" fo:font-size="9.80000019073486pt" fo:letter-spacing="normal" fo:font-style="normal" officeooo:rsid="008766f6"/>
    </style:style>
    <style:style style:name="T98" style:family="text">
      <style:text-properties officeooo:rsid="00199d3c"/>
    </style:style>
    <style:style style:name="T99" style:family="text">
      <style:text-properties officeooo:rsid="001b19c8"/>
    </style:style>
    <style:style style:name="T100" style:family="text">
      <style:text-properties officeooo:rsid="001b74a5"/>
    </style:style>
    <style:style style:name="T101" style:family="text">
      <style:text-properties officeooo:rsid="001f209c"/>
    </style:style>
    <style:style style:name="T102" style:family="text">
      <style:text-properties officeooo:rsid="002182cb"/>
    </style:style>
    <style:style style:name="T103" style:family="text">
      <style:text-properties officeooo:rsid="002668a1"/>
    </style:style>
    <style:style style:name="T104" style:family="text">
      <style:text-properties officeooo:rsid="002836c7"/>
    </style:style>
    <style:style style:name="T105" style:family="text">
      <style:text-properties officeooo:rsid="00294748"/>
    </style:style>
    <style:style style:name="T106" style:family="text">
      <style:text-properties officeooo:rsid="002b57de"/>
    </style:style>
    <style:style style:name="T107" style:family="text">
      <style:text-properties officeooo:rsid="002e1726"/>
    </style:style>
    <style:style style:name="T108" style:family="text">
      <style:text-properties officeooo:rsid="002efd2d"/>
    </style:style>
    <style:style style:name="T109" style:family="text">
      <style:text-properties officeooo:rsid="0030c57d"/>
    </style:style>
    <style:style style:name="T110" style:family="text">
      <style:text-properties officeooo:rsid="0032ace7"/>
    </style:style>
    <style:style style:name="T111" style:family="text">
      <style:text-properties officeooo:rsid="00352de6"/>
    </style:style>
    <style:style style:name="T112" style:family="text">
      <style:text-properties officeooo:rsid="00354d0c"/>
    </style:style>
    <style:style style:name="T113" style:family="text">
      <style:text-properties officeooo:rsid="0036cee2"/>
    </style:style>
    <style:style style:name="T114" style:family="text">
      <style:text-properties officeooo:rsid="003b9f11"/>
    </style:style>
    <style:style style:name="T115" style:family="text">
      <style:text-properties style:font-style-asian="normal" style:font-style-complex="normal"/>
    </style:style>
    <style:style style:name="T116" style:family="text">
      <style:text-properties officeooo:rsid="004efdd2" style:font-style-asian="normal" style:font-style-complex="normal"/>
    </style:style>
    <style:style style:name="T117" style:family="text">
      <style:text-properties officeooo:rsid="0051bfdd" style:font-style-asian="normal" style:font-style-complex="normal"/>
    </style:style>
    <style:style style:name="T118" style:family="text">
      <style:text-properties officeooo:rsid="00543e09" style:font-style-asian="normal" style:font-style-complex="normal"/>
    </style:style>
    <style:style style:name="T119" style:family="text">
      <style:text-properties officeooo:rsid="00560aed" style:font-style-asian="normal" style:font-style-complex="normal"/>
    </style:style>
    <style:style style:name="T120" style:family="text">
      <style:text-properties officeooo:rsid="005789f1" style:font-style-asian="normal" style:font-style-complex="normal"/>
    </style:style>
    <style:style style:name="T121" style:family="text">
      <style:text-properties officeooo:rsid="00586697" style:font-style-asian="normal" style:font-style-complex="normal"/>
    </style:style>
    <style:style style:name="T122" style:family="text">
      <style:text-properties officeooo:rsid="005a5cd2" style:font-style-asian="normal" style:font-style-complex="normal"/>
    </style:style>
    <style:style style:name="T123" style:family="text">
      <style:text-properties officeooo:rsid="005b9474" style:font-style-asian="normal" style:font-style-complex="normal"/>
    </style:style>
    <style:style style:name="T124" style:family="text">
      <style:text-properties officeooo:rsid="007cc099" style:font-style-asian="normal" style:font-style-complex="normal"/>
    </style:style>
    <style:style style:name="T125" style:family="text">
      <style:text-properties fo:color="#ed1c24" style:font-name="Liberation Serif" fo:font-size="14pt" style:font-size-asian="14pt" style:font-style-asian="normal" style:font-size-complex="14pt" style:font-style-complex="normal"/>
    </style:style>
    <style:style style:name="T126" style:family="text">
      <style:text-properties fo:color="#000000" style:font-name="Liberation Serif" fo:font-size="14pt" officeooo:rsid="006ae0f2" style:font-size-asian="14pt" style:font-style-asian="normal" style:font-size-complex="14pt" style:font-style-complex="normal"/>
    </style:style>
    <style:style style:name="T127" style:family="text">
      <style:text-properties fo:color="#000000" fo:font-weight="normal" officeooo:rsid="004a042d" style:font-weight-asian="normal" style:font-weight-complex="normal"/>
    </style:style>
    <style:style style:name="T128" style:family="text">
      <style:text-properties fo:color="#000000" fo:font-weight="normal" officeooo:rsid="004cc501" style:font-weight-asian="normal" style:font-weight-complex="normal"/>
    </style:style>
    <style:style style:name="T129" style:family="text">
      <style:text-properties fo:color="#000000" fo:font-weight="normal" officeooo:rsid="004d2d29" style:font-weight-asian="normal" style:font-weight-complex="normal"/>
    </style:style>
    <style:style style:name="T130" style:family="text">
      <style:text-properties fo:color="#ef413d" style:font-style-asian="normal" style:font-style-complex="normal"/>
    </style:style>
    <style:style style:name="T131" style:family="text">
      <style:text-properties fo:color="#ef413d" officeooo:rsid="0051bfdd" style:font-style-asian="normal" style:font-style-complex="normal"/>
    </style:style>
    <style:style style:name="T132" style:family="text">
      <style:text-properties officeooo:rsid="005c4d48"/>
    </style:style>
    <style:style style:name="T133" style:family="text">
      <style:text-properties officeooo:rsid="005dacc0"/>
    </style:style>
    <style:style style:name="T134" style:family="text">
      <style:text-properties fo:font-weight="normal" officeooo:rsid="004a042d" style:font-weight-asian="normal" style:font-weight-complex="normal"/>
    </style:style>
    <style:style style:name="T135" style:family="text">
      <style:text-properties fo:font-style="italic" officeooo:rsid="002a1a80" style:font-style-asian="italic" style:font-style-complex="italic"/>
    </style:style>
    <style:style style:name="T136" style:family="text">
      <style:text-properties officeooo:rsid="002a2c02"/>
    </style:style>
    <style:style style:name="T137" style:family="text">
      <style:text-properties officeooo:rsid="002bc0bf"/>
    </style:style>
    <style:style style:name="T138" style:family="text">
      <style:text-properties officeooo:rsid="002f2e16"/>
    </style:style>
    <style:style style:name="T139" style:family="text">
      <style:text-properties officeooo:rsid="002a1a80"/>
    </style:style>
    <style:style style:name="T140" style:family="text">
      <style:text-properties officeooo:rsid="00699069"/>
    </style:style>
    <style:style style:name="T141" style:family="text">
      <style:text-properties officeooo:rsid="0069fde1"/>
    </style:style>
    <style:style style:name="T142" style:family="text">
      <style:text-properties officeooo:rsid="006e8cf1"/>
    </style:style>
    <style:style style:name="T143" style:family="text">
      <style:text-properties officeooo:rsid="00705f83"/>
    </style:style>
    <style:style style:name="T144" style:family="text">
      <style:text-properties officeooo:rsid="0073cb72"/>
    </style:style>
    <style:style style:name="T145" style:family="text">
      <style:text-properties officeooo:rsid="00754734"/>
    </style:style>
    <style:style style:name="T146" style:family="text">
      <style:text-properties fo:color="#1c1c1c" style:font-style-asian="normal" style:font-style-complex="normal"/>
    </style:style>
    <style:style style:name="T147" style:family="text">
      <style:text-properties fo:color="#1c1c1c" officeooo:rsid="0079c3ca" style:font-style-asian="normal" style:font-style-complex="normal"/>
    </style:style>
    <style:style style:name="T148" style:family="text">
      <style:text-properties fo:color="#1c1c1c" officeooo:rsid="0082d05b" style:font-style-asian="normal" style:font-style-complex="normal"/>
    </style:style>
    <style:style style:name="T149" style:family="text">
      <style:text-properties fo:color="#1c1c1c" style:font-name="Liberation Serif" style:font-size-asian="12.25pt" style:font-style-asian="normal" style:font-style-complex="normal"/>
    </style:style>
    <style:style style:name="T150" style:family="text">
      <style:text-properties fo:color="#1c1c1c" style:font-name="Liberation Serif" officeooo:rsid="008417f9" style:font-size-asian="12.25pt"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Функциональные требования</text:p>
      <text:p text:style-name="P83"/>
      <text:p text:style-name="P1">Общие требования: сервис является веб-приложением.</text:p>
      <text:p text:style-name="P1">1. Любой пользователь должен иметь возможность просмотреть информацию о <text:span text:style-name="T1">услугах, которые можно заказать, с возможностью поиска по имени</text:span>.</text:p>
      <text:p text:style-name="P1"><text:span text:style-name="T1">Для этого необходимо отобразить следующие поля</text:span>:</text:p>
      <text:list xml:id="list2168257868" text:style-name="L1">
        <text:list-item>
          <text:p text:style-name="P124">Название услуги</text:p>
        </text:list-item>
        <text:list-item>
          <text:p text:style-name="P124">Ее описание</text:p>
        </text:list-item>
        <text:list-item>
          <text:p text:style-name="P124">Выезд на дом к заказчику</text:p>
        </text:list-item>
        <text:list-item>
          <text:p text:style-name="P127">Обязательность предоставления материалов</text:p>
        </text:list-item>
        <text:list-item>
          <text:p text:style-name="P124">Минимальная стоимость с учетом покупки материалов</text:p>
        </text:list-item>
        <text:list-item>
          <text:p text:style-name="P124">Минимальная стоимость без учета покупки материалов</text:p>
        </text:list-item>
        <text:list-item>
          <text:p text:style-name="P124">Информация о рабочем:</text:p>
          <text:list>
            <text:list-item>
              <text:p text:style-name="P124">Емэйл</text:p>
            </text:list-item>
            <text:list-item>
              <text:p text:style-name="P124">Телефон</text:p>
            </text:list-item>
            <text:list-item>
              <text:p text:style-name="P124">Имя</text:p>
            </text:list-item>
            <text:list-item>
              <text:p text:style-name="P130">Фамилия</text:p>
            </text:list-item>
          </text:list>
        </text:list-item>
      </text:list>
      <text:p text:style-name="P3"><text:span text:style-name="T102">2. Любой пользователь должен иметь возможность перейти на страницу услуги. </text:span>На <text:span text:style-name="T102">ней</text:span>, должны быть отображены <text:span text:style-name="T2">следующие поля</text:span>:</text:p>
      <text:list xml:id="list1407559534" text:style-name="L2">
        <text:list-item>
          <text:p text:style-name="P125">Название услуги</text:p>
        </text:list-item>
        <text:list-item>
          <text:p text:style-name="P125">Ее описание</text:p>
        </text:list-item>
        <text:list-item>
          <text:p text:style-name="P125">Выезд на дом к заказчику</text:p>
        </text:list-item>
        <text:list-item>
          <text:p text:style-name="P125">Минимальная стоимость с учетом покупки материалов</text:p>
        </text:list-item>
        <text:list-item>
          <text:p text:style-name="P125">Минимальная стоимость без учета покупки материалов</text:p>
        </text:list-item>
        <text:list-item>
          <text:p text:style-name="P128">Рейтинг</text:p>
        </text:list-item>
        <text:list-item>
          <text:p text:style-name="P128">Обязательность предоставления материалов</text:p>
        </text:list-item>
        <text:list-item>
          <text:p text:style-name="P128">Комментарии заказчиков:</text:p>
          <text:list>
            <text:list-item>
              <text:p text:style-name="P128">Выставленный рейтинг</text:p>
            </text:list-item>
            <text:list-item>
              <text:p text:style-name="P128"><text:soft-page-break/>Текстовый комментарий</text:p>
            </text:list-item>
            <text:list-item>
              <text:p text:style-name="P128">Фотографии</text:p>
            </text:list-item>
          </text:list>
        </text:list-item>
        <text:list-item>
          <text:p text:style-name="P125">Информация о рабочем:</text:p>
          <text:list>
            <text:list-item>
              <text:p text:style-name="P125">Емэйл</text:p>
            </text:list-item>
            <text:list-item>
              <text:p text:style-name="P125">Телефон</text:p>
            </text:list-item>
            <text:list-item>
              <text:p text:style-name="P125">Имя</text:p>
            </text:list-item>
            <text:list-item>
              <text:p text:style-name="P131">Фамилия</text:p>
            </text:list-item>
          </text:list>
        </text:list-item>
      </text:list>
      <text:p text:style-name="P1"><text:span text:style-name="T102">3</text:span>.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list xml:id="list3038172030" text:style-name="L3">
        <text:list-item>
          <text:p text:style-name="P135">Электронная почта<text:span text:style-name="T132">(максимальное количество символов 150)</text:span></text:p>
        </text:list-item>
        <text:list-item>
          <text:p text:style-name="P136">Пароль<text:span text:style-name="T132">(максимальное количество символов 120)</text:span></text:p>
        </text:list-item>
        <text:list-item>
          <text:p text:style-name="P136">Подтверждение пароля<text:span text:style-name="T132">(максимальное количество символов 120)</text:span></text:p>
        </text:list-item>
        <text:list-item>
          <text:p text:style-name="P135">Номер телефона <text:span text:style-name="T98">(не обязательно к заполнению)</text:span></text:p>
        </text:list-item>
        <text:list-item>
          <text:p text:style-name="P136">Имя<text:span text:style-name="T132">(максимальное количество символов 150)</text:span></text:p>
        </text:list-item>
        <text:list-item>
          <text:p text:style-name="P132">Фамилия<text:span text:style-name="T132">(максимальное количество символов 150)</text:span></text:p>
        </text:list-item>
        <text:list-item>
          <text:p text:style-name="P133">Фотография (не обязательно к заполнению)</text:p>
        </text:list-item>
        <text:list-item>
          <text:p text:style-name="P133">Является данный пользователем мастером, предлагающим услугу, или заказчиком (не обязательно к заполнению, по умолчанию при регистрации любой пользователь является мастером)</text:p>
        </text:list-item>
      </text:list>
      <text:p text:style-name="P1"><text:span text:style-name="T102">4</text:span>. Пользователь должен иметь возможность авторизоваться при помощи формы.</text:p>
      <text:p text:style-name="P1">Форма должна содержать следующие поля:</text:p>
      <text:list xml:id="list3685456136" text:style-name="L4">
        <text:list-item>
          <text:p text:style-name="P137">Электронная почта<text:span text:style-name="T132">(максимальное количество символов 150)</text:span></text:p>
        </text:list-item>
        <text:list-item>
          <text:p text:style-name="P137">Пароль<text:span text:style-name="T132">(максимальное количество символов 120)</text:span></text:p>
        </text:list-item>
      </text:list>
      <text:p text:style-name="P1">Все поля обязательны для заполнения.</text:p>
      <text:p text:style-name="P1"><text:span text:style-name="T99">Далее</text:span> приложение должно проверить правильность введённых данных. Если пользователь заблокирован, то ему выводится сообщение о блокировке.</text:p>
      <text:p text:style-name="P2"><text:span text:style-name="T102">5</text:span>. Зарегистрированному пользователю должна быть предоставлена возможность сменить :</text:p>
      <text:list xml:id="list949867415" text:style-name="L5">
        <text:list-item>
          <text:p text:style-name="P138"><text:soft-page-break/>номер телефона</text:p>
        </text:list-item>
        <text:list-item>
          <text:p text:style-name="P240"><text:span text:style-name="T3"><text:s/></text:span><text:span text:style-name="T4">имя</text:span><text:span text:style-name="T18">(максимальное количество символов 150)</text:span></text:p>
        </text:list-item>
        <text:list-item>
          <text:p text:style-name="P139"><text:s/>фамилию<text:span text:style-name="T132">(максимальное количество символов 150)</text:span></text:p>
        </text:list-item>
        <text:list-item>
          <text:p text:style-name="P241"><text:span text:style-name="T4">является ли данный пользователь мастером</text:span><text:span text:style-name="T3">.</text:span></text:p>
        </text:list-item>
      </text:list>
      <text:p text:style-name="P69"><text:span text:style-name="T4">Все поля не обязательны для заполнения. </text:span><text:span text:style-name="T5">П</text:span><text:span text:style-name="T3">риложение должно произвести проверку корректности введённых данных (соответствие нового пароля требованиям, новый пароль не должен совпадать со старым</text:span><text:span text:style-name="T6">, пользователь может обновить информацию только о самом себе</text:span><text:span text:style-name="T3">). Если введённые данные некорректны, то пользователю должно быть выведено сообщение об этом.</text:span></text:p>
      <text:p text:style-name="P70"><text:span text:style-name="T9">6</text:span><text:span text:style-name="T6">. <text:s/>Пользователю-администратору тожна быть предоставлена возможность удалить пользователя (при этом должна быть произведена проверка, что пользователь не удаляет сам себя). Удаленный пользователь должен помечаться соответствующим статусом в базе данных и не иметь возможности залогиниться. Ему так же на емэйл должно быть отправлено письмо о том, что его удалили с сайта.</text:span></text:p>
      <text:p text:style-name="P78"><text:span text:style-name="T9">7</text:span><text:span text:style-name="T3">. </text:span><text:span text:style-name="T7">Пользователь-администратор так же может присвоить пользователю статус аминистратора или мастера, или наоборот убрать их (при этом должна быть произведена проверка, что пользователь не меняет статус сам себе). При условии успешной смены статуса, пользователю, которого изменили, должен быть отправлен email соответствующего содержания.</text:span></text:p>
      <text:p text:style-name="P79"><text:span text:style-name="T9">8</text:span><text:span text:style-name="T3">. </text:span><text:span text:style-name="T8">Пользователю-аминистратору должна быть доступна возможность получения списка всех зарегистрированных пользователей, со следующими полями:</text:span></text:p>
      <text:list xml:id="list3743532333" text:style-name="L6">
        <text:list-item>
          <text:p text:style-name="P140">email</text:p>
        </text:list-item>
        <text:list-item>
          <text:p text:style-name="P140">телефонный номер</text:p>
        </text:list-item>
        <text:list-item>
          <text:p text:style-name="P140">имя</text:p>
        </text:list-item>
        <text:list-item>
          <text:p text:style-name="P140">фамилия</text:p>
        </text:list-item>
      </text:list>
      <text:p text:style-name="P40">Данный список должен иметь возможность фильтрации по:</text:p>
      <text:list xml:id="list148286087" text:style-name="L7">
        <text:list-item>
          <text:p text:style-name="P141">email</text:p>
        </text:list-item>
        <text:list-item>
          <text:p text:style-name="P141">статусу администратора</text:p>
        </text:list-item>
        <text:list-item>
          <text:p text:style-name="P141">статусу мастера</text:p>
        </text:list-item>
        <text:list-item>
          <text:p text:style-name="P242"><text:span text:style-name="T3">статусу удаления</text:span><text:span text:style-name="T30">(ОДЕКВАТНО ПЕРЕНАЗВАТЬ!!!!!)</text:span></text:p>
        </text:list-item>
      </text:list>
      <text:p text:style-name="P71"><text:soft-page-break/><text:span text:style-name="T34">9</text:span><text:span text:style-name="T31">. Пользователю-аминистратору должна быть доступна возможность </text:span><text:span text:style-name="T32">просмотра информации о конкретном пользователе, должны быть отображены следующие поля</text:span><text:span text:style-name="T31">:</text:span></text:p>
      <text:list xml:id="list3301233860" text:style-name="L8">
        <text:list-item>
          <text:p text:style-name="P142">email</text:p>
        </text:list-item>
        <text:list-item>
          <text:p text:style-name="P142">телефонный номер</text:p>
        </text:list-item>
        <text:list-item>
          <text:p text:style-name="P142">имя</text:p>
        </text:list-item>
        <text:list-item>
          <text:p text:style-name="P142">фамилия</text:p>
        </text:list-item>
        <text:list-item>
          <text:p text:style-name="P143">фотография</text:p>
        </text:list-item>
        <text:list-item>
          <text:p text:style-name="P143">статус администратора</text:p>
        </text:list-item>
        <text:list-item>
          <text:p text:style-name="P143">статус мастера</text:p>
        </text:list-item>
        <text:list-item>
          <text:p text:style-name="P143">статус удаления(НАДО НОРМАЛЬНОЕ НАЗВАНИЕ)</text:p>
        </text:list-item>
      </text:list>
      <text:p text:style-name="P72"><text:span text:style-name="T34">10</text:span><text:span text:style-name="T31">. <text:s/></text:span><text:span text:style-name="T33">Зарегистрированному пользователю-мастеру должна быть предоставлена возможность добавить оказываемую услугу. Для этого необходимо предоставить следующую информацию:</text:span></text:p>
      <text:list xml:id="list2171067467" text:style-name="L9">
        <text:list-item>
          <text:p text:style-name="P144">Название услуги (выбирается из списка, <text:span text:style-name="T132">максимальное количество символов 50</text:span>)</text:p>
        </text:list-item>
        <text:list-item>
          <text:p text:style-name="P149">Выполение работы на дому заказчика(необязательно к заполнению, принимает следующие значения: нет, да. По умолчанию - да)</text:p>
        </text:list-item>
        <text:list-item>
          <text:p text:style-name="P144">Текстовое описание (не обязательно к заполнению, <text:span text:style-name="T132">максимальное количество символов 150</text:span>)</text:p>
        </text:list-item>
        <text:list-item>
          <text:p text:style-name="P145">Необходимость наличия материалов (может принимать следующие значения: да, нет, оба варианта)</text:p>
        </text:list-item>
        <text:list-item>
          <text:p text:style-name="P243"><text:span text:style-name="T41">Минимальная цена без учета покупки материалов (не обязательно к заполнению, </text:span><text:span text:style-name="T42">минимальное значение 0.01, максимальное занчение 10000</text:span><text:span text:style-name="T41">)</text:span></text:p>
        </text:list-item>
        <text:list-item>
          <text:p text:style-name="P146">Минимальная цена с учетом покупки материалов (не обязательно к заполнению, <text:span text:style-name="T133">минимальное значение 0.01, максимальное занчение 10000</text:span>)</text:p>
        </text:list-item>
      </text:list>
      <text:p text:style-name="P41">При создании услуги необходимо призвести следующие проверки:</text:p>
      <text:list xml:id="list1974053229" text:style-name="L10">
        <text:list-item>
          <text:p text:style-name="P244"><text:span text:style-name="T31">Если наличие материалов необходимо, то должна быть указана минимальная цена </text:span><text:span text:style-name="T33">без учета покупки материалов </text:span><text:span text:style-name="T31">и отсутствовать минимальная цена </text:span><text:span text:style-name="T33">с учетом покупки материалов</text:span></text:p>
        </text:list-item>
        <text:list-item>
          <text:p text:style-name="P244"><text:soft-page-break/><text:span text:style-name="T33">Если наличие материалов не </text:span><text:span text:style-name="T31">нужн</text:span><text:span text:style-name="T33">о, то должна быть указана </text:span><text:span text:style-name="T31">минимальная</text:span><text:span text:style-name="T33"> цена </text:span><text:span text:style-name="T31">с</text:span><text:span text:style-name="T33"> учет</text:span><text:span text:style-name="T31">ом</text:span><text:span text:style-name="T33"> покупки материалов и отсутствовать </text:span><text:span text:style-name="T31">минимальная</text:span><text:span text:style-name="T33"> цена </text:span><text:span text:style-name="T31">без</text:span><text:span text:style-name="T33"> учет</text:span><text:span text:style-name="T31">а </text:span><text:span text:style-name="T33">покупки материалов</text:span></text:p>
        </text:list-item>
        <text:list-item>
          <text:p text:style-name="P244"><text:span text:style-name="T33">Е</text:span><text:span text:style-name="T31">сли возможны оба варианта, то должна быть укакзана и минимальная </text:span><text:span text:style-name="T33">цена </text:span><text:span text:style-name="T31">с</text:span><text:span text:style-name="T33"> учет</text:span><text:span text:style-name="T31">ом</text:span><text:span text:style-name="T33"> покупки материалов, </text:span><text:span text:style-name="T31">и минимальная </text:span><text:span text:style-name="T33">цена </text:span><text:span text:style-name="T31">без</text:span><text:span text:style-name="T33"> учет</text:span><text:span text:style-name="T31">а </text:span><text:span text:style-name="T33">покупки материалов</text:span></text:p>
        </text:list-item>
      </text:list>
      <text:p text:style-name="P73"><text:span text:style-name="T33">1</text:span><text:span text:style-name="T31">1. <text:s/></text:span><text:span text:style-name="T33">Зарегистрированному пользователю-мастеру должна быть предоставлена возможность </text:span><text:span text:style-name="T31">просм</text:span><text:span text:style-name="T35">о</text:span><text:span text:style-name="T31">треть список всех его услуг с возможностью поска по названию. Для каждой конкретной услуги должны быть отображены следующие поля:</text:span></text:p>
      <text:list xml:id="list3884263737" text:style-name="L11">
        <text:list-item>
          <text:p text:style-name="P126">Название услуги</text:p>
        </text:list-item>
        <text:list-item>
          <text:p text:style-name="P126">Ее описание</text:p>
        </text:list-item>
        <text:list-item>
          <text:p text:style-name="P126">Выезд на дом к заказчику</text:p>
        </text:list-item>
        <text:list-item>
          <text:p text:style-name="P129">Обязательность предоставления материалов</text:p>
        </text:list-item>
        <text:list-item>
          <text:p text:style-name="P126">Минимальная стоимость с учетом покупки материалов</text:p>
        </text:list-item>
        <text:list-item>
          <text:p text:style-name="P126">Минимальная стоимость без учета покупки материалов</text:p>
        </text:list-item>
        <text:list-item>
          <text:p text:style-name="P126">Информация о рабочем:</text:p>
          <text:list>
            <text:list-item>
              <text:p text:style-name="P126">Емэйл</text:p>
            </text:list-item>
            <text:list-item>
              <text:p text:style-name="P126">Телефон</text:p>
            </text:list-item>
            <text:list-item>
              <text:p text:style-name="P126">Имя</text:p>
            </text:list-item>
            <text:list-item>
              <text:p text:style-name="P134">Фамилия</text:p>
            </text:list-item>
          </text:list>
        </text:list-item>
      </text:list>
      <text:p text:style-name="P23">12. <text:s/><text:span text:style-name="T101">Зарегистрированному пользователю-мастеру должна быть предоставлена возможность </text:span>обновить выставленную им услугу. Для этого необходимо предоставить следующие поля:</text:p>
      <text:list xml:id="list1512092434" text:style-name="L12">
        <text:list-item>
          <text:p text:style-name="P150">Выполение работы на дому заказчика(необязательно к заполнению)</text:p>
        </text:list-item>
        <text:list-item>
          <text:p text:style-name="P147">Текстовое описание (не обязательно к заполнению, <text:span text:style-name="T132">максимальное количество символов 150</text:span>)</text:p>
        </text:list-item>
        <text:list-item>
          <text:p text:style-name="P148">Необходимость наличия материалов (не обязательно к заполнению, может принимать следующие значения: да, нет, оба варианта)</text:p>
        </text:list-item>
        <text:list-item>
          <text:p text:style-name="P147">Минимальная цена без учета покупки материалов (не обязательно к заполнению, <text:span text:style-name="T133">минимальное значение 0.01, максимальное занчение 10000</text:span>)</text:p>
        </text:list-item>
        <text:list-item>
          <text:p text:style-name="P147"><text:soft-page-break/>Минимальная цена с учетом покупки материалов (не обязательно к заполнению, <text:span text:style-name="T133">минимальное значение 0.01, максимальное занчение 10000</text:span>)</text:p>
        </text:list-item>
      </text:list>
      <text:p text:style-name="P24">При этом приложение должно произвести следующие проверки:</text:p>
      <text:list xml:id="list1967824868" text:style-name="L13">
        <text:list-item>
          <text:p text:style-name="P245"><text:span text:style-name="T31">Если наличие материалов необходимо, то должна быть указана минимальная цена </text:span><text:span text:style-name="T33">без учета покупки материалов </text:span><text:span text:style-name="T31">и отсутствовать минимальная цена </text:span><text:span text:style-name="T33">с учетом покупки материалов</text:span></text:p>
        </text:list-item>
        <text:list-item>
          <text:p text:style-name="P245"><text:span text:style-name="T33">Если наличие материалов не </text:span><text:span text:style-name="T31">нужн</text:span><text:span text:style-name="T33">о, то должна быть указана </text:span><text:span text:style-name="T31">минимальная</text:span><text:span text:style-name="T33"> цена </text:span><text:span text:style-name="T31">с</text:span><text:span text:style-name="T33"> учет</text:span><text:span text:style-name="T31">ом</text:span><text:span text:style-name="T33"> покупки материалов и отсутствовать </text:span><text:span text:style-name="T31">минимальная</text:span><text:span text:style-name="T33"> цена </text:span><text:span text:style-name="T31">без</text:span><text:span text:style-name="T33"> учет</text:span><text:span text:style-name="T31">а </text:span><text:span text:style-name="T33">покупки материалов</text:span></text:p>
        </text:list-item>
        <text:list-item>
          <text:p text:style-name="P151"><text:span text:style-name="T101">Е</text:span>сли возможны оба варианта, то должна быть укакзана и минимальная <text:span text:style-name="T101">цена </text:span>с<text:span text:style-name="T101"> учет</text:span>ом<text:span text:style-name="T101"> покупки материалов, </text:span>и минимальная <text:span text:style-name="T101">цена </text:span>без<text:span text:style-name="T101"> учет</text:span>а <text:span text:style-name="T101">покупки материалов</text:span></text:p>
        </text:list-item>
      </text:list>
      <text:p text:style-name="P24">В случае успешного обновления услуги, всем пользователям, которые имеет активные и подвержденные заявки на ее выполнение должен быть отправлен email о том, что услуга была изменена.</text:p>
      <text:p text:style-name="P24">13. <text:span text:style-name="T101">Зарегистрированному пользователю-мастеру должна быть предоставлена возможность </text:span>удалить<text:span text:style-name="T101"> выставленную им услугу. </text:span>При этом услуга должна сохраниться в базе, но быть недоступна для просмотра и заказа. Всем пользователям, которые имеет активные и подвержденные заявки на ее выполнение должен быть отправлен email о том, что услуга была удалена.</text:p>
      <text:p text:style-name="P24">14. <text:span text:style-name="T103">Зарегистрированному пользователю должна быть предоставлена возможность написания жалобы на другого пользователя. Для этого необходимо заполнить следующие поля:</text:span></text:p>
      <text:list xml:id="list1210140888" text:style-name="L14">
        <text:list-item>
          <text:p text:style-name="P152">Email пользователя, на которого подается жалоба(не обязательно для заполнения, <text:span text:style-name="T132">максимальное количество символов 150</text:span>)</text:p>
        </text:list-item>
        <text:list-item>
          <text:p text:style-name="P153">Телефон пользователя, на которого подается жалоба(не обязательно для заполнения)</text:p>
        </text:list-item>
        <text:list-item>
          <text:p text:style-name="P152">Адрес пользователя, на которого подается жалоба(не обязательно для заполнения, <text:span text:style-name="T132">максимальное количество символов 100</text:span>)</text:p>
        </text:list-item>
        <text:list-item>
          <text:p text:style-name="P152">Текстовый комментарий(не обязательно для заполнения, <text:span text:style-name="T132">максимальное количество символов 500</text:span>)</text:p>
        </text:list-item>
        <text:list-item>
          <text:p text:style-name="P153">Фотографии(не больше 5, не обязательно для заполенения)</text:p>
        </text:list-item>
        <text:list-item>
          <text:p text:style-name="P153">Документы(не больше 5, не обязательно для заполенения)</text:p>
        </text:list-item>
      </text:list>
      <text:p text:style-name="P25"><text:soft-page-break/>При этом приложение должно проверить наличие либо телефона, либо email пользователя, на которого подается жалоба. В случае успешного создания жалобы, ей присваивается статус активной и всем пользователям-администраторам должен быть отправлен email о том, что создана новая жалоба, которую необходимо рассмотреть.</text:p>
      <text:p text:style-name="P25">15. <text:s/><text:span text:style-name="T100">Пользователю-администратору тожна быть предоставлена возможность </text:span>просмотра всех жалоб с возможностью их фильтрации по статусу. Для этого должны быть отображены следующие поля:</text:p>
      <text:list xml:id="list2248653892" text:style-name="L15">
        <text:list-item>
          <text:p text:style-name="P156">Статус жалобы(активна, удовлетворена или отклонена)</text:p>
        </text:list-item>
        <text:list-item>
          <text:p text:style-name="P156">Дата создания</text:p>
        </text:list-item>
        <text:list-item>
          <text:p text:style-name="P157">Текст</text:p>
        </text:list-item>
      </text:list>
      <text:p text:style-name="P26">16. <text:span text:style-name="T100">Пользователю-администратору должна быть предоставлена возможность просмотра </text:span>конкретной<text:span text:style-name="T100"> жалоб</text:span>ы<text:span text:style-name="T100">. Для этого должны быть отображены следующие поля:</text:span></text:p>
      <text:list xml:id="list121937542125669" text:continue-numbering="true" text:style-name="L15">
        <text:list-item>
          <text:p text:style-name="P156">Статус жалобы(активна, удовлетворена или отклонена)</text:p>
        </text:list-item>
        <text:list-item>
          <text:p text:style-name="P156">Дата создания</text:p>
        </text:list-item>
        <text:list-item>
          <text:p text:style-name="P154">Email пользователя, на которого подается жалоба</text:p>
        </text:list-item>
        <text:list-item>
          <text:p text:style-name="P154">Телефон пользователя, на которого подается жалоба</text:p>
        </text:list-item>
        <text:list-item>
          <text:p text:style-name="P154">Адрес пользователя, на которого подается жалоба</text:p>
        </text:list-item>
        <text:list-item>
          <text:p text:style-name="P154">Текстовый комментарий</text:p>
        </text:list-item>
        <text:list-item>
          <text:p text:style-name="P154">Фотографии</text:p>
        </text:list-item>
        <text:list-item>
          <text:p text:style-name="P154">Документы</text:p>
        </text:list-item>
      </text:list>
      <text:p text:style-name="P27">17. Каждому зарегистрированному пользователю должна быть предоставлена возмоность <text:span text:style-name="T103">просмотра всех жалоб, </text:span>созданных им,<text:span text:style-name="T103"> с возможностью их фильтрации по статусу. Для этого должны быть отображены следующие поля:</text:span></text:p>
      <text:list xml:id="list121936867378187" text:continue-numbering="true" text:style-name="L15">
        <text:list-item>
          <text:p text:style-name="P158">Статус жалобы(активна, удовлетворена или отклонена)</text:p>
        </text:list-item>
        <text:list-item>
          <text:p text:style-name="P158">Дата создания</text:p>
        </text:list-item>
        <text:list-item>
          <text:p text:style-name="P158">Текст</text:p>
        </text:list-item>
      </text:list>
      <text:p text:style-name="P27">18. <text:s/>Каждому зарегистрированному пользователю должна <text:span text:style-name="T100">быть предоставлена возможность просмотра конкретной жалобы. Для этого должны быть отображены следующие поля:</text:span></text:p>
      <text:list xml:id="list121938221584183" text:continue-numbering="true" text:style-name="L15">
        <text:list-item>
          <text:p text:style-name="P158"><text:soft-page-break/>Статус жалобы(активна, удовлетворена или отклонена)</text:p>
        </text:list-item>
        <text:list-item>
          <text:p text:style-name="P158">Дата создания</text:p>
        </text:list-item>
        <text:list-item>
          <text:p text:style-name="P155">Email пользователя, на которого подается жалоба</text:p>
        </text:list-item>
        <text:list-item>
          <text:p text:style-name="P155">Телефон пользователя, на которого подается жалоба</text:p>
        </text:list-item>
        <text:list-item>
          <text:p text:style-name="P155">Адрес пользователя, на которого подается жалоба</text:p>
        </text:list-item>
        <text:list-item>
          <text:p text:style-name="P155">Текстовый комментарий</text:p>
        </text:list-item>
        <text:list-item>
          <text:p text:style-name="P155">Фотографии</text:p>
        </text:list-item>
        <text:list-item>
          <text:p text:style-name="P155">Документы</text:p>
        </text:list-item>
      </text:list>
      <text:p text:style-name="P28">19. Любому зарегистрированному пользоват<text:span text:style-name="T110">е</text:span>лю должна быть предоставлена возможность оставить отзыв на ту услугу, которую он заказывал. Для этого нобходимо заполнить следующие поля:</text:p>
      <text:list xml:id="list356275895" text:style-name="L16">
        <text:list-item>
          <text:p text:style-name="P159">Рейтинг( целое число от 1 до 5, не обязательно для заполнения)</text:p>
        </text:list-item>
        <text:list-item>
          <text:p text:style-name="P160">Текстовый комментарий( не обязательно для заполнения, <text:span text:style-name="T132">максимальное количество символов 500</text:span>)</text:p>
        </text:list-item>
        <text:list-item>
          <text:p text:style-name="P159">Фоторгафии( не больше 5, не обяззательно для заполения)</text:p>
        </text:list-item>
      </text:list>
      <text:p text:style-name="P28">При этом приложение должно произвести следующие проверки:</text:p>
      <text:list xml:id="list4043972923" text:style-name="L17">
        <text:list-item>
          <text:p text:style-name="P164">Необходимо чтобы был указа или текстовый комментарий, или рейтинг, или оба сразу</text:p>
        </text:list-item>
        <text:list-item>
          <text:p text:style-name="P164">Комментарий можно оставить <text:s/>только на услугу, которая была заказана и оказана данному пользователю</text:p>
        </text:list-item>
      </text:list>
      <text:p text:style-name="P29">При созании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30">20. <text:s/><text:span text:style-name="T104">Каждому зарегистрированному пользователю должна быть предоставлена возмоность просмотра всех комментариев, созданных им, с возможностью их фильтрации по рейтингу. Для этого должны быть отображены следующие поля:</text:span></text:p>
      <text:list xml:id="list1261791312" text:style-name="L18">
        <text:list-item>
          <text:p text:style-name="P165">Рейтинг</text:p>
        </text:list-item>
        <text:list-item>
          <text:p text:style-name="P165">Текст</text:p>
        </text:list-item>
      </text:list>
      <text:p text:style-name="P31"><text:soft-page-break/>21. <text:span text:style-name="T104"><text:s/>Каждому зарегистрированному пользователю должна быть предоставлена возможность просмотра конкретно</text:span>го комментария,<text:span text:style-name="T104"> </text:span>созданного им<text:span text:style-name="T104">. Для этого должны быть отображены следующие поля:</text:span></text:p>
      <text:list xml:id="list2769478685" text:style-name="L19">
        <text:list-item>
          <text:p text:style-name="P161">Рейтинг</text:p>
        </text:list-item>
        <text:list-item>
          <text:p text:style-name="P161">Текстовый комментарий</text:p>
        </text:list-item>
        <text:list-item>
          <text:p text:style-name="P161">Фоторгафии</text:p>
        </text:list-item>
      </text:list>
      <text:p text:style-name="P31">22. <text:s/><text:span text:style-name="T104">Каждому зарегистрированному пользователю должна быть предоставлена возможность </text:span>обновления<text:span text:style-name="T104"> конкретно</text:span>го комментария,<text:span text:style-name="T104"> </text:span>созданного им. <text:s/><text:span text:style-name="T105">Для этого нобходимо заполнить следующие поля:</text:span></text:p>
      <text:list xml:id="list1674518555" text:style-name="L20">
        <text:list-item>
          <text:p text:style-name="P162">Рейтинг( целое число от 1 до 5, не обязательно для заполнения)</text:p>
        </text:list-item>
        <text:list-item>
          <text:p text:style-name="P163">Текстовый комментарий( не обязательно для заполнения, <text:span text:style-name="T132">максимальное количество символов 150</text:span>)</text:p>
        </text:list-item>
      </text:list>
      <text:p text:style-name="P30">При <text:span text:style-name="T106">обновлении</text:span>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32">23. <text:span text:style-name="T104">Каждому зарегистрированному пользователю должна быть предоставлена возможность </text:span>удаления<text:span text:style-name="T104"> конкретного комментария, созданного им. При </text:span>удалении<text:span text:style-name="T104">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span></text:p>
      <text:p text:style-name="P33">24. <text:s/><text:span text:style-name="T104">Каждому пользователю должна быть предоставлена возможность заказа услуги. Для этого необходимо заполнить следующие поля:</text:span></text:p>
      <text:list xml:id="list700477397" text:style-name="L21">
        <text:list-item>
          <text:p text:style-name="P166">id услуги</text:p>
        </text:list-item>
        <text:list-item>
          <text:p text:style-name="P166">дату и время начала выполнения услуги (в формате “год-месяц-день часы:минуты:секунды”)</text:p>
        </text:list-item>
        <text:list-item>
          <text:p text:style-name="P166">свой телефон( только для незарегистрированных пользовател<text:span text:style-name="T109">е</text:span>й, но и для них необязательно для заполнения)</text:p>
        </text:list-item>
        <text:list-item>
          <text:p text:style-name="P167">свой email( только для незарегистрированных пользовател<text:span text:style-name="T109">е</text:span>й, но и для них необязательно для заполнения, <text:span text:style-name="T132">максимальное количество символов 150</text:span>)</text:p>
        </text:list-item>
        <text:list-item>
          <text:p text:style-name="P167">свой адрес( необязательно для заполнения, <text:span text:style-name="T132">максимальное количество символов 100</text:span>)</text:p>
        </text:list-item>
        <text:list-item>
          <text:p text:style-name="P166"><text:soft-page-break/>фоторгафии предполагаемого фронта работ<text:span text:style-name="T107">(не больше 5, не обязательно для заполнения)</text:span></text:p>
        </text:list-item>
        <text:list-item>
          <text:p text:style-name="P173">текстовое описание(<text:span text:style-name="T107">не обязательно для заполнения, максимальное количество символов 100)</text:span></text:p>
        </text:list-item>
      </text:list>
      <text:p text:style-name="P34">При этом приложение должно провести следующие проверки:</text:p>
      <text:list xml:id="list891689561" text:style-name="L22">
        <text:list-item>
          <text:p text:style-name="P175">Если услугу заказывает незарегистрированный пользователь, то должен быть указан или телефон, или email, или оба</text:p>
        </text:list-item>
        <text:list-item>
          <text:p text:style-name="P175">Ни адрес, ни телефон, ни email не должны быть занесены в черный список</text:p>
        </text:list-item>
        <text:list-item>
          <text:p text:style-name="P175">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34">В случае успешного создания заказа, пользователю, оказываеющему заказанную услугу, должен быть отправлен email с текстом о <text:s/>том, что у него появился новый заказ.</text:p>
      <text:p text:style-name="P36">25. <text:span text:style-name="T108">Любой пользователь может обновить, сделанный им заказ. <text:s/>Для этого необходимо заполнить следующие поля:</text:span></text:p>
      <text:list xml:id="list3719078468" text:style-name="L23">
        <text:list-item>
          <text:p text:style-name="P168">дату и время начала выполнения услуги (в формате “год-месяц-день часы:минуты:секунды”)</text:p>
        </text:list-item>
        <text:list-item>
          <text:p text:style-name="P168">свой телефон( только для незарегистрированных пользовател<text:span text:style-name="T109">е</text:span>й, но и для них необязательно для заполнения)</text:p>
        </text:list-item>
        <text:list-item>
          <text:p text:style-name="P169">свой email( только для незарегистрированных пользовател<text:span text:style-name="T109">е</text:span>й, но и для них необязательно для заполнения, <text:span text:style-name="T132">максимальное количество символов 150</text:span>)</text:p>
        </text:list-item>
        <text:list-item>
          <text:p text:style-name="P169">свой адрес(необязательно для заполнения, <text:span text:style-name="T132">максимальное количество символов 100</text:span>)</text:p>
        </text:list-item>
        <text:list-item>
          <text:p text:style-name="P168">фоторгафии предполагаемого фронта работ<text:span text:style-name="T107">(не больше 5, не обязательно для заполнения)</text:span></text:p>
        </text:list-item>
        <text:list-item>
          <text:p text:style-name="P174">текстовое описание(<text:span text:style-name="T107">не обязательно для заполнения, максимальное количество символов 100)</text:span></text:p>
        </text:list-item>
      </text:list>
      <text:p text:style-name="P35">При этом приложение должно провести следующие проверки:</text:p>
      <text:list xml:id="list121936527829468" text:continue-list="list891689561" text:style-name="L22">
        <text:list-item>
          <text:p text:style-name="P176">Если услугу заказывает незарегистрированный пользователь, т<text:span text:style-name="T109">о</text:span> или телефон, или email, или оба <text:span text:style-name="T109">должны совпадать с тем, который в заказе</text:span></text:p>
        </text:list-item>
        <text:list-item>
          <text:p text:style-name="P176"><text:soft-page-break/>Ни адрес, ни телефон, ни email не должны быть занесены в черный список</text:p>
        </text:list-item>
        <text:list-item>
          <text:p text:style-name="P176">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37">26. <text:s/><text:span text:style-name="T108">Любой пользователь может </text:span>удалить<text:span text:style-name="T108">, сделанный им заказ. Если услугу заказывает незарегистрированный пользователь, т</text:span>о<text:span text:style-name="T108"> или телефон, или email, или оба </text:span>должны совпадать с тем, который в заказе.</text:p>
      <text:p text:style-name="P38">27. <text:s/><text:span text:style-name="T101">Зарегистрированному пользователю-мастеру должна быть предоставлена возможность </text:span>увидеть список заказов на его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4117089699" text:style-name="L24">
        <text:list-item>
          <text:p text:style-name="P170">дат<text:span text:style-name="T110">а</text:span> и время начала выполнения услуги</text:p>
        </text:list-item>
        <text:list-item>
          <text:p text:style-name="P177">услуга</text:p>
        </text:list-item>
        <text:list-item>
          <text:p text:style-name="P170">дат<text:span text:style-name="T110">а</text:span> и время <text:span text:style-name="T110">создания заявки на услугу</text:span></text:p>
        </text:list-item>
        <text:list-item>
          <text:p text:style-name="P170">адрес</text:p>
        </text:list-item>
      </text:list>
      <text:p text:style-name="P38">28. <text:s/>Зарегистрированному пользователю-мастеру должна быть предоставлена возможность увидеть конкретный заказ на его услугу. <text:s/>Для этого должны быть отображены следующие поля: </text:p>
      <text:list xml:id="list1522810684" text:style-name="L25">
        <text:list-item>
          <text:p text:style-name="P171">дат<text:span text:style-name="T110">а</text:span> и время начала выполнения услуги</text:p>
        </text:list-item>
        <text:list-item>
          <text:p text:style-name="P178">услуга</text:p>
        </text:list-item>
        <text:list-item>
          <text:p text:style-name="P171">дат<text:span text:style-name="T110">а</text:span> и время <text:span text:style-name="T110">создания заявки на услугу</text:span></text:p>
        </text:list-item>
        <text:list-item>
          <text:p text:style-name="P171">адрес</text:p>
        </text:list-item>
        <text:list-item>
          <text:p text:style-name="P178">текстовый комментарий</text:p>
        </text:list-item>
        <text:list-item>
          <text:p text:style-name="P178">email заказчтка</text:p>
        </text:list-item>
        <text:list-item>
          <text:p text:style-name="P178">телефон заказчика</text:p>
        </text:list-item>
        <text:list-item>
          <text:p text:style-name="P178">фотографии</text:p>
        </text:list-item>
      </text:list>
      <text:p text:style-name="P38">29. <text:span text:style-name="T101">Зарегистрированному пользователю должна быть предоставлена возможность </text:span>увидеть список его заказов на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121937792571152" text:continue-list="list4117089699" text:style-name="L24">
        <text:list-item>
          <text:p text:style-name="P170"><text:soft-page-break/>дат<text:span text:style-name="T110">а</text:span> и время начала выполнения услуги</text:p>
        </text:list-item>
        <text:list-item>
          <text:p text:style-name="P177">услуга</text:p>
        </text:list-item>
        <text:list-item>
          <text:p text:style-name="P170">дат<text:span text:style-name="T110">а</text:span> и время <text:span text:style-name="T110">создания заявки на услугу</text:span></text:p>
        </text:list-item>
        <text:list-item>
          <text:p text:style-name="P170">адрес</text:p>
        </text:list-item>
      </text:list>
      <text:p text:style-name="P39">30. <text:span text:style-name="T110">Зарегистрированному пользователю должна быть предоставлена возможность </text:span>увидить конкретный свой заказ на<text:span text:style-name="T110"> услугу. <text:s/>Для этого должны быть отображены следующие поля: </text:span></text:p>
      <text:list xml:id="list121937493586612" text:continue-list="list1522810684" text:style-name="L25">
        <text:list-item>
          <text:p text:style-name="P172">дат<text:span text:style-name="T110">а</text:span> и время начала выполнения услуги</text:p>
        </text:list-item>
        <text:list-item>
          <text:p text:style-name="P179">услуга</text:p>
        </text:list-item>
        <text:list-item>
          <text:p text:style-name="P172">дат<text:span text:style-name="T110">а</text:span> и время <text:span text:style-name="T110">создания заявки на услугу</text:span></text:p>
        </text:list-item>
        <text:list-item>
          <text:p text:style-name="P172">адрес</text:p>
        </text:list-item>
        <text:list-item>
          <text:p text:style-name="P179">текстовый комментарий</text:p>
        </text:list-item>
        <text:list-item>
          <text:p text:style-name="P179">email заказчтка</text:p>
        </text:list-item>
        <text:list-item>
          <text:p text:style-name="P179">телефон заказчика</text:p>
        </text:list-item>
        <text:list-item>
          <text:p text:style-name="P179">фотографии</text:p>
        </text:list-item>
      </text:list>
      <text:p text:style-name="P42">31. Зарегистрированному пользователю-администратору должна быть предоставлена возможность добавлять запись в черный список, для этого необходимо заполнить следующие поля:</text:p>
      <text:list xml:id="list574251115" text:style-name="L26">
        <text:list-item>
          <text:p text:style-name="P180">адрес( не обязательно к заполнению, <text:span text:style-name="T132">максимальное количество символов 100</text:span>)</text:p>
        </text:list-item>
        <text:list-item>
          <text:p text:style-name="P180">email( не обязательно к заполнению, <text:span text:style-name="T132">максимальное количество символов 150</text:span>)</text:p>
        </text:list-item>
        <text:list-item>
          <text:p text:style-name="P181">телефон( не обязаятельно к заполнению)</text:p>
        </text:list-item>
      </text:list>
      <text:p text:style-name="P42">При этом приложение должно проверить, чтобы были заполнены или email, или телефон, или они оба. В случае удачного создания записи и если в ней указан email, пользователю по этому email, должно быть отправлено письмо, с извещением о том, что он в черном списке.</text:p>
      <text:p text:style-name="P42">32. <text:s/>Зарегистрированному пользователю-администратору должна быть предоставлена возможность удалить запись из черного списка. В случае удачного удаления записи и если в ней был указан email, пользователю по этому <text:soft-page-break/>email, должно быть отправлено письмо, с извещением о том, что он больше не в черном списке.</text:p>
      <text:p text:style-name="P42">33. <text:s/><text:span text:style-name="T111">Зарегистрированному пользователю-мастеру должна быть предоставлена возможность ответить на полученную заявку, для этого надо заполнить следующие поля:</text:span></text:p>
      <text:list xml:id="list240104170" text:style-name="L27">
        <text:list-item>
          <text:p text:style-name="P182">заявка</text:p>
        </text:list-item>
        <text:list-item>
          <text:p text:style-name="P183">текст( не обязательно к заполнению, <text:span text:style-name="T132">максимальное количество символов 500</text:span>)</text:p>
        </text:list-item>
        <text:list-item>
          <text:p text:style-name="P182">статус( может принимать зачения “approved” или “rejected”)</text:p>
        </text:list-item>
      </text:list>
      <text:p text:style-name="P43">В случае удачного создания ответа на заявку и если в заявке бы указан email заказчика, по нему должно быть отправлено письмо с извещением о том, что статус его заявки изменился.</text:p>
      <text:p text:style-name="P44">34. Зарегистрированному пользователю-<text:span text:style-name="T112">администратору</text:span> должна быть предоставлена возможность ответить на полученную <text:span text:style-name="T113">жалобу</text:span>, для этого надо заполнить следующие поля:</text:p>
      <text:list xml:id="list2923544541" text:style-name="L28">
        <text:list-item>
          <text:p text:style-name="P187">жалоба</text:p>
        </text:list-item>
        <text:list-item>
          <text:p text:style-name="P184">текст( не обязательно к заполнению, <text:span text:style-name="T132">максимальное количество символов 500</text:span>)</text:p>
        </text:list-item>
        <text:list-item>
          <text:p text:style-name="P185">статус( может принимать зачения “approved” или “rejected”)</text:p>
        </text:list-item>
      </text:list>
      <text:p text:style-name="P45">В случае удачного создания ответа на <text:span text:style-name="T113">жалобу</text:span> по <text:span text:style-name="T113">email-у создателя жалобы</text:span> должно быть отправлено письмо с извещением о том, что статус его <text:span text:style-name="T113">жалобы</text:span> изменился.</text:p>
      <text:p text:style-name="P46">35. <text:span text:style-name="T111"><text:s/>Зарегистрированному пользователю-администратору должна быть предоставлена возможность </text:span>просмотреть все жалобы, на которые он отвечал, для этого должны быть отображены следующие поля:</text:p>
      <text:list xml:id="list3342141999" text:style-name="L29">
        <text:list-item>
          <text:p text:style-name="P188">жалоба</text:p>
        </text:list-item>
        <text:list-item>
          <text:p text:style-name="P186">текст</text:p>
        </text:list-item>
        <text:list-item>
          <text:p text:style-name="P186">статус</text:p>
        </text:list-item>
      </text:list>
      <text:p text:style-name="P46">36. <text:span text:style-name="T111">Зарегистрированному пользователю должна быть предоставлена возможность </text:span>просмотреть все жалобы, которые он создавал, для этого должны быть отображены следующие поля:</text:p>
      <text:list xml:id="list121936265184806" text:continue-numbering="true" text:style-name="L29">
        <text:list-item>
          <text:p text:style-name="P188"><text:soft-page-break/>жалоба</text:p>
        </text:list-item>
        <text:list-item>
          <text:p text:style-name="P186">текст</text:p>
        </text:list-item>
        <text:list-item>
          <text:p text:style-name="P186">статус</text:p>
        </text:list-item>
      </text:list>
      <text:p text:style-name="P46">37. <text:span text:style-name="T111"><text:s/>Зарегистрированному пользователю-</text:span>мастеру<text:span text:style-name="T111"> должна быть предоставлена возможность </text:span>просмотреть все ответы на заявки, которые он создавал, для этого должны быть отображены следующие поля:</text:p>
      <text:list xml:id="list121936964221483" text:continue-numbering="true" text:style-name="L29">
        <text:list-item>
          <text:p text:style-name="P186">заявка</text:p>
        </text:list-item>
        <text:list-item>
          <text:p text:style-name="P186">текст</text:p>
        </text:list-item>
        <text:list-item>
          <text:p text:style-name="P186">статус</text:p>
        </text:list-item>
      </text:list>
      <text:p text:style-name="P46">38. <text:span text:style-name="T111">Зарегистрированному пользователю должна быть предоставлена возможность </text:span>просмотреть все ответы на заявки, которые онподавал для этого должны быть отображены следующие поля:</text:p>
      <text:list xml:id="list121936313613075" text:continue-numbering="true" text:style-name="L29">
        <text:list-item>
          <text:p text:style-name="P186">заявка</text:p>
        </text:list-item>
        <text:list-item>
          <text:p text:style-name="P186">текст</text:p>
        </text:list-item>
        <text:list-item>
          <text:p text:style-name="P186">статус</text:p>
        </text:list-item>
      </text:list>
      <text:p text:style-name="P119">Анализ аналогов</text:p>
      <text:p text:style-name="P47">В качестве аналогов было решено проанализировать 3 крупнейших сайта Республики Беларусь по оказанию фриланс услуг: freelancehunt, kabanchik, фрилансер.бел. </text:p>
      <text:p text:style-name="P62">1. Анализ сайта <text:s/><text:span text:style-name="T114">freelancehunt</text:span></text:p>
      <text:p text:style-name="P48">Основные достоинства:</text:p>
      <text:list xml:id="list744937489" text:style-name="L30">
        <text:list-item>
          <text:p text:style-name="P189">Возможность уже при регистрации выбрать, ты ищешь работу или предлагаешь ее</text:p>
          <text:list>
            <text:list-header>
              <text:p text:style-name="P252"><text:span text:style-name="T13">Этот функционал позволяет проще ориентироваться на сайте, а так же позволяет использовать различный функционал </text:span><text:span text:style-name="T14">для разных типов пользователей</text:span></text:p>
            </text:list-header>
          </text:list>
        </text:list-item>
        <text:list-item>
          <text:p text:style-name="P190">Возможность поставить рейтинг в комментарии</text:p>
          <text:list>
            <text:list-header>
              <text:p text:style-name="P191">Это позволяет увидеть относительную оценку работу, что часто более информативно, чем текст, а так же избавить от необходимости писать текст комментария в целом. </text:p>
            </text:list-header>
          </text:list>
        </text:list-item>
        <text:list-item>
          <text:p text:style-name="P192">Наличие рейтинга у каждой конкретной услуги</text:p>
          <text:list>
            <text:list-header>
              <text:p text:style-name="P191">Данный рейтинг высчитывается как среднее арифметическое всех рейтингов из комментариев к данной услугу и является важным для заказчика фактором, при выборе того или иного работника.</text:p>
            </text:list-header>
          </text:list>
        </text:list-item>
      </text:list>
      <text:p text:style-name="P49">Основные недостатки:</text:p>
      <text:list xml:id="list3468159587" text:style-name="L31">
        <text:list-item>
          <text:p text:style-name="P194">Для регистрации необходим код, полученный по смс, которые достаточно долго не приходят(часто время ожидания больше часа)</text:p>
          <text:list>
            <text:list-header>
              <text:p text:style-name="P195">Невозможность относитьно быстро и просто зарегистрироваться с большой вероятностью может стать причиной того, что пользователь предпочтет другой сайт.</text:p>
            </text:list-header>
          </text:list>
        </text:list-item>
        <text:list-item>
          <text:p text:style-name="P253"><text:span text:style-name="T10">Отсутстие персоональной страницы у каждо</text:span><text:span text:style-name="T15">й услуги</text:span></text:p>
          <text:list>
            <text:list-header>
              <text:p text:style-name="P195">Это не позволяет должным образом узнать все ее подробности, а так же увидеть комментарии, которые оставили люди, заказавшие ее.</text:p>
            </text:list-header>
          </text:list>
        </text:list-item>
        <text:list-item>
          <text:p text:style-name="P194">Возможность заказа только услуги, не требующей специализированного оборудования, кроме персоонального компьютера </text:p>
          <text:list>
            <text:list-header>
              <text:p text:style-name="P195"><text:soft-page-break/>Это существенно сужает спектр все оказываемых услуг, что скорее всего станет причиной выбрать другой сайт как для работников, так и для заказчиков.</text:p>
            </text:list-header>
          </text:list>
        </text:list-item>
        <text:list-item>
          <text:p text:style-name="P193">Для создания заказа на услугу необходима обязательная регистрация</text:p>
          <text:list>
            <text:list-header>
              <text:p text:style-name="P195">Данная необходимость может стать проблемой для тех закзачиков, которые хотят единоразово или редко пользоваться услугами сайта, что повлечет за собой отток пользователей. </text:p>
            </text:list-header>
          </text:list>
          <text:p text:style-name="P193"/>
        </text:list-item>
      </text:list>
      <text:p text:style-name="P81"><text:span text:style-name="T10">2. </text:span><text:span text:style-name="T11">Анализ сайта </text:span><text:span text:style-name="T12">k</text:span><text:span text:style-name="T11">abanchik.by</text:span></text:p>
      <text:p text:style-name="P82"><text:span text:style-name="T11">О</text:span><text:span text:style-name="T10">сновные достоинства:</text:span></text:p>
      <text:list xml:id="list2099381829" text:style-name="L32">
        <text:list-item>
          <text:p text:style-name="P196">Возможность заказать услугу с выездом к вам домой</text:p>
          <text:list>
            <text:list-header>
              <text:p text:style-name="P198">Это позволяет значительно расширить спектор оказываемых услуг, а так же становится значительным достоинством для людей, которые боятся еще больше повредить поломанный объект при перевозке либо если он слишком массивный.</text:p>
            </text:list-header>
          </text:list>
        </text:list-item>
        <text:list-item>
          <text:p text:style-name="P196">Возможность заказать услугу без регистрации</text:p>
          <text:list>
            <text:list-header>
              <text:p text:style-name="P198">Это привлекает людей, которые хотят единоразово воспользоваться услугами сайта, а так же людей, которые хотят заказать услуг в кратчайшие сроки.</text:p>
            </text:list-header>
          </text:list>
        </text:list-item>
        <text:list-item>
          <text:p text:style-name="P196">Широкий спектр оказываемых услуг</text:p>
          <text:list>
            <text:list-header>
              <text:p text:style-name="P198">Это очень важное достоинство, тк большинство людей предпочтут пользоваться одним сайтом, где можно заказать большинство необходимых услуг, чем различными сайтами для заказа каждой из них по отдельности.</text:p>
            </text:list-header>
          </text:list>
        </text:list-item>
      </text:list>
      <text:p text:style-name="P50">Основные недостатки:</text:p>
      <text:list xml:id="list1448228203" text:style-name="L33">
        <text:list-item>
          <text:p text:style-name="P197">Невозможность работником установить минимальную цену</text:p>
          <text:list>
            <text:list-header>
              <text:p text:style-name="P199">Из-за отсутствия такой возможности клиентам, которые заказывают услугу в первый раз, будет сложно предложить цену. Так же это является большим недостатком и для работника, тк он будет получать болтшое количество предложений, которуе ему не подойдут из-за предложеннной оплаты.</text:p>
            </text:list-header>
          </text:list>
        </text:list-item>
        <text:list-item>
          <text:p text:style-name="P197">Невозможность добавить фотографии к комментарию</text:p>
          <text:list>
            <text:list-header>
              <text:p text:style-name="P199"><text:soft-page-break/>Очень часто фотография может избавить от написания текстового комментария, а так же более явно продемонстрирует все достоинства и недостатки выполненной работы.</text:p>
            </text:list-header>
          </text:list>
        </text:list-item>
        <text:list-item>
          <text:p text:style-name="P200">Нет пояснений о том, работа выполняется у заказчика на дому или необходимо привести сломанную вещь исполнителю</text:p>
          <text:list>
            <text:list-header>
              <text:p text:style-name="P202">Об этом заказчику с исполнителем придется договариваться лично, и как следствие часть заказов отменится из-за несовпадения возможностей.</text:p>
            </text:list-header>
          </text:list>
        </text:list-item>
      </text:list>
      <text:p text:style-name="P52"/>
      <text:p text:style-name="P51">3. Анализ сайта фрилансер.бел</text:p>
      <text:p text:style-name="P51">Основные достоинства:</text:p>
      <text:list xml:id="list4133140326" text:style-name="L34">
        <text:list-item>
          <text:p text:style-name="P201">На персоональной странице каждой услуги написаны комментарии, оставленнные к ней</text:p>
          <text:list>
            <text:list-header>
              <text:p text:style-name="P203">Это позволяет увидеть, что заказчики дусаеют о предоставлении конкретно этой услуги, а не исполнителе в целом, что позволит лучше выбрать услугу.</text:p>
            </text:list-header>
          </text:list>
        </text:list-item>
        <text:list-item>
          <text:p text:style-name="P201">На персоональной странице каждой услуги дано ее развернутое описание</text:p>
          <text:list>
            <text:list-header>
              <text:p text:style-name="P203">Это позволяет работникам оставить какие-либо важные факты и комментарии о выполнении этой работы.</text:p>
            </text:list-header>
          </text:list>
        </text:list-item>
      </text:list>
      <text:p text:style-name="P53">Основные недостатки:</text:p>
      <text:list xml:id="list934631691" text:style-name="L35">
        <text:list-item>
          <text:p text:style-name="P204">Необходимость регистрации, для заказа услуги</text:p>
          <text:list>
            <text:list-header>
              <text:p text:style-name="P206">Как уже говорилось выше, это может вызвать большой отток пользователей сайта.</text:p>
            </text:list-header>
          </text:list>
        </text:list-item>
        <text:list-item>
          <text:p text:style-name="P204">Нет возможности для работника установить различные минимальные цены для случая покупки им материалов либо же материалов заказчика</text:p>
          <text:list>
            <text:list-header>
              <text:p text:style-name="P206">Это является существенным минусом, так как цены на выполнение заказа с наличием материала и его отсутсвием могут сильно различаться и как следствие, заказчик не будет знать реально необходимую сумму. Это так же не дает заказчику выбрать более выгодный для него вариант <text:s/></text:p>
            </text:list-header>
          </text:list>
        </text:list-item>
        <text:list-item>
          <text:p text:style-name="P205">Нет возможности подать жалобу</text:p>
          <text:list>
            <text:list-header>
              <text:p text:style-name="P206"><text:soft-page-break/>Из-за невозможности подать жалобу, недобросовестные заказчики и работники будут продолжать пользоваться сайтом, что приведет не только к потере денюжных средст большое количество людей, но так же и сильно подорвет доверие к этому сайту, тем самым уменьшив его популярность.</text:p>
            </text:list-header>
          </text:list>
        </text:list-item>
        <text:list-item>
          <text:p text:style-name="P204">Нет рейтингов у конкретных услуг</text:p>
          <text:list>
            <text:list-header>
              <text:p text:style-name="P207">Это не позволяет пользователем быстро узнать, насколько хорошо работник справляется с конкретно этой задачей, и возникает необходимость чтения всех комментариев, если они существуют.</text:p>
            </text:list-header>
          </text:list>
        </text:list-item>
      </text:list>
      <text:p text:style-name="P54"/>
      <text:p text:style-name="P121">Требования к программному проекту</text:p>
      <text:list xml:id="list215527449" text:style-name="L36">
        <text:list-item>
          <text:p text:style-name="P208">Назначение разработки</text:p>
          <text:p text:style-name="P208">Необходимо разработать back-end для сайта по оказанию бфтовых фриланс-услуг</text:p>
        </text:list-item>
        <text:list-item>
          <text:p text:style-name="P208">Состав выполняемых функций:</text:p>
          <text:p text:style-name="P208">Данный сайт должен поддерживать следующий функционал:</text:p>
        </text:list-item>
      </text:list>
      <text:list xml:id="list1220803321" text:style-name="L37">
        <text:list-item>
          <text:p text:style-name="P209">Регистрация</text:p>
          <text:p text:style-name="P210">Однако, она должна быть необязательной для заказа услуги. Это необходимо, чтобы привлечь тех пользователей, которые собираются редко что-либо заказывать. При регистрации так же должна быть возможность выбрать, кем вы желаете быть: заказчиком или работником. Это позволит отображать только нужную человеку информацию и сделает сайт более простым в использовании. Так же она должна проводиться по email и паролю, однако с возможностью добавления фотографии и мобильного телефона.</text:p>
        </text:list-item>
        <text:list-item>
          <text:p text:style-name="P209">Вход</text:p>
        </text:list-item>
        <text:list-item>
          <text:p text:style-name="P209">Возможность создать услугу</text:p>
          <text:p text:style-name="P217"><text:span text:style-name="T115">Эта возможность должна быть доступна только матерам. Так же должна быть возможность указать выполняется услуга дома у закзачика или работника, будут использоваться матиралы заказчика или работника и соответственно различные минимальные цены. </text:span><text:span text:style-name="T120">Работник может изменить или удалить любую из своих услуг, а все заказчики, которые ее заказали должны быть уведомлены об этом по email, в случае, если они его указали.</text:span></text:p>
        </text:list-item>
        <text:list-item>
          <text:p text:style-name="P218"><text:span text:style-name="T115">Возможность создать заявку н</text:span><text:span text:style-name="T116">а</text:span><text:span text:style-name="T115"> услугу</text:span></text:p>
          <text:p text:style-name="P217"><text:span text:style-name="T115">Эта возможность должна предоставляться без обязательной регистрации, однако необходимо в таком случае ввести или email, или номер телефона, или оба сразу. </text:span><text:span text:style-name="T118">Необходимо так же указать желаемое начало выполнения заказ. </text:span><text:span text:style-name="T115">Заявку не возможно создать пользователю, который занесен в черный список, а та кже по email, адресу </text:span><text:span text:style-name="T118">или телефонному номеру, которые находятся в нем. Нельзя так же создать заявку на прошедшее время, или если на это время или тридцатиминутный промежуток в обе стороны уже есть другие, </text:span><text:soft-page-break/><text:span text:style-name="T118">одобренные работником заявки. </text:span><text:span text:style-name="T120">Свой неодобренный заказ на услугу заказчик может </text:span><text:span text:style-name="T121">изменить или удалить, однако, если он был незарегистрирован, ему придется так же еще раз указать свой email или телефон(смотря, что он указывал при заказе), чтобы подтвердить, что заказ именно его.</text:span></text:p>
        </text:list-item>
        <text:list-item>
          <text:p text:style-name="P218"><text:span text:style-name="T115">Возможность </text:span><text:span text:style-name="T116">ответить на эту заявку</text:span></text:p>
          <text:p text:style-name="P219"><text:span text:style-name="T116">Э</text:span><text:span text:style-name="T115">та возможность предоставляется пользователям-работникам, </text:span><text:span text:style-name="T119">и пользователь, на чью заявку ответили должен быть извещен об этом по почте, в случае, если он указал ее.</text:span></text:p>
        </text:list-item>
        <text:list-item>
          <text:p text:style-name="P211">Возможность оставить комментарий и оценить заказанную услугу</text:p>
          <text:p text:style-name="P220"><text:span text:style-name="T115">Эта возможность должна предоставляться только зарегистрированнным пользователям, которые оставляли заказ на эту услугу и ее одобрил мастер. Обязательно оставить или текст, или оценку по пятибальной шкале, или и то, и другое. Должна быть возможность добавить фотографии. </text:span><text:span text:style-name="T122">При этом рейтинг услуги, на которую был оставлен комментарий с оценкой, должен составлять среднее арифметическое всех оставленных оценок. Пользователь может удалить или изменить свой комментарий, при этом рейтинг соответствующей услуги должен быть пересчитан.</text:span></text:p>
        </text:list-item>
        <text:list-item>
          <text:p text:style-name="P211">Возможность оставить жалобу</text:p>
          <text:p text:style-name="P212">Любой зарегистрированный пользователь может оставить жалобу, для этого ему необходимо указать email, или телефон или оба сразу того, на кого он подает жалобу. Можно так же указать адрес и добавить фотографии и документы. Все администраторы сайта должны быть извещены по email о появлении новой жалобы, которую необходимо рассмотреть.</text:p>
        </text:list-item>
        <text:list-item>
          <text:p text:style-name="P211">Возможность администраторам ответить на жалобу</text:p>
          <text:p text:style-name="P213">Администратор может ответить на жалобу, при этом подавщий ее пользователь должен быть об этом извещен по email. </text:p>
        </text:list-item>
        <text:list-item>
          <text:p text:style-name="P211">Возможность добавить пользоваятеля в черный список</text:p>
          <text:p text:style-name="P221"><text:span text:style-name="T115">Администратор может добавить в черный список адрес, email, или телефон, при этом необходимо указать либо email, либо телефон, либо и то, и другое. Это сделано для того, чтобы заказ не могли осуществить даже незарегистрированные пользователи, которые нарушали </text:span><text:soft-page-break/><text:span text:style-name="T115">правила(их телен или email будет в черном списке и они не смогут ничего заказать). Если при добавлении был указан email, по нему должно быть выслано извещение о том, что он добавлен в черный список. Администратор так же может удалить запись из черного списка, в случае присутствия там email, по нему так же должно быть отправлено письмо об удалении из черного списка. </text:span></text:p>
        </text:list-item>
        <text:list-item>
          <text:p text:style-name="P211">Возможность редактировать пользователя</text:p>
          <text:p text:style-name="P222"><text:span text:style-name="T115">Зарегистрированный пользователь может сам себе поменять телефон, имя, фамилию, фото, и статус мастера(определяет, пользователь является работником или заказчиком). </text:span><text:span text:style-name="T123">Администратор может так же поменять у пользователя статус мастера и сдлеать пользователя администратором или наоборот. Администратор так же может пометить пользвателя, как удаленного, такой пользователь не сможет больше зайти на сайт. Администратор не может изменить информацию о себе или удалить себя</text:span></text:p>
        </text:list-item>
        <text:list-item>
          <text:p text:style-name="P223"><text:span text:style-name="T123">В</text:span><text:span text:style-name="T115">озможность просмотреть информацию</text:span></text:p>
          <text:p text:style-name="P214">Пользователям, в зависимости от их роли должна быть предоставлена возможность просматривать необходимую информацию. </text:p>
        </text:list-item>
      </text:list>
      <text:p text:style-name="P66">3. Входные выходные данные?????</text:p>
      <text:p text:style-name="P80"><text:span text:style-name="T16">4. Т</text:span><text:span text:style-name="T17">ребования к составу и параметрам технических и программных средств:</text:span></text:p>
      <text:p text:style-name="P80"><text:span text:style-name="T19"><text:tab/></text:span><text:span text:style-name="T21">Для разворячивания и запуска приложения требуется python 3.6 и</text:span><text:span text:style-name="T125"><text:line-break/></text:span><text:span text:style-name="T21">минимальные требования</text:span><text:span text:style-name="T22">:</text:span><text:span text:style-name="T125"><text:line-break/><text:tab/></text:span><text:span text:style-name="T126">1. </text:span><text:span text:style-name="T21">Совеменная операционная система:</text:span><text:span text:style-name="T125"><text:line-break/><text:tab/><text:tab/></text:span><text:span text:style-name="T21">Windows 7 </text:span><text:span text:style-name="T22">или выше</text:span><text:span text:style-name="T125"><text:line-break/><text:tab/><text:tab/></text:span><text:span text:style-name="T21">Mac OS X 10.11 </text:span><text:span text:style-name="T22">или выше</text:span><text:span text:style-name="T21">, 64-bit</text:span><text:span text:style-name="T125"><text:line-break/><text:tab/><text:tab/></text:span><text:span text:style-name="T21">Linux (Любой дистрибутив поддерживающий python 3.6) 64-bit</text:span><text:span text:style-name="T125"><text:line-break/><text:tab/></text:span><text:span text:style-name="T126">2. </text:span><text:span text:style-name="T21">Процессор: x86 64-bit (Intel / AMD architecture) 2 и более ядра с <text:tab/><text:tab/> <text:s text:c="4"/>частотой от 3 Гигагерц и выше</text:span><text:span text:style-name="T125"><text:line-break/><text:tab/></text:span><text:span text:style-name="T126">3. </text:span><text:span text:style-name="T21">Оперативная память: от 4 GB RAM и выше</text:span><text:span text:style-name="T125"><text:line-break/><text:tab/></text:span><text:span text:style-name="T126">4. </text:span><text:span text:style-name="T21">Дисковое пространство: от 5 GB доступного места и выше.</text:span><text:span text:style-name="T125"><text:line-break/><text:line-break/><text:tab/></text:span><text:span text:style-name="T21">Также для работы приложения требуется PostgreSQL 9.5.24 или более свежей версии.</text:span></text:p>
      <text:p text:style-name="P65"><text:span text:style-name="T117">5. </text:span><text:span text:style-name="T131">Т</text:span><text:span text:style-name="T130">ребования к информационной и программной совместимости</text:span><text:span text:style-name="T131">????????</text:span></text:p>
      <text:p text:style-name="P56"><text:soft-page-break/>6. Обоснование выбора языка и сред разработки:</text:p>
      <text:p text:style-name="P20">Разработка будет вестись на языке python с использованием базы данных <text:s/>PostgreSQL и фреймворка Django. </text:p>
      <text:p text:style-name="P16"><text:tab/>Одним <text:s/>из преимуществ языка Python является кроссплатформенность. Python – это интерпретируемый язык, его интерпретаторы существуют для многих платформ. Поэтому с запуском его на любой ОС не должно возникнуть проблем.С Python доступно огромное количество сервисов, сред разработки, и фреймворков. Легко можно найти подходящий продукт для работы.Возможность подключить библиотеки, написанные на С. Это позволяет повысить эффективность, улучшить быстродействие. Python отличается строгим требованием к написанию кода (требует отступы), что является преимуществом. Изначально язык способствует писать код организованно и красиво. Для большинства задач: для веб-разработки, для скриптов, прототипирования, машинного обучения и работы с большими данными, — один из лучших языков. Все эти преимущества способствуют тому, что в качестве основного языка для написания back-end для сервиса будет выбран именно <text:s/>Python.</text:p>
      <text:p text:style-name="P16"><text:span text:style-name="T135"><text:tab/></text:span><text:span text:style-name="T139">Ф</text:span>реймворк <text:s/><text:span text:style-name="T136">Django </text:span>был выбран по следующим причинам:</text:p>
      <text:p text:style-name="P19"><text:span text:style-name="T20">1. <text:s/></text:span><text:span text:style-name="T63">Django содержит </text:span><text:span text:style-name="T65">большое количество функционала, который существенно упрощает веб-разработку</text:span><text:span text:style-name="T63">. </text:span><text:span text:style-name="T65">Примерами являются</text:span><text:span text:style-name="T64"> </text:span><text:span text:style-name="T63">ORM</text:span><text:span text:style-name="T64">, а</text:span><text:span text:style-name="T63">утентификация, </text:span><text:span text:style-name="T64">м</text:span><text:span text:style-name="T63">играции базы данных,</text:span><text:span text:style-name="T65">возможность подключения</text:span><text:span text:style-name="T63"> </text:span><text:span text:style-name="T64">п</text:span><text:span text:style-name="T63">анел</text:span><text:span text:style-name="T65">и</text:span><text:span text:style-name="T63"> администратора </text:span><text:span text:style-name="T64">и тд</text:span></text:p>
      <text:p text:style-name="P16">2. Django как фреймворк <text:s/><text:span text:style-name="T140">сам уже задает структуру проекта, что позволяет разработчикам гораздо проще находить нужные им файлы с кодом, а так же упрощает поддержку уже существующих проектов</text:span>..</text:p>
      <text:p text:style-name="P17"><text:span text:style-name="T140">3</text:span>. Django <text:span text:style-name="T140">достаточно </text:span>безопасен из коробки, <text:span text:style-name="T140">так как сожержит</text:span> механизмы предотвращения распространенных атак, <text:span text:style-name="T140">таких как</text:span> подделки межсайтовых запросов <text:span text:style-name="T140">или </text:span>SQL-инъекций (XSS).</text:p>
      <text:p text:style-name="P18"><text:span text:style-name="T140">4</text:span>. Django REST Framework, который <text:span text:style-name="T141">так же часто называю</text:span>«DRF», является <text:span text:style-name="T141">широко</text:span> библиотекой для построения API. Он <text:span text:style-name="T141">позволяет достаточно быстро и просто создвать как простые, так и довольно сложные</text:span> API. <text:span text:style-name="T141">Значительным </text:span><text:soft-page-break/><text:span text:style-name="T141">плюсом явялется так же то, что о</text:span>н поставляется с<text:span text:style-name="T141">о </text:span>встроенной <text:span text:style-name="T141">возможность</text:span> тестирования API <text:s/><text:span text:style-name="T141">и </text:span>базовыми классами для CRUD операций.</text:p>
      <text:p text:style-name="P15"><text:span text:style-name="T135"><text:tab/></text:span><text:span text:style-name="T115">Основными причинами выбрать <text:s/></text:span><text:span text:style-name="T136">PostgreSQL </text:span><text:span text:style-name="T115">были широкая поддержка различных типов данных, которыми не обладают другие реляционные СУБД, а так же хорошая поддержка </text:span><text:span text:style-name="T137">Django </text:span><text:span text:style-name="T115">именно <text:s/></text:span><text:span text:style-name="T136">PostgreSQL, </text:span><text:span text:style-name="T115">тк фреймворк изначально писался для использования именно этой СУБД и оптимизирует многие запросы, а так же </text:span><text:span text:style-name="T138">существует отдельная библиотека для работы с <text:s/>PostgreSQL, которая позволяет полностью использовать функционал, специфичный для это СУБД.</text:span></text:p>
      <text:p text:style-name="P120"><text:span text:style-name="T117">В</text:span><text:span text:style-name="T115">арианты использования приложения</text:span></text:p>
      <text:list xml:id="list1573826462" text:style-name="L38">
        <text:list-item>
          <text:p text:style-name="P215">Заказ услуги незарегистрированным пользователем:</text:p>
        </text:list-item>
      </text:list>
      <text:list xml:id="list4110451055" text:style-name="L39">
        <text:list-item>
          <text:list>
            <text:list-item>
              <text:p text:style-name="P216">Зайти на сайт</text:p>
            </text:list-item>
            <text:list-item>
              <text:p text:style-name="P216">Выбрать услугу из списка</text:p>
            </text:list-item>
            <text:list-item>
              <text:p text:style-name="P216">Просмотреть ее</text:p>
            </text:list-item>
            <text:list-item>
              <text:p text:style-name="P216">Заказать эту услугу на выбранное время</text:p>
            </text:list-item>
            <text:list-item>
              <text:p text:style-name="P216">Ожидать ответа выбранного работника по email либо телефонного звонка</text:p>
            </text:list-item>
          </text:list>
        </text:list-item>
      </text:list>
      <text:p text:style-name="P55"><text:s text:c="4"/>2. Создание услуги мастером:</text:p>
      <text:list xml:id="list3523551878" text:style-name="L40">
        <text:list-item>
          <text:p text:style-name="P224">Зайти на сайт</text:p>
        </text:list-item>
        <text:list-item>
          <text:p text:style-name="P224">Войти по ролью работника</text:p>
        </text:list-item>
        <text:list-item>
          <text:p text:style-name="P224">Посмотреть список всех активных запросов на ваши услуги</text:p>
        </text:list-item>
        <text:list-item>
          <text:p text:style-name="P224">Лучше просмотреть понравившиеся</text:p>
        </text:list-item>
        <text:list-item>
          <text:p text:style-name="P224">Ответить на выбранные</text:p>
        </text:list-item>
      </text:list>
      <text:p text:style-name="P57">3. <text:s/>Написание отзыва зарегистрированным пользователем</text:p>
      <text:list xml:id="list3681058253" text:style-name="L41">
        <text:list-item>
          <text:p text:style-name="P225">Зайти на сайт</text:p>
        </text:list-item>
        <text:list-item>
          <text:p text:style-name="P246"><text:span text:style-name="T36">Войти по</text:span><text:span text:style-name="T37">д любой </text:span><text:span text:style-name="T36">ролью</text:span></text:p>
        </text:list-item>
        <text:list-item>
          <text:p text:style-name="P229">Добавит комментарий к любой услуге, которую вы заказывали</text:p>
        </text:list-item>
        <text:list-item>
          <text:p text:style-name="P229">При желании изменить оставленный комментарий</text:p>
        </text:list-item>
      </text:list>
      <text:p text:style-name="P58">4. Написание жалобы пользователем</text:p>
      <text:list xml:id="list396765604" text:style-name="L42">
        <text:list-item>
          <text:p text:style-name="P226">Зайти на сайт</text:p>
        </text:list-item>
        <text:list-item>
          <text:p text:style-name="P247"><text:span text:style-name="T36">Войти по</text:span><text:span text:style-name="T37">д любой </text:span><text:span text:style-name="T36">ролью</text:span></text:p>
        </text:list-item>
        <text:list-item>
          <text:p text:style-name="P230">Написать жалобу, указав email или телефон</text:p>
        </text:list-item>
        <text:list-item>
          <text:p text:style-name="P230">Ожидать по почте ответа администратора</text:p>
        </text:list-item>
      </text:list>
      <text:p text:style-name="P74"><text:span text:style-name="T36">5. </text:span><text:span text:style-name="T38">Ответ администратора на жалобу</text:span></text:p>
      <text:list xml:id="list3267138585" text:style-name="L43">
        <text:list-item>
          <text:p text:style-name="P227">Зайти на сайт</text:p>
        </text:list-item>
        <text:list-item>
          <text:p text:style-name="P248"><text:span text:style-name="T36">Войти по</text:span><text:span text:style-name="T37">д </text:span><text:span text:style-name="T38">ролью администратора</text:span></text:p>
        </text:list-item>
        <text:list-item>
          <text:p text:style-name="P231">Просмотреть все активные жалобы</text:p>
        </text:list-item>
        <text:list-item>
          <text:p text:style-name="P231"><text:soft-page-break/>Просмотреть выбранную жалобу</text:p>
        </text:list-item>
        <text:list-item>
          <text:p text:style-name="P231">Ответить на нее</text:p>
        </text:list-item>
        <text:list-item>
          <text:p text:style-name="P231">При желании в качестве реакции можно добавить пользовтеля в черный список или удалить</text:p>
        </text:list-item>
      </text:list>
      <text:p text:style-name="P59">6. Изменение статуса администратора</text:p>
      <text:list xml:id="list960850872" text:style-name="L44">
        <text:list-item>
          <text:p text:style-name="P228">Зайти на сайт</text:p>
        </text:list-item>
        <text:list-item>
          <text:p text:style-name="P249"><text:span text:style-name="T36">Войти по</text:span><text:span text:style-name="T37">д </text:span><text:span text:style-name="T38">ролью администратора</text:span></text:p>
        </text:list-item>
        <text:list-item>
          <text:p text:style-name="P232">Просмотреть список всех пользователей</text:p>
        </text:list-item>
        <text:list-item>
          <text:p text:style-name="P232">Просмотреть выбранного пользователя</text:p>
        </text:list-item>
        <text:list-item>
          <text:p text:style-name="P232">Поменять его статус администратора</text:p>
        </text:list-item>
      </text:list>
      <text:p text:style-name="P60">7. Редактирование пользователем себя</text:p>
      <text:list xml:id="list3670851094" text:style-name="L45">
        <text:list-item>
          <text:p text:style-name="P233">Зайти на сайт</text:p>
        </text:list-item>
        <text:list-item>
          <text:p text:style-name="P233">Войти под любой ролью</text:p>
        </text:list-item>
        <text:list-item>
          <text:p text:style-name="P233">Изменить данные о себе</text:p>
        </text:list-item>
      </text:list>
      <text:p text:style-name="P60"/>
      <text:p text:style-name="P60"/>
      <text:p text:style-name="P122">Проектирование программного средства</text:p>
      <text:p text:style-name="P61">1. Архитектура:</text:p>
      <text:p text:style-name="P61"><text:tab/>Для реализации дипломного проекта была использована клиент-серверная архитектура. В ее основе лежать два компонента: клиент и сервер. </text:p>
      <text:p text:style-name="P75">Клиент <text:span text:style-name="T142">это </text:span>компьютер на стороне пользователя, который отправляет запрос <text:span text:style-name="T142">ы </text:span>к серверу для выполнения определенных действий <text:span text:style-name="T142">или</text:span> предоставления информации.</text:p>
      <text:p text:style-name="P75">Сервер <text:span text:style-name="T143">это </text:span>более мощный компьютер или оборудование, предназначенное для решения определенных задач по выполнению программных кодов, выполнения сервисных функций по запросу клиентов, предоставления пользователям доступа к определенным ресурсам, хранения информации и баз данных.</text:p>
      <text:p text:style-name="P76">Эта архитектура заключается в том, что клиент формирует необходимый запрос на получение данных или изменения их и отправляет его серверу. На сервере этот запрос обрабатывается и ответ возврается обратно к клиенту. </text:p>
      <text:p text:style-name="P76">Функции, которые выполняет сервер:</text:p>
      <text:list xml:id="list568755795" text:style-name="L46">
        <text:list-item>
          <text:p text:style-name="P250">обработки клиентских запросов;</text:p>
        </text:list-item>
        <text:list-item>
          <text:p text:style-name="P250">оправка результатов клиенту;</text:p>
        </text:list-item>
        <text:list-item>
          <text:p text:style-name="P250">хранение данных, а так же их защита и определение прав доступа к ним;</text:p>
        </text:list-item>
      </text:list>
      <text:p text:style-name="P76">Функции, которые выполняет клиент:</text:p>
      <text:list xml:id="list80239041" text:style-name="L47">
        <text:list-item>
          <text:p text:style-name="P251">создание запроса к серверу и его отправка</text:p>
        </text:list-item>
        <text:list-item>
          <text:p text:style-name="P251">предоставление интерфейса рпользователя</text:p>
        </text:list-item>
        <text:list-item>
          <text:p text:style-name="P251">получение результата запроса от сервера</text:p>
        </text:list-item>
      </text:list>
      <text:p text:style-name="P77">Клиент и сервер взаимодействуют между собой с помощью различных сетевых протоколов. В даннном программном средстве для взаимодействия <text:span text:style-name="T144">используется проток HTTPS, который в свою очередь явялется расширением протокола HTTP с поддержкой шифрования. Основанием для выбора именно этого протокола послужил тот факт, что HTTP в настоящее время повсеместно используется во Всемирной паутине для получения информации с веб-сайтов.</text:span></text:p>
      <text:p text:style-name="P84"><text:span text:style-name="T145">2</text:span>. API</text:p>
      <text:p text:style-name="P87"><text:span text:style-name="T134"><text:tab/>API (Application Programming Interface) — это интерфейс программирования, интерфейс </text:span><text:span text:style-name="T127">создания приложений. </text:span><text:span text:style-name="T24">RESTful API - это архитектурный стиль для интерфейса прикладных программ (API), который </text:span><text:soft-page-break/><text:span text:style-name="T24">использует HTTP-запросы для доступа и использования данных. REST, используемый браузерами, можно рассматривать как язык Интернета. API RESTful используются такими сайтами, как Amazon, Google, LinkedIn и Twitter. </text:span></text:p>
      <text:p text:style-name="P88">RESTful API использует команды для получения ресурсов. Состояние ресурса в любой момент времени называется представлением ресурса. RESTful API использует существующие HTTP-методологии, определенные протоколом RFC 2616, например:</text:p>
      <text:p text:style-name="P88"/>
      <text:p text:style-name="P88">-GET для получения ресурса;</text:p>
      <text:p text:style-name="P87"><text:span text:style-name="T24">-PUT, </text:span><text:span text:style-name="T25">PATCH </text:span><text:span text:style-name="T24">для изменения состояния или обновления ресурса, который может быть объектом, файлом или блоком;</text:span></text:p>
      <text:p text:style-name="P88">-POST для создания этого ресурса; а также</text:p>
      <text:p text:style-name="P87"><text:span text:style-name="T25">-DELETE</text:span><text:span text:style-name="T24">, чтобы удалить его.</text:span></text:p>
      <text:p text:style-name="P88"/>
      <text:p text:style-name="P88">Форматы данных, которые поддерживает REST API, включают:</text:p>
      <text:p text:style-name="P88"/>
      <text:p text:style-name="P88">приложение / json</text:p>
      <text:p text:style-name="P88">application / xml</text:p>
      <text:p text:style-name="P88">приложение / x-wbe + xml</text:p>
      <text:p text:style-name="P88">приложение / x-www-form-urlencoded</text:p>
      <text:p text:style-name="P88">multipart / form-data.</text:p>
      <text:p text:style-name="P88"/>
      <text:p text:style-name="P85"><text:span text:style-name="T29">3</text:span><text:span text:style-name="T27">. </text:span><text:span text:style-name="T26">Основны</text:span><text:span text:style-name="T28">е компоненты</text:span></text:p>
      <text:p text:style-name="P90"/>
      <text:p text:style-name="P89"><text:s/><text:tab/>Основная архитектура</text:p>
      <text:p text:style-name="P89">API DRF состоит из 3-х слоев: сериализатора, вида и маршрутизатора.</text:p>
      <text:p text:style-name="P89"/>
      <text:p text:style-name="P89"><text:tab/>Сериализатор: преобразует информацию, хранящуюся в базе данных и определенную с помощью моделей Django, в формат, который легко и эффективно передается через API.</text:p>
      <text:p text:style-name="P89"/>
      <text:p text:style-name="P89"><text:tab/>Вид (ViewSet): определяет функции (чтение, создание, обновление, удаление), которые будут доступны через API.</text:p>
      <text:p text:style-name="P89"/>
      <text:p text:style-name="P89"><text:tab/>Маршрутизатор: определяет URL-адреса, которые будут предоставлять доступ к каждому виду.</text:p>
      <text:p text:style-name="P89"/>
      <text:p text:style-name="P90">Сериализаторы(Serializers)</text:p>
      <text:p text:style-name="P89"><text:tab/>Модели Django интуитивно представляют данные, хранящиеся в базе, но API должен передавать информацию в менее сложной структуре. Хотя данные будут представлены как экземпляры классов Model, их необходимо перевести в формат JSON для передачи через API.</text:p>
      <text:p text:style-name="P89"/>
      <text:p text:style-name="P89"><text:soft-page-break/><text:tab/>Сериализатор DRF производит это преобразование. Когда пользователь передает информацию (например, создание нового экземпляра) через API, сериализатор берет данные, проверяет их и преобразует в нечто, что Django может сложить в экземпляр модели. Аналогичным образом, когда пользователь обращается к информации через API, соответствующие экземпляры передаются в сериализатор, который преобразовывает их в формат, который может быть легко передан пользователю как JSON.</text:p>
      <text:p text:style-name="P89"/>
      <text:p text:style-name="P89"><text:tab/>Наиболее распространенной формой, которую принимает сериализатор DRF, является тот, который привязан непосредственно к модели Django. Сериализаторы — это невероятно гибкий и мощный компонент DRF. Хотя подключение сериализатора к модели является наиболее распространенным, сериализаторы могут использоваться для создания любой структуры данных Python через API в соответствии с определенными параметрами.</text:p>
      <text:p text:style-name="P89"/>
      <text:p text:style-name="P86"><text:span text:style-name="T23"><text:tab/></text:span><text:span text:style-name="T67">П</text:span><text:span text:style-name="T66">ример одного из сериалайзеров, испольовавшегося при написании сервиса приведен в приложении 1.</text:span></text:p>
      <text:p text:style-name="P91"/>
      <text:p text:style-name="P90">Виды (Views)</text:p>
      <text:p text:style-name="P89"><text:tab/>Сериализатор анализирует информацию в обоих направлениях (чтение и запись), тогда как ViewSet - это тот код, в котором определены доступные операции. Наиболее распространенным ViewSet является ModelViewSet, который имеет следующие встроенные операции:</text:p>
      <text:p text:style-name="P89"/>
      <text:p text:style-name="P89">- Создание экземпляра: create ()</text:p>
      <text:p text:style-name="P89">- Получение / чтение экземпляра: retrieve ()</text:p>
      <text:p text:style-name="P89">- Обновление экземпляра (все или только выбранные поля): update () или partial_update ()</text:p>
      <text:p text:style-name="P89">- Уничтожение / Удаление экземпляра: destroy ()</text:p>
      <text:p text:style-name="P89">- Список экземпляров (с разбивкой по страницам по умолчанию): list ()</text:p>
      <text:p text:style-name="P89"/>
      <text:p text:style-name="P89"><text:tab/>Каждая из этих функций может быть переопределена, если требуется другое поведение, но стандартная функциональность работает с минимальным кодом. Если необходимы дополнительные настройки, можно использовать общие представления, вместо ModelViewSet или даже отдельные пользовательские представления.</text:p>
      <text:p text:style-name="P89"/>
      <text:p text:style-name="P86"><text:span text:style-name="T23"><text:tab/></text:span><text:span text:style-name="T67">П</text:span><text:span text:style-name="T66">ример одного из </text:span><text:span text:style-name="T68">видов</text:span><text:span text:style-name="T66">, испольовавшегося при написании сервиса приведен в приложении </text:span><text:span text:style-name="T68">2</text:span><text:span text:style-name="T66">.</text:span></text:p>
      <text:p text:style-name="P89"/>
      <text:h text:style-name="P123" text:outline-level="3"><text:soft-page-break/><text:span text:style-name="T128">Маршрутизаторы (</text:span><text:span text:style-name="T129">Routs</text:span><text:span text:style-name="T128">)</text:span></text:h>
      <text:p text:style-name="P4">И наконец, маршрутизаторы: они предоставляют верхний уровень API. Чтобы избежать создания бесконечных URL-адресов вида: «списки», «детали» и «изменить», маршрутизаторы DRF объединяют все URL-адреса, необходимые для данного вида в одну строку для каждого View. </text:p>
      <text:p text:style-name="P105"><text:span text:style-name="T44">П</text:span><text:span text:style-name="T43">ример одного из </text:span><text:span text:style-name="T45">видов</text:span><text:span text:style-name="T43">, испольовавшегося при написании сервиса приведен в приложении </text:span><text:span text:style-name="T46">3</text:span><text:span text:style-name="T43">.</text:span></text:p>
      <text:p text:style-name="P93"><text:s/></text:p>
      <text:p text:style-name="P92"/>
      <text:p text:style-name="P117">Пример взаимодействия</text:p>
      <text:p text:style-name="P100"/>
      <text:p text:style-name="P94"><text:tab/>Рассмотрим взаимодействие различных частей сервиса на примере услуги. </text:p>
      <text:p text:style-name="P94"/>
      <text:p text:style-name="P106"><text:span text:style-name="T40"><text:tab/>В файле models находится класс Work, который представляет услугу. Он унаследован от класса Model, и соответствует таблице в базе данных. В нем объявлены все поля с их типами и ограничениями. Например, </text:span><text:span text:style-name="T60">поле comment, не может быть больше 150 символов в длину, поля nim_cost_with_materials и nim_cost_without_materials не могут быть меньше, чем</text:span><text:span text:style-name="T97"> </text:span><text:span text:style-name="T76">0.01 и больше 10000, а значение поля</text:span><text:span text:style-name="T96"> </text:span><text:span text:style-name="T76">need_materials можно только выбирать из ограниченного множества значения MaterialsNeed, при этом по умолчанию оно будет иметь значение “no”. В модели так же указывается, что необходимо сделать в </text:span><text:span text:style-name="T85">c</text:span><text:span text:style-name="T76">лучае, если объект другой модели, на которую ссылается 1 из полей данной будет удален, например если пользователь, на которого ссылается поле worker, будет удален, то будет удален и соответствующий экземпляр класса <text:s/></text:span><text:span text:style-name="T40">Work. </text:span><text:span text:style-name="T60">В данной модели так же определен менджер active_objects, который пощволяет избежать дублирования кода при создании запросов в базу данных и сделать эти запросы более простыми и интуитивно понятными.</text:span></text:p>
      <text:p text:style-name="P95"/>
      <text:p text:style-name="P107"><text:span text:style-name="T60"><text:tab/></text:span><text:span text:style-name="T61">В файле view находятся виды, отвечающие за взаимодействие с классом Work. Все виды унаследованы от </text:span><text:span text:style-name="T62">различных </text:span><text:span text:style-name="T61">класс</text:span><text:span text:style-name="T62">ов пакета </text:span><text:span text:style-name="T61"><text:s/>rest_framework</text:span><text:span text:style-name="T62">.generics. Классы этого пакета содержат функции, которые формирую ответ на запросы, определяют порядок обработки, в заивисмости от его вида и многое другое. Это позволяет значительно сократить написанный код, переопределив только некоторые функции и указав необходимые параметры. Виды наследуются от различных классов пакета <text:s/></text:span><text:span text:style-name="T61">rest_framework</text:span><text:span text:style-name="T62">.generics в зависимости от их предназначения:</text:span></text:p>
      <text:list xml:id="list4014622922" text:style-name="L48">
        <text:list-item>
          <text:p text:style-name="P254"><text:span text:style-name="T40">классы, отвечающие за предоставляения различных списков, наследуются от</text:span><text:span text:style-name="T74"> ListAPIView</text:span></text:p>
        </text:list-item>
        <text:list-item>
          <text:p text:style-name="P255"><text:span text:style-name="T74">классы, отвечающие за </text:span><text:span text:style-name="T91">создания объектом модели</text:span><text:span text:style-name="T74">, наследуются от <text:s/></text:span><text:span text:style-name="T77">CreateAPIView</text:span></text:p>
        </text:list-item>
        <text:list-item>
          <text:p text:style-name="P263">классы, отвечающие за предоставляения информации о конкретном объекте класса, наследуются от RetrieveAPIView</text:p>
        </text:list-item>
        <text:list-item>
          <text:p text:style-name="P256"><text:span text:style-name="T74">классы, отвечающие за </text:span><text:span text:style-name="T90">обновление</text:span><text:span text:style-name="T74"> информации о конкретном объекте класса, наследуются от UpdateAPIView</text:span></text:p>
        </text:list-item>
        <text:list-item>
          <text:p text:style-name="P256"><text:span text:style-name="T74">классы, отвечающие за п</text:span><text:span text:style-name="T90">удаление</text:span><text:span text:style-name="T74"> конкретно</text:span><text:span text:style-name="T90">го </text:span><text:span text:style-name="T74">объект</text:span><text:span text:style-name="T90">а</text:span><text:span text:style-name="T74"> класса, наследуются от DestroyAPIView</text:span></text:p>
        </text:list-item>
      </text:list>
      <text:p text:style-name="P96">Рассмотрим некотрые из видов. </text:p>
      <text:p text:style-name="P115"><text:span text:style-name="T89"><text:tab/>Вид CreateWorkView отвечает за обработку Post запроса на создание объекта услуги, и, как было отмечено <text:s/>выше, наследуется от</text:span><text:span text:style-name="T94"> </text:span><text:span text:style-name="T86">CreateAPIView. </text:span><text:span text:style-name="T87">В поле permission_classes указываются классы, определяющие, какие из пользователей имею доступ к данному виду. В данном случае, это </text:span><text:soft-page-break/><text:span text:style-name="T87">аутентифицированные пользователь-мастера, всем остальным, кто попробует возпользоваться этим url-адресом будет возвращен код 403, сигнализирующий о том, что у них недостаточно прав.</text:span><text:span text:style-name="T95"> </text:span><text:span text:style-name="T88">В поле serializer_class указан тот сериалайзер, который используется для конвертирования данных в формат json и обратно. </text:span></text:p>
      <text:p text:style-name="P108"><text:span text:style-name="T78"><text:tab/></text:span><text:span text:style-name="T79">Вид WorkListView </text:span><text:span text:style-name="T80">отвечает за вывод списка всех услуг. В нем, кроме полей permission_classes и serializer_class, переопределены еще и некоторые другие:</text:span></text:p>
      <text:list xml:id="list3872111616" text:style-name="L49">
        <text:list-item>
          <text:p text:style-name="P270">filter_backends – определяет классы, отвечающие за фильтрацию объектов в списке</text:p>
        </text:list-item>
        <text:list-item>
          <text:p text:style-name="P270">filterset_class – определяет класс, отвечающий за особеннности фильтрации каждого конкретного поля</text:p>
        </text:list-item>
        <text:list-item>
          <text:p text:style-name="P270">queryset – определяет список объектов, который будет предоставлен пользователю</text:p>
        </text:list-item>
        <text:list-item>
          <text:p text:style-name="P270">search_fields – определяет названия полей, по которым можно будет производить поиск </text:p>
        </text:list-item>
      </text:list>
      <text:p text:style-name="P109"><text:span text:style-name="T79"><text:tab/>Вид WorkRetrieveView </text:span><text:span text:style-name="T80">отвечает за вывод </text:span><text:span text:style-name="T81">иноформации о конкретной</text:span><text:span text:style-name="T80">. </text:span><text:span text:style-name="T81">В нем так же переопределено поле lookup_field, которе показывает, по какому полю класса будет осуствляться поиск необходимого объекта.</text:span></text:p>
      <text:p text:style-name="P109"><text:span text:style-name="T79"><text:tab/>Вид MyWorkListView </text:span><text:span text:style-name="T80">отвечает за вывод </text:span><text:span text:style-name="T82">списка услуг, которые создал пользователь</text:span><text:span text:style-name="T80">. </text:span><text:span text:style-name="T81">В нем так же переопределен </text:span><text:span text:style-name="T82">метод get_queryset, который отвечает за то, какие их объектов всех услуг должны быть отображены.</text:span></text:p>
      <text:p text:style-name="P110"><text:span text:style-name="T82"><text:tab/>В</text:span><text:span text:style-name="T79">ид WorkUpdateView </text:span><text:span text:style-name="T80">отвечает за </text:span><text:span text:style-name="T82">обновление услуги</text:span><text:span text:style-name="T80">. </text:span><text:span text:style-name="T81">В нем так же переопределен </text:span><text:span text:style-name="T82">метод get_object, который отвечает за то, какой именно из объектов будет обновлен.</text:span></text:p>
      <text:p text:style-name="P111"><text:span text:style-name="T82"><text:tab/>В</text:span><text:span text:style-name="T79">ид RemoveWorkView </text:span><text:span text:style-name="T80">отвечает за </text:span><text:span text:style-name="T83">удаление</text:span><text:span text:style-name="T82"> услуги</text:span><text:span text:style-name="T80">. </text:span><text:span text:style-name="T81">В нем так же переопределен </text:span><text:span text:style-name="T82">метод perform_destroy который </text:span><text:span text:style-name="T83">непосредственно отвечает за уаление объекта. Его необходимо было переопределить, так как при попытке удаления услуги, необходимо не полностью ее удалить из базы данных, а просто сделать неактивной. Так же в этом класе не определено поле serializer_class, так как для удаления не нужен сериализатор.</text:span></text:p>
      <text:p text:style-name="P99"/>
      <text:p text:style-name="P112"><text:span text:style-name="T75"><text:tab/>Все сериализаторы наследуются от класса rest_framework.serializers.ModelSerializer, который уже внутри себя содержит функции по преобразованию данных в json и обратно, поэтому необходимо только </text:span><text:span text:style-name="T84">указать, какую модель переобразоввывать и какие поля из нее. Поэтому в метаклассе каждого класса в поле </text:span><text:span text:style-name="T92">model необходимо указать модель, а в поле fields список полей, которые необходимо преобразовать. Так же можно переопределить поле extra_kwargs, которое будет словарем, в котором к каждому полю можно указать параметры для проверки при преобразовании, например, возможно ли пустое значение, обязательно ли указывать это поле и так далее. </text:span></text:p>
      <text:p text:style-name="P112"><text:span text:style-name="T92"><text:tab/>Рассмотрим сериализатор CreateWorkSerializer для пример</text:span><text:span text:style-name="T93">а. В нем переопределен метод validate, который отвечает за проверку данных во время </text:span><text:soft-page-break/><text:span text:style-name="T93">сериализации. В данном классе добавлена проверка на том, чтобы была указана необходимая цена. Так же переопределен метод create, который отвечает за создание объекта. В данном классе к тем полям, которые были получены в сериализаторе, добавляется так же поле, в котором храниться ссылка на текущего пользователя, как на автора услуги.</text:span></text:p>
      <text:list xml:id="list1371925450" text:style-name="L50">
        <text:list-header>
          <text:p text:style-name="P264"/>
        </text:list-header>
      </text:list>
      <text:p text:style-name="P118">Пакеты приложения</text:p>
      <text:p text:style-name="P101"/>
      <text:p text:style-name="P97">В приложении можно выделить следующие пакеты:</text:p>
      <text:list xml:id="list717867621" text:style-name="L51">
        <text:list-item>
          <text:p text:style-name="P265">api – пакет, в котором храняться все url-адреса запросов</text:p>
        </text:list-item>
        <text:list-item>
          <text:p text:style-name="P265">apps – пакет, в котором хряняться модели, виды и сериализаторы</text:p>
        </text:list-item>
        <text:list-item>
          <text:p text:style-name="P265">tests – пакет, в котором храняться тесты</text:p>
        </text:list-item>
      </text:list>
      <text:p text:style-name="P104">Apps </text:p>
      <text:p text:style-name="P113"><text:span text:style-name="T39"><text:s/><text:tab/></text:span><text:span text:style-name="T47">В данном пакете храянться отдельные подпакеты для каждой составляющей счасти логики проекта. Все подпакеты, кроме tasks, </text:span><text:span text:style-name="T48">utils</text:span><text:span text:style-name="T47"> и migrations, имеюют следующее содержание:</text:span></text:p>
      <text:list xml:id="list2325474232" text:style-name="L52">
        <text:list-item>
          <text:p text:style-name="P257"><text:span text:style-name="T47">файл constants содержит константы, которые используются моделью, видом или </text:span><text:span text:style-name="T57">c</text:span><text:span text:style-name="T47">ериализатором этого пакета</text:span></text:p>
        </text:list-item>
        <text:list-item>
          <text:p text:style-name="P266">файл factories содержит код фабрик, которые используются для тестирования видов этого пакета</text:p>
        </text:list-item>
        <text:list-item>
          <text:p text:style-name="P257"><text:span text:style-name="T47">файл models содержит модели. Модели – </text:span><text:span text:style-name="T54">классы,</text:span><text:span text:style-name="T47"> отображают информацию о данных, с которыми </text:span><text:span text:style-name="T54">производится раюбота</text:span><text:span text:style-name="T47">. Они содержат </text:span><text:span text:style-name="T54">их </text:span><text:span text:style-name="T47">поля и поведение. Обычно одна модель представляет одну таблицу в базе данных.</text:span></text:p>
        </text:list-item>
        <text:list-item>
          <text:p text:style-name="P266">файл serializers содержит сериалайзеры, которые используются видами этого пакета для </text:p>
        </text:list-item>
        <text:list-item>
          <text:p text:style-name="P267">файл views содержит виды</text:p>
        </text:list-item>
      </text:list>
      <text:p text:style-name="P98"><text:tab/>В подпакете migrations лежат миграции в базу данных. Миграции - это способ Django переносить изменения, которые были внесены в модели (добавление поля, удаление модели и т.д.), в схему базы данных.</text:p>
      <text:p text:style-name="P98"><text:tab/>В подпакте tasks находяться функции, отвечающие за отправку пользователям email-сообщений, а так же константы, которые используются для этого.</text:p>
      <text:p text:style-name="P114"><text:span text:style-name="T47"><text:tab/></text:span><text:span text:style-name="T49">В подпакете utils находятся следующие файлы:</text:span></text:p>
      <text:list xml:id="list2204317620" text:style-name="L53">
        <text:list-item>
          <text:p text:style-name="P268">filters - <text:s/>в нем лежат классы, которые используются для фильтрации списков </text:p>
        </text:list-item>
        <text:list-item>
          <text:p text:style-name="P268"><text:s/>managers – в этом файле лежать менеджеры моделей. <text:s/>Менеджер - это интерфейс, через который создаются запросы к моделям Django. В проекте они используются для того, чтобы избежать дублирования кода при написании запросов к базе данных, а так же упростить их написание</text:p>
        </text:list-item>
        <text:list-item>
          <text:p text:style-name="P258"><text:span text:style-name="T47">permissions – </text:span><text:span text:style-name="T50">в этом файле лежат классы, которые используются для того, чтобы определять те данные и действия, к которым у определенного пользователя есть доступ.</text:span></text:p>
        </text:list-item>
      </text:list>
      <text:p text:style-name="P113"><text:span text:style-name="T51">Таким образом в</text:span><text:span text:style-name="T47"> пакете лежат следующие подпакеты:</text:span></text:p>
      <text:list xml:id="list1924741910" text:style-name="L54">
        <text:list-item>
          <text:p text:style-name="P259"><text:span text:style-name="T47">answers – </text:span><text:span text:style-name="T51">в этом пакате храняться классы, представляющие ответы на заявки и на жалобы, а так же классы, отвечающие за все действия, производимые с ними</text:span></text:p>
        </text:list-item>
        <text:list-item>
          <text:p text:style-name="P269"><text:soft-page-break/>black_list - в этом пакате хранится класс, представляющий черный список, а так же классы, отвечающие за все действия, производимые с ним</text:p>
        </text:list-item>
        <text:list-item>
          <text:p text:style-name="P260"><text:span text:style-name="T47">order - в этом пакате хранится класс, представляющий </text:span><text:span text:style-name="T52">заказ услуги</text:span><text:span text:style-name="T47">, а так же классы, отвечающие за все действия, производимые с ним </text:span></text:p>
        </text:list-item>
        <text:list-item>
          <text:p text:style-name="P261"><text:span text:style-name="T47">reactions - </text:span><text:span text:style-name="T51">в этом пакате храняться классы, представляющие </text:span><text:span text:style-name="T47">комментарии и жалобы</text:span><text:span text:style-name="T51">, а так же классы, отвечающие за все действия, производимые с ними</text:span></text:p>
        </text:list-item>
        <text:list-item>
          <text:p text:style-name="P261"><text:span text:style-name="T51">u</text:span><text:span text:style-name="T47">ser - <text:s/></text:span><text:span text:style-name="T51">в этом пакате хранится класс, представляющий </text:span><text:span text:style-name="T47">пользователя сайта</text:span><text:span text:style-name="T51">, а так же классы, отвечающие за все действия, производимые с ним </text:span></text:p>
        </text:list-item>
        <text:list-item>
          <text:p text:style-name="P262"><text:span text:style-name="T51">w</text:span><text:span text:style-name="T47">orks - </text:span><text:span text:style-name="T51">в этом пакате хранится класс, представляющий </text:span><text:span text:style-name="T47">услугу</text:span><text:span text:style-name="T51">, а так же классы, отвечающие за все действия, производимые с н</text:span><text:span text:style-name="T47">ей</text:span></text:p>
        </text:list-item>
      </text:list>
      <text:p text:style-name="P102"/>
      <text:p text:style-name="P116"><text:span text:style-name="T53">Тестирование</text:span><text:span text:style-name="T51"> </text:span></text:p>
      <text:p text:style-name="P103"/>
      <text:p text:style-name="P6">Модульное тестирование, иногда блочное тестирование или юнит-тестирование — процесс в программировании, позволяющий проверить на корректность отдельные модули исходного кода программы, наборы из одного или более программных модулей вместе с соответствующими управляющими данными, процедурами использования и обработки.</text:p>
      <text:p text:style-name="P6">Идея состоит в том, чтобы писать тесты для каждой 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p>
      <text:p text:style-name="P12"><text:span text:style-name="T58">П</text:span><text:span text:style-name="T40">реимущества: </text:span></text:p>
      <text:p text:style-name="P12"><text:span text:style-name="T40">- </text:span><text:span text:style-name="T59">П</text:span><text:span text:style-name="T40">оощрение изменений </text:span><text:span text:style-name="T59">( Модульное тестирование позже позволяет программистам проводить рефакторинг, будучи уверенными, что модуль по-прежнему работает корректно (регрессионное тестирование). Это поощряет программистов к изменениям кода, поскольку достаточно легко проверить, что код работает и после изменений)</text:span></text:p>
      <text:p text:style-name="P7">- Упрощение интеграции ( Модульное тестирование помогает устранить сомнения по поводу отдельных модулей и может быть использовано для подхода к тестированию «снизу вверх»: сначала тестируя отдельные части программы, а затем программу в целом)</text:p>
      <text:p text:style-name="P7">- Документирование кода ( Модульные тесты можно рассматривать как «живой документ» для тестируемого класса. Клиенты, которые не знают, как использовать данный класс, могут использовать юнит-тест в качестве примера)</text:p>
      <text:p text:style-name="P7">- Отделение интерфейса от реализации ( Поскольку некоторые классы могут использовать другие классы, тестирование отдельного класса часто распространяется на связанные с ним. Например, класс пользуется базой данных; в ходе написания теста программист обнаруживает, что тесту приходится взаимодействовать с базой. Это ошибка, поскольку тест не должен выходить за границу класса. В результате разработчик абстрагируется от соединения с базой данных и реализует этот интерфейс, используя свой собственный mock-объект. Это приводит к менее связанному коду, минимизируя зависимости в системе)</text:p>
      <text:p text:style-name="P11"><text:soft-page-break/><text:span text:style-name="T51"><text:tab/>Поэтому для тестирования </text:span><text:span text:style-name="T56">дипломного проекта</text:span><text:span text:style-name="T51"> широко использовались юнит тесты. Они были написаны для каждого </text:span><text:span text:style-name="T55">модуля и для каждого</text:span><text:span text:style-name="T51"> представления и проверяли как позитивные, так и негативные сценарии его использования.( Позитивное тестирование – это тестирование с применением сценариев, которые соответствуют нормальному (штатному, ожидаемому) поведению системы. Негативным называют тестирование, в рамках которого применяются сценарии, которые соответствуют внештатному поведению тестируемой системы. Это могут быть, например, исключительные ситуации или неверные данные. ). <text:s/></text:span></text:p>
      <text:p text:style-name="P8">Так же была созданная отдельна база данных, которая использовалась в тестах и для каждого класса написаны специальные фабрики, позволяющие создавать объекты для тестирования с необходимыми в каждом конкретном случае параметрами. </text:p>
      <text:p text:style-name="P21"><text:span text:style-name="T69"><text:tab/>Для написания фабрик была использована библиотека </text:span><text:span text:style-name="T70">django-</text:span><text:span text:style-name="T71">factory-boy, </text:span></text:p>
      <text:p text:style-name="P22">которая позволяет не только создавать фабрики с минимальным количеством написаного кода, но так же достаточно просто создавать подфабрики для вложенных классов.</text:p>
      <text:p text:style-name="P22"/>
      <text:p text:style-name="P13"><text:span text:style-name="T71"><text:tab/>Для </text:span><text:span text:style-name="T72">написания самих юнит-тестов использовалась библиотека pytest. </text:span><text:span text:style-name="T73">Данная библиотека имеет большое количество преимуществ:</text:span></text:p>
      <text:p text:style-name="P5">- Независимость от API</text:p>
      <text:p text:style-name="P5">- Подробный отчет. Сам вид отчета может изменяться (включая цвета) дополнительными модулями (о них будет позднее отдельно). Ну и вообще цветной отчет в консоли выглядит удобнее — красные FAILED видны сразу.</text:p>
      <text:p text:style-name="P5">- Удобный assert (стандартный из Python). Не приходится держать в голове всю кучу различных assert'ов.</text:p>
      <text:p text:style-name="P5">- <text:s/>Динамические фикстуры всех уровней, которые могут вызываться как автоматически, так и для конкретных тестов. Эта характеристка очень пригодилась для написания фикстур для различных типов пользователей.</text:p>
      <text:p text:style-name="P5">- <text:s/>Дополнительные возможности фикстур (возвращаемое значение, финализаторы, область видимости, объект request, автоиспользование, вложенные фикстуры)</text:p>
      <text:p text:style-name="P5">- Интеграция с фрэймворком django, те многие функции, полезные в этом именно в этом фрэймворке идут сразу “из коробки”</text:p>
      <text:p text:style-name="P5"><text:soft-page-break/>- Параметризация тестов, то есть запуск одного и того же теста с разными наборами параметров.</text:p>
      <text:p text:style-name="P10">- Метки (marks), позволяющие пропустить любой тест, пометить тест, как падающий (и это его ожидаемое поведение, что полезно при разработке) или просто именовать набор тестов, чтобы можно было запускать только его по имени.</text:p>
      <text:p text:style-name="P9"><text:span text:style-name="T124">Т</text:span><text:span text:style-name="T115">аким образом папка tests выглядит следующим образом:</text:span></text:p>
      <text:list xml:id="list2532482357" text:style-name="L55">
        <text:list-item>
          <text:p text:style-name="P234">файл utils содержит функции, которые используются для отправки запросов с различными даннными по url-адресам, определенным в дипломном проекте.</text:p>
        </text:list-item>
        <text:list-item>
          <text:p text:style-name="P234">файл conftest содержит текст фикстур. <text:s/>Это функция, несущая логику, применяемую в определенном контексте. </text:p>
        </text:list-item>
        <text:list-item>
          <text:p text:style-name="P234">пакет test_apps содержит непосредственно сами тесты видов.</text:p>
        </text:list-item>
      </text:list>
      <text:p text:style-name="P64">Пакет test_apps содержит подпакеты, каждый из которых используется для тестирования соответсвенного подпакета из apps. Структура такого подпакета содержит:</text:p>
      <text:list xml:id="list4058743944" text:style-name="L56">
        <text:list-item>
          <text:p text:style-name="P235"><text:span text:style-name="T115">файл</text:span><text:span text:style-name="T147"> constants содержит константы, которые используются </text:span><text:span text:style-name="T146">для тестирования видов соответствующего пакета</text:span></text:p>
        </text:list-item>
        <text:list-item>
          <text:p text:style-name="P238">файл test_views используется для самих тестов непосредственно</text:p>
        </text:list-item>
        <text:list-item>
          <text:p text:style-name="P236"><text:span text:style-name="T146">файл utils </text:span><text:span text:style-name="T148">содержит функции, которые были использованы для написания тестов в <text:s/></text:span><text:span text:style-name="T146">test_views.</text:span></text:p>
        </text:list-item>
      </text:list>
      <text:p text:style-name="P63"><text:span text:style-name="T146">Рассмотрим тесты, использованные для обновления услуги. Для тестирования этой функциональности используются 2 функции: </text:span><text:span text:style-name="T149">test_update_work_ok и test_update_work_fail. Первая функция используется для </text:span><text:span text:style-name="T150">позитивного тестирования, а вторая для негативного. </text:span></text:p>
      <text:p text:style-name="P67">В позитивном тестировании, пользователь-мастер обновляет услугу, тест проверяет, что код Http ответа равен 200, а значит, что все прошло успешно и услуга создана. В негативном тестировании проверяется сразу несколько неверных сценариев:</text:p>
      <text:list xml:id="list2068418803" text:style-name="L57">
        <text:list-item>
          <text:p text:style-name="P239">услугу пытается обновить пользователь, не являющийся мастером, тест проверяет, что код ответа был равен 403, что показывает, что у обычных пользователей нет прав на обновление услуг</text:p>
        </text:list-item>
        <text:list-item>
          <text:p text:style-name="P237"><text:soft-page-break/><text:span text:style-name="T149">пользователь-масте пытается обновить несуществующую услугу, </text:span><text:span text:style-name="T150">тест проверяет, что код ответа был равен 40</text:span><text:span text:style-name="T149">0</text:span><text:span text:style-name="T150">, что показывает, что </text:span><text:span text:style-name="T149">был осуществлен неверный запрос</text:span></text:p>
        </text:list-item>
        <text:list-item>
          <text:p text:style-name="P237"><text:span text:style-name="T149"><text:s/>пользователь-мастер пытается обновить услугу, некорректными для этого данными, </text:span><text:span text:style-name="T150">тест проверяет, что код ответа был равен 40</text:span><text:span text:style-name="T149">0</text:span><text:span text:style-name="T150">, что показывает, что </text:span><text:span text:style-name="T149">был осуществлен неверный запрос</text:span></text:p>
        </text:list-item>
      </text:list>
      <text:p text:style-name="P68">Таким же образом была проверена работоспособность и всех остальных видов всех паке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Times New Roman" svg:font-family="'Times New Roman'"/>
    <style:font-face style:name="apple-system" svg:font-family="apple-system, BlinkMacSystemFont, 'Segoe U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6T13:48:04.773131440</meta:creation-date>
    <meta:generator>LibreOffice/6.0.7.3$Linux_X86_64 LibreOffice_project/00m0$Build-3</meta:generator>
    <dc:date>2021-03-16T12:19:35.987183610</dc:date>
    <meta:editing-duration>P6DT4H44M47S</meta:editing-duration>
    <meta:editing-cycles>71</meta:editing-cycles>
    <meta:document-statistic meta:table-count="0" meta:image-count="0" meta:object-count="0" meta:page-count="38" meta:paragraph-count="513" meta:word-count="7056" meta:character-count="52036" meta:non-whitespace-character-count="45650"/>
  </office:meta>
</office:document-meta>
</file>